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manifest.rdf" manifest:media-type="application/rdf+xml"/>
  <manifest:file-entry manifest:full-path="Object 17/style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Replacements/Object 19" manifest:media-type="application/x-openoffice-gdimetafile;windows_formatname=&quot;GDIMetaFile&quot;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45.77mm"/>
    </style:style>
    <style:style style:name="co4" style:family="table-column">
      <style:table-column-properties fo:break-before="auto" style:column-width="38.8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2.02mm"/>
    </style:style>
    <style:style style:name="co7" style:family="table-column">
      <style:table-column-properties fo:break-before="auto" style:column-width="36.57mm"/>
    </style:style>
    <style:style style:name="co8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2" style:family="table" style:master-page-name="PageStyle_5f_10000">
      <style:table-properties table:display="true" style:writing-mode="lr-tb"/>
    </style:style>
    <style:style style:name="ta3" style:family="table" style:master-page-name="PageStyle_5f_100000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ta5" style:family="table" style:master-page-name="PageStyle_5f_1000000">
      <style:table-properties table:display="true" style:writing-mode="lr-tb"/>
    </style:style>
    <style:style style:name="ta6" style:family="table" style:master-page-name="PageStyle_5f_Runtime_20_development">
      <style:table-properties table:display="true" style:writing-mode="lr-tb"/>
    </style:style>
    <style:style style:name="ta7" style:family="table" style:master-page-name="PageStyle_5f_1000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ext-properties style:text-position=""/>
    </style:style>
    <style:style style:name="ce2" style:family="table-cell" style:parent-style-name="Default" style:data-style-name="N3">
      <style:text-properties style:text-position=""/>
    </style:style>
    <style:style style:name="ce3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00" table:style-name="ta7">
        <office:forms form:automatic-focus="false" form:apply-design-mode="false"/>
        <table:shapes>
          <draw:frame draw:z-index="0" draw:style-name="gr1" draw:text-style-name="P1" svg:width="159.99mm" svg:height="89.99mm" svg:x="1mm" svg:y="82.29mm">
            <loext:p draw:notify-on-update-of-ranges="'1000'.A6:'1000'.A18 '1000'.O6:'1000'.O18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nstraintID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Violation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untime materialization in ms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erivations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Demand rules</text:p>
          </table:table-cell>
          <table:table-cell office:value-type="string" calcext:value-type="string">
            <text:p>Total rules</text:p>
          </table:table-cell>
          <table:table-cell table:number-columns-repeated="3"/>
          <table:table-cell office:value-type="string" calcext:value-type="string">
            <text:p>Additional derivation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Q53869507</text:p>
          </table:table-cell>
          <table:table-cell table:style-name="ce3" office:value-type="float" office:value="1410" calcext:value-type="float">
            <text:p>1,41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564" calcext:value-type="float">
            <text:p>2,56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563" calcext:value-type="float">
            <text:p>2,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3" calcext:value-type="float">
            <text:p>2,563</text:p>
          </table:table-cell>
          <table:table-cell table:number-columns-repeated="3"/>
          <table:table-cell table:style-name="ce3" table:formula="of:=[.H2]-[.D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nflicts with</text:p>
          </table:table-cell>
          <table:table-cell office:value-type="string" calcext:value-type="string">
            <text:p>Q21502838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813" calcext:value-type="float">
            <text:p>1,8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12" calcext:value-type="float">
            <text:p>1,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2" calcext:value-type="float">
            <text:p>1,812</text:p>
          </table:table-cell>
          <table:table-cell table:number-columns-repeated="3"/>
          <table:table-cell table:style-name="ce3" table:formula="of:=[.H3]-[.D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llowed entity type</text:p>
          </table:table-cell>
          <table:table-cell office:value-type="string" calcext:value-type="string">
            <text:p>Q5200412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3"/>
          <table:table-cell table:style-name="ce3" table:formula="of:=[.H4]-[.D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e of</text:p>
          </table:table-cell>
          <table:table-cell office:value-type="string" calcext:value-type="string">
            <text:p>Q5255805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" calcext:value-type="float">
            <text:p>273</text:p>
          </table:table-cell>
          <table:table-cell table:number-columns-repeated="3"/>
          <table:table-cell table:style-name="ce3" table:formula="of:=[.H5]-[.D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stinct values</text:p>
          </table:table-cell>
          <table:table-cell office:value-type="string" calcext:value-type="string">
            <text:p>Q21502410</text:p>
          </table:table-cell>
          <table:table-cell table:style-name="ce3" office:value-type="float" office:value="2843" calcext:value-type="float">
            <text:p>2,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85" calcext:value-type="float">
            <text:p>7,485</text:p>
          </table:table-cell>
          <table:table-cell table:style-name="ce3" office:value-type="float" office:value="6622" calcext:value-type="float">
            <text:p>6,622</text:p>
          </table:table-cell>
          <table:table-cell table:style-name="ce3" office:value-type="float" office:value="6096" calcext:value-type="float">
            <text:p>6,096</text:p>
          </table:table-cell>
          <table:table-cell table:style-name="ce3" office:value-type="float" office:value="2274" calcext:value-type="float">
            <text:p>2,274</text:p>
          </table:table-cell>
          <table:table-cell table:number-columns-repeated="2" table:style-name="ce3" office:value-type="float" office:value="3021" calcext:value-type="float">
            <text:p>3,021</text:p>
          </table:table-cell>
          <table:table-cell table:style-name="ce3" office:value-type="float" office:value="6042" calcext:value-type="float">
            <text:p>6,042</text:p>
          </table:table-cell>
          <table:table-cell table:number-columns-repeated="3"/>
          <table:table-cell table:style-name="ce3" table:formula="of:=[.H6]-[.D6]" office:value-type="float" office:value="2274" calcext:value-type="float">
            <text:p>2,2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llowed units</text:p>
          </table:table-cell>
          <table:table-cell office:value-type="string" calcext:value-type="string">
            <text:p>Q2151435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366" calcext:value-type="float">
            <text:p>4,366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2496" calcext:value-type="float">
            <text:p>2,496</text:p>
          </table:table-cell>
          <table:table-cell table:style-name="ce3" office:value-type="float" office:value="3591" calcext:value-type="float">
            <text:p>3,591</text:p>
          </table:table-cell>
          <table:table-cell table:number-columns-repeated="3"/>
          <table:table-cell table:style-name="ce3" table:formula="of:=[.H7]-[.D7]" office:value-type="float" office:value="960" calcext:value-type="float">
            <text:p>9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llowed qualifiers</text:p>
          </table:table-cell>
          <table:table-cell office:value-type="string" calcext:value-type="string">
            <text:p>Q21510851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077" calcext:value-type="float">
            <text:p>2,077</text:p>
          </table:table-cell>
          <table:table-cell table:style-name="ce3" office:value-type="float" office:value="2493" calcext:value-type="float">
            <text:p>2,493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1700" calcext:value-type="float">
            <text:p>1,700</text:p>
          </table:table-cell>
          <table:table-cell table:number-columns-repeated="3"/>
          <table:table-cell table:style-name="ce3" table:formula="of:=[.H8]-[.D8]" office:value-type="float" office:value="2492" calcext:value-type="float">
            <text:p>2,4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ne-of</text:p>
          </table:table-cell>
          <table:table-cell office:value-type="string" calcext:value-type="string">
            <text:p>Q21510859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75" calcext:value-type="float">
            <text:p>4,975</text:p>
          </table:table-cell>
          <table:table-cell table:style-name="ce3" office:value-type="float" office:value="3503" calcext:value-type="float">
            <text:p>3,503</text:p>
          </table:table-cell>
          <table:table-cell table:style-name="ce3" office:value-type="float" office:value="5635" calcext:value-type="float">
            <text:p>5,635</text:p>
          </table:table-cell>
          <table:table-cell table:style-name="ce3" office:value-type="float" office:value="7524" calcext:value-type="float">
            <text:p>7,524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4416" calcext:value-type="float">
            <text:p>4,416</text:p>
          </table:table-cell>
          <table:table-cell table:style-name="ce3" office:value-type="float" office:value="4767" calcext:value-type="float">
            <text:p>4,767</text:p>
          </table:table-cell>
          <table:table-cell table:number-columns-repeated="3"/>
          <table:table-cell table:style-name="ce3" table:formula="of:=[.H9]-[.D9]" office:value-type="float" office:value="7524" calcext:value-type="float">
            <text:p>7,5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ne-of qualifier value</text:p>
          </table:table-cell>
          <table:table-cell office:value-type="string" calcext:value-type="string">
            <text:p>Q527123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112" calcext:value-type="float">
            <text:p>5,1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table:style-name="ce3" table:formula="of:=[.H10]-[.D10]" office:value-type="float" office:value="5112" calcext:value-type="float">
            <text:p>5,1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tem requires statement</text:p>
          </table:table-cell>
          <table:table-cell office:value-type="string" calcext:value-type="string">
            <text:p>Q21503247</text:p>
          </table:table-cell>
          <table:table-cell table:style-name="ce3" office:value-type="float" office:value="4265" calcext:value-type="float">
            <text:p>4,26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2261" calcext:value-type="float">
            <text:p>32,261</text:p>
          </table:table-cell>
          <table:table-cell table:style-name="ce3" office:value-type="float" office:value="25691" calcext:value-type="float">
            <text:p>25,691</text:p>
          </table:table-cell>
          <table:table-cell table:style-name="ce3" office:value-type="float" office:value="300913" calcext:value-type="float">
            <text:p>300,913</text:p>
          </table:table-cell>
          <table:table-cell table:style-name="ce3" office:value-type="float" office:value="21327" calcext:value-type="float">
            <text:p>21,327</text:p>
          </table:table-cell>
          <table:table-cell table:style-name="ce3" office:value-type="float" office:value="15736" calcext:value-type="float">
            <text:p>15,736</text:p>
          </table:table-cell>
          <table:table-cell table:style-name="ce3" office:value-type="float" office:value="13076" calcext:value-type="float">
            <text:p>13,076</text:p>
          </table:table-cell>
          <table:table-cell table:style-name="ce3" office:value-type="float" office:value="28812" calcext:value-type="float">
            <text:p>28,812</text:p>
          </table:table-cell>
          <table:table-cell table:number-columns-repeated="3"/>
          <table:table-cell table:style-name="ce3" table:formula="of:=[.H11]-[.D11]" office:value-type="float" office:value="21257" calcext:value-type="float">
            <text:p>21,2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alue requires statement</text:p>
          </table:table-cell>
          <table:table-cell office:value-type="string" calcext:value-type="string">
            <text:p>Q21510864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80" calcext:value-type="float">
            <text:p>10,18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816" calcext:value-type="float">
            <text:p>1,816</text:p>
          </table:table-cell>
          <table:table-cell table:style-name="ce3" office:value-type="float" office:value="6972" calcext:value-type="float">
            <text:p>6,972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1559" calcext:value-type="float">
            <text:p>1,559</text:p>
          </table:table-cell>
          <table:table-cell table:number-columns-repeated="3"/>
          <table:table-cell table:style-name="ce3" table:formula="of:=[.H12]-[.D12]" office:value-type="float" office:value="6972" calcext:value-type="float">
            <text:p>6,97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verse</text:p>
          </table:table-cell>
          <table:table-cell office:value-type="string" calcext:value-type="string">
            <text:p>Q21510855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82" calcext:value-type="float">
            <text:p>3,78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044" calcext:value-type="float">
            <text:p>1,044</text:p>
          </table:table-cell>
          <table:table-cell table:number-columns-repeated="3"/>
          <table:table-cell table:style-name="ce3" table:formula="of:=[.H13]-[.D13]" office:value-type="float" office:value="870" calcext:value-type="float">
            <text:p>8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ymmetric</text:p>
          </table:table-cell>
          <table:table-cell office:value-type="string" calcext:value-type="string">
            <text:p>Q2151086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75" calcext:value-type="float">
            <text:p>8,87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6972" calcext:value-type="float">
            <text:p>6,97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06" calcext:value-type="float">
            <text:p>306</text:p>
          </table:table-cell>
          <table:table-cell table:number-columns-repeated="3"/>
          <table:table-cell table:style-name="ce3" table:formula="of:=[.H14]-[.D14]" office:value-type="float" office:value="6972" calcext:value-type="float">
            <text:p>6,97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ulti-value</text:p>
          </table:table-cell>
          <table:table-cell office:value-type="string" calcext:value-type="string">
            <text:p>Q2151085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82" calcext:value-type="float">
            <text:p>4,18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44" calcext:value-type="float">
            <text:p>144</text:p>
          </table:table-cell>
          <table:table-cell table:number-columns-repeated="3"/>
          <table:table-cell table:style-name="ce3" table:formula="of:=[.H15]-[.D15]" office:value-type="float" office:value="865" calcext:value-type="float">
            <text:p>86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ingle value</text:p>
          </table:table-cell>
          <table:table-cell office:value-type="string" calcext:value-type="string">
            <text:p>Q19474404</text:p>
          </table:table-cell>
          <table:table-cell table:style-name="ce3" office:value-type="float" office:value="2909" calcext:value-type="float">
            <text:p>2,90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758" calcext:value-type="float">
            <text:p>18,758</text:p>
          </table:table-cell>
          <table:table-cell table:style-name="ce3" office:value-type="float" office:value="11767" calcext:value-type="float">
            <text:p>11,767</text:p>
          </table:table-cell>
          <table:table-cell table:style-name="ce3" office:value-type="float" office:value="39299" calcext:value-type="float">
            <text:p>39,299</text:p>
          </table:table-cell>
          <table:table-cell table:style-name="ce3" office:value-type="float" office:value="8117" calcext:value-type="float">
            <text:p>8,117</text:p>
          </table:table-cell>
          <table:table-cell table:style-name="ce3" office:value-type="float" office:value="12152" calcext:value-type="float">
            <text:p>12,152</text:p>
          </table:table-cell>
          <table:table-cell table:style-name="ce3" office:value-type="float" office:value="12002" calcext:value-type="float">
            <text:p>12,002</text:p>
          </table:table-cell>
          <table:table-cell table:style-name="ce3" office:value-type="float" office:value="24154" calcext:value-type="float">
            <text:p>24,154</text:p>
          </table:table-cell>
          <table:table-cell table:number-columns-repeated="3"/>
          <table:table-cell table:style-name="ce3" table:formula="of:=[.H16]-[.D16]" office:value-type="float" office:value="8110" calcext:value-type="float">
            <text:p>8,1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atory qualifier</text:p>
          </table:table-cell>
          <table:table-cell office:value-type="string" calcext:value-type="string">
            <text:p>Q2151085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57" calcext:value-type="float">
            <text:p>2,25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011" calcext:value-type="float">
            <text:p>2,011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065" calcext:value-type="float">
            <text:p>1,065</text:p>
          </table:table-cell>
          <table:table-cell table:number-columns-repeated="3"/>
          <table:table-cell table:style-name="ce3" table:formula="of:=[.H17]-[.D17]" office:value-type="float" office:value="831" calcext:value-type="float">
            <text:p>8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ingle best value</text:p>
          </table:table-cell>
          <table:table-cell office:value-type="string" calcext:value-type="string">
            <text:p>Q520608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8" calcext:value-type="float">
            <text:p>5,00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5550" calcext:value-type="float">
            <text:p>5,55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/>
          <table:table-cell table:style-name="ce3" table:formula="of:=[.H18]-[.D18]" office:value-type="float" office:value="5550" calcext:value-type="float">
            <text:p>5,550</text:p>
          </table:table-cell>
          <table:table-cell table:number-columns-repeated="100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000" table:style-name="ta2">
        <table:table-column table:style-name="co2" table:number-columns-repeated="1024" table:default-cell-style-name="Default"/>
        <table:table-row table:style-name="ro1">
          <table:table-cell table:formula="of:=[$'1000'.A1]" office:value-type="string" office:string-value="Name" calcext:value-type="string">
            <text:p>Name</text:p>
          </table:table-cell>
          <table:table-cell office:value-type="string" calcext:value-type="string">
            <text:p>ConstraintID</text:p>
          </table:table-cell>
          <table:table-cell table:formula="of:=[$'1000'.C1]" office:value-type="string" office:string-value="Constraints" calcext:value-type="string">
            <text:p>Constraints</text:p>
          </table:table-cell>
          <table:table-cell office:value-type="string" calcext:value-type="string">
            <text:p>Violation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untime materia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erivations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Demand rules</text:p>
          </table:table-cell>
          <table:table-cell office:value-type="string" calcext:value-type="string">
            <text:p>Total rules</text:p>
          </table:table-cell>
          <table:table-cell table:number-columns-repeated="3"/>
          <table:table-cell office:value-type="string" calcext:value-type="string">
            <text:p>Additional derivations</text:p>
          </table:table-cell>
          <table:table-cell table:number-columns-repeated="1009"/>
        </table:table-row>
        <table:table-row table:style-name="ro1">
          <table:table-cell table:formula="of:=[$'1000'.A2]" office:value-type="string" office:string-value="Scope" calcext:value-type="string">
            <text:p>Scope</text:p>
          </table:table-cell>
          <table:table-cell office:value-type="string" calcext:value-type="string">
            <text:p>Q53869507</text:p>
          </table:table-cell>
          <table:table-cell table:style-name="ce1" table:formula="of:=[$'1000'.C2]" office:value-type="float" office:value="1410" calcext:value-type="float">
            <text:p>1,410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1243" calcext:value-type="float">
            <text:p>1,243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564" calcext:value-type="float">
            <text:p>2,564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2563" calcext:value-type="float">
            <text:p>2,5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63" calcext:value-type="float">
            <text:p>2,563</text:p>
          </table:table-cell>
          <table:table-cell table:number-columns-repeated="3"/>
          <table:table-cell table:style-name="ce1" table:formula="of:=[.H2]-[.D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1000'.A3]" office:value-type="string" office:string-value="Conflicts with" calcext:value-type="string">
            <text:p>Conflicts with</text:p>
          </table:table-cell>
          <table:table-cell office:value-type="string" calcext:value-type="string">
            <text:p>Q21502838</text:p>
          </table:table-cell>
          <table:table-cell table:style-name="ce1" table:formula="of:=[$'1000'.C3]" office:value-type="float" office:value="781" calcext:value-type="float">
            <text:p>78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08" calcext:value-type="float">
            <text:p>1,808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1811" calcext:value-type="float">
            <text:p>1,8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10" calcext:value-type="float">
            <text:p>1,8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10" calcext:value-type="float">
            <text:p>1,810</text:p>
          </table:table-cell>
          <table:table-cell table:number-columns-repeated="3"/>
          <table:table-cell table:style-name="ce1" table:formula="of:=[.H3]-[.D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1000'.A4]" office:value-type="string" office:string-value="Allowed entity type" calcext:value-type="string">
            <text:p>Allowed entity type</text:p>
          </table:table-cell>
          <table:table-cell office:value-type="string" calcext:value-type="string">
            <text:p>Q52004125</text:p>
          </table:table-cell>
          <table:table-cell table:style-name="ce1" table:formula="of:=[$'1000'.C4]" office:value-type="float" office:value="27" calcext:value-type="float">
            <text:p>2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09" calcext:value-type="float">
            <text:p>1,00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3"/>
          <table:table-cell table:style-name="ce1" table:formula="of:=[.H4]-[.D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1000'.A5]" office:value-type="string" office:string-value="None of" calcext:value-type="string">
            <text:p>None of</text:p>
          </table:table-cell>
          <table:table-cell office:value-type="string" calcext:value-type="string">
            <text:p>Q52558054</text:p>
          </table:table-cell>
          <table:table-cell table:style-name="ce1" table:formula="of:=[$'1000'.C5]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5" calcext:value-type="float">
            <text:p>1,04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3" calcext:value-type="float">
            <text:p>273</text:p>
          </table:table-cell>
          <table:table-cell table:number-columns-repeated="3"/>
          <table:table-cell table:style-name="ce1" table:formula="of:=[.H5]-[.D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1000'.A6]" office:value-type="string" office:string-value="Distinct values" calcext:value-type="string">
            <text:p>Distinct values</text:p>
          </table:table-cell>
          <table:table-cell office:value-type="string" calcext:value-type="string">
            <text:p>Q21502410</text:p>
          </table:table-cell>
          <table:table-cell table:style-name="ce1" table:formula="of:=[$'1000'.C6]" office:value-type="float" office:value="2843" calcext:value-type="float">
            <text:p>2,84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3180" calcext:value-type="float">
            <text:p>173,180</text:p>
          </table:table-cell>
          <table:table-cell table:style-name="ce1" office:value-type="float" office:value="170659" calcext:value-type="float">
            <text:p>170,659</text:p>
          </table:table-cell>
          <table:table-cell table:style-name="ce1" office:value-type="float" office:value="8917" calcext:value-type="float">
            <text:p>8,917</text:p>
          </table:table-cell>
          <table:table-cell table:style-name="ce1" office:value-type="float" office:value="17417" calcext:value-type="float">
            <text:p>17,417</text:p>
          </table:table-cell>
          <table:table-cell table:number-columns-repeated="2" table:style-name="ce1" office:value-type="float" office:value="3000" calcext:value-type="float">
            <text:p>3,000</text:p>
          </table:table-cell>
          <table:table-cell table:style-name="ce1" office:value-type="float" office:value="6000" calcext:value-type="float">
            <text:p>6,000</text:p>
          </table:table-cell>
          <table:table-cell table:number-columns-repeated="3"/>
          <table:table-cell table:style-name="ce1" table:formula="of:=[.H6]-[.D6]" office:value-type="float" office:value="17405" calcext:value-type="float">
            <text:p>17,405</text:p>
          </table:table-cell>
          <table:table-cell table:number-columns-repeated="1009"/>
        </table:table-row>
        <table:table-row table:style-name="ro1">
          <table:table-cell table:formula="of:=[$'1000'.A7]" office:value-type="string" office:string-value="Allowed units" calcext:value-type="string">
            <text:p>Allowed units</text:p>
          </table:table-cell>
          <table:table-cell office:value-type="string" calcext:value-type="string">
            <text:p>Q21514353</text:p>
          </table:table-cell>
          <table:table-cell table:style-name="ce1" table:formula="of:=[$'1000'.C7]" office:value-type="float" office:value="343" calcext:value-type="float">
            <text:p>343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2528" calcext:value-type="float">
            <text:p>2,528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4368" calcext:value-type="float">
            <text:p>4,368</text:p>
          </table:table-cell>
          <table:table-cell table:style-name="ce1" office:value-type="float" office:value="2915" calcext:value-type="float">
            <text:p>2,915</text:p>
          </table:table-cell>
          <table:table-cell table:style-name="ce1" office:value-type="float" office:value="1095" calcext:value-type="float">
            <text:p>1,095</text:p>
          </table:table-cell>
          <table:table-cell table:style-name="ce1" office:value-type="float" office:value="2496" calcext:value-type="float">
            <text:p>2,496</text:p>
          </table:table-cell>
          <table:table-cell table:style-name="ce1" office:value-type="float" office:value="3591" calcext:value-type="float">
            <text:p>3,591</text:p>
          </table:table-cell>
          <table:table-cell table:number-columns-repeated="3"/>
          <table:table-cell table:style-name="ce1" table:formula="of:=[.H7]-[.D7]" office:value-type="float" office:value="2076" calcext:value-type="float">
            <text:p>2,076</text:p>
          </table:table-cell>
          <table:table-cell table:number-columns-repeated="1009"/>
        </table:table-row>
        <table:table-row table:style-name="ro1">
          <table:table-cell table:formula="of:=[$'1000'.A8]" office:value-type="string" office:string-value="Allowed qualifiers" calcext:value-type="string">
            <text:p>Allowed qualifiers</text:p>
          </table:table-cell>
          <table:table-cell office:value-type="string" calcext:value-type="string">
            <text:p>Q21510851</text:p>
          </table:table-cell>
          <table:table-cell table:style-name="ce1" table:formula="of:=[$'1000'.C8]" office:value-type="float" office:value="303" calcext:value-type="float">
            <text:p>30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60" calcext:value-type="float">
            <text:p>3,360</text:p>
          </table:table-cell>
          <table:table-cell table:style-name="ce1" office:value-type="float" office:value="2037" calcext:value-type="float">
            <text:p>2,037</text:p>
          </table:table-cell>
          <table:table-cell table:style-name="ce1" office:value-type="float" office:value="2064" calcext:value-type="float">
            <text:p>2,064</text:p>
          </table:table-cell>
          <table:table-cell table:style-name="ce1" office:value-type="float" office:value="6130" calcext:value-type="float">
            <text:p>6,130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379" calcext:value-type="float">
            <text:p>1,379</text:p>
          </table:table-cell>
          <table:table-cell table:style-name="ce1" office:value-type="float" office:value="1689" calcext:value-type="float">
            <text:p>1,689</text:p>
          </table:table-cell>
          <table:table-cell table:number-columns-repeated="3"/>
          <table:table-cell table:style-name="ce1" table:formula="of:=[.H8]-[.D8]" office:value-type="float" office:value="6093" calcext:value-type="float">
            <text:p>6,093</text:p>
          </table:table-cell>
          <table:table-cell table:number-columns-repeated="1009"/>
        </table:table-row>
        <table:table-row table:style-name="ro1">
          <table:table-cell table:formula="of:=[$'1000'.A9]" office:value-type="string" office:string-value="One-of" calcext:value-type="string">
            <text:p>One-of</text:p>
          </table:table-cell>
          <table:table-cell office:value-type="string" calcext:value-type="string">
            <text:p>Q21510859</text:p>
          </table:table-cell>
          <table:table-cell table:style-name="ce1" table:formula="of:=[$'1000'.C9]" office:value-type="float" office:value="116" calcext:value-type="float">
            <text:p>1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367" calcext:value-type="float">
            <text:p>14,367</text:p>
          </table:table-cell>
          <table:table-cell table:style-name="ce1" office:value-type="float" office:value="9699" calcext:value-type="float">
            <text:p>9,699</text:p>
          </table:table-cell>
          <table:table-cell table:style-name="ce1" office:value-type="float" office:value="5764" calcext:value-type="float">
            <text:p>5,764</text:p>
          </table:table-cell>
          <table:table-cell table:style-name="ce1" office:value-type="float" office:value="15004" calcext:value-type="float">
            <text:p>15,004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4416" calcext:value-type="float">
            <text:p>4,416</text:p>
          </table:table-cell>
          <table:table-cell table:style-name="ce1" office:value-type="float" office:value="4767" calcext:value-type="float">
            <text:p>4,767</text:p>
          </table:table-cell>
          <table:table-cell table:number-columns-repeated="3"/>
          <table:table-cell table:style-name="ce1" table:formula="of:=[.H9]-[.D9]" office:value-type="float" office:value="15001" calcext:value-type="float">
            <text:p>15,001</text:p>
          </table:table-cell>
          <table:table-cell table:number-columns-repeated="1009"/>
        </table:table-row>
        <table:table-row table:style-name="ro1">
          <table:table-cell table:formula="of:=[$'1000'.A10]" office:value-type="string" office:string-value="One-of qualifier value" calcext:value-type="string">
            <text:p>One-of qualifier value</text:p>
          </table:table-cell>
          <table:table-cell office:value-type="string" calcext:value-type="string">
            <text:p>Q52712340</text:p>
          </table:table-cell>
          <table:table-cell table:style-name="ce1" table:formula="of:=[$'1000'.C10]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74" calcext:value-type="float">
            <text:p>1,27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7140" calcext:value-type="float">
            <text:p>7,1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1" table:formula="of:=[.H10]-[.D10]" office:value-type="float" office:value="7140" calcext:value-type="float">
            <text:p>7,140</text:p>
          </table:table-cell>
          <table:table-cell table:number-columns-repeated="1009"/>
        </table:table-row>
        <table:table-row table:style-name="ro1">
          <table:table-cell table:formula="of:=[$'1000'.A11]" office:value-type="string" office:string-value="Item requires statement" calcext:value-type="string">
            <text:p>Item requires statement</text:p>
          </table:table-cell>
          <table:table-cell office:value-type="string" calcext:value-type="string">
            <text:p>Q21503247</text:p>
          </table:table-cell>
          <table:table-cell table:style-name="ce1" table:formula="of:=[$'1000'.C11]" office:value-type="float" office:value="4265" calcext:value-type="float">
            <text:p>4,265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572127" calcext:value-type="float">
            <text:p>572,127</text:p>
          </table:table-cell>
          <table:table-cell table:style-name="ce1" office:value-type="float" office:value="560876" calcext:value-type="float">
            <text:p>560,876</text:p>
          </table:table-cell>
          <table:table-cell table:style-name="ce1" office:value-type="float" office:value="1387691" calcext:value-type="float">
            <text:p>1,387,691</text:p>
          </table:table-cell>
          <table:table-cell table:style-name="ce1" office:value-type="float" office:value="147359" calcext:value-type="float">
            <text:p>147,359</text:p>
          </table:table-cell>
          <table:table-cell table:style-name="ce1" office:value-type="float" office:value="15637" calcext:value-type="float">
            <text:p>15,637</text:p>
          </table:table-cell>
          <table:table-cell table:style-name="ce1" office:value-type="float" office:value="12994" calcext:value-type="float">
            <text:p>12,994</text:p>
          </table:table-cell>
          <table:table-cell table:style-name="ce1" office:value-type="float" office:value="28631" calcext:value-type="float">
            <text:p>28,631</text:p>
          </table:table-cell>
          <table:table-cell table:number-columns-repeated="3"/>
          <table:table-cell table:style-name="ce1" table:formula="of:=[.H11]-[.D11]" office:value-type="float" office:value="146716" calcext:value-type="float">
            <text:p>146,716</text:p>
          </table:table-cell>
          <table:table-cell table:number-columns-repeated="1009"/>
        </table:table-row>
        <table:table-row table:style-name="ro1">
          <table:table-cell table:formula="of:=[$'1000'.A12]" office:value-type="string" office:string-value="Value requires statement" calcext:value-type="string">
            <text:p>Value requires statement</text:p>
          </table:table-cell>
          <table:table-cell office:value-type="string" calcext:value-type="string">
            <text:p>Q21510864</text:p>
          </table:table-cell>
          <table:table-cell table:style-name="ce1" table:formula="of:=[$'1000'.C12]" office:value-type="float" office:value="244" calcext:value-type="float">
            <text:p>2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61" calcext:value-type="float">
            <text:p>7,361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3411" calcext:value-type="float">
            <text:p>3,411</text:p>
          </table:table-cell>
          <table:table-cell table:style-name="ce1" office:value-type="float" office:value="8752" calcext:value-type="float">
            <text:p>8,752</text:p>
          </table:table-cell>
          <table:table-cell table:style-name="ce1" office:value-type="float" office:value="855" calcext:value-type="float">
            <text:p>855</text:p>
          </table:table-cell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1563" calcext:value-type="float">
            <text:p>1,563</text:p>
          </table:table-cell>
          <table:table-cell table:number-columns-repeated="3"/>
          <table:table-cell table:style-name="ce1" table:formula="of:=[.H12]-[.D12]" office:value-type="float" office:value="8752" calcext:value-type="float">
            <text:p>8,752</text:p>
          </table:table-cell>
          <table:table-cell table:number-columns-repeated="1009"/>
        </table:table-row>
        <table:table-row table:style-name="ro1">
          <table:table-cell table:formula="of:=[$'1000'.A13]" office:value-type="string" office:string-value="Inverse" calcext:value-type="string">
            <text:p>Inverse</text:p>
          </table:table-cell>
          <table:table-cell office:value-type="string" calcext:value-type="string">
            <text:p>Q21510855</text:p>
          </table:table-cell>
          <table:table-cell table:style-name="ce1" table:formula="of:=[$'1000'.C13]" office:value-type="float" office:value="119" calcext:value-type="float">
            <text:p>1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03" calcext:value-type="float">
            <text:p>4,203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091" calcext:value-type="float">
            <text:p>1,091</text:p>
          </table:table-cell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1044" calcext:value-type="float">
            <text:p>1,044</text:p>
          </table:table-cell>
          <table:table-cell table:number-columns-repeated="3"/>
          <table:table-cell table:style-name="ce1" table:formula="of:=[.H13]-[.D13]" office:value-type="float" office:value="870" calcext:value-type="float">
            <text:p>870</text:p>
          </table:table-cell>
          <table:table-cell table:number-columns-repeated="1009"/>
        </table:table-row>
        <table:table-row table:style-name="ro1">
          <table:table-cell table:formula="of:=[$'1000'.A14]" office:value-type="string" office:string-value="Symmetric" calcext:value-type="string">
            <text:p>Symmetric</text:p>
          </table:table-cell>
          <table:table-cell office:value-type="string" calcext:value-type="string">
            <text:p>Q21510862</text:p>
          </table:table-cell>
          <table:table-cell table:style-name="ce1" table:formula="of:=[$'1000'.C14]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13" calcext:value-type="float">
            <text:p>7,413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8742" calcext:value-type="float">
            <text:p>8,742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306" calcext:value-type="float">
            <text:p>306</text:p>
          </table:table-cell>
          <table:table-cell table:number-columns-repeated="3"/>
          <table:table-cell table:style-name="ce1" table:formula="of:=[.H14]-[.D14]" office:value-type="float" office:value="8742" calcext:value-type="float">
            <text:p>8,742</text:p>
          </table:table-cell>
          <table:table-cell table:number-columns-repeated="1009"/>
        </table:table-row>
        <table:table-row table:style-name="ro1">
          <table:table-cell table:formula="of:=[$'1000'.A15]" office:value-type="string" office:string-value="Multi-value" calcext:value-type="string">
            <text:p>Multi-value</text:p>
          </table:table-cell>
          <table:table-cell office:value-type="string" calcext:value-type="string">
            <text:p>Q21510857</text:p>
          </table:table-cell>
          <table:table-cell table:style-name="ce1" table:formula="of:=[$'1000'.C15]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206" calcext:value-type="float">
            <text:p>5,206</text:p>
          </table:table-cell>
          <table:table-cell table:style-name="ce1" office:value-type="float" office:value="1621" calcext:value-type="float">
            <text:p>1,621</text:p>
          </table:table-cell>
          <table:table-cell table:style-name="ce1" office:value-type="float" office:value="2912" calcext:value-type="float">
            <text:p>2,912</text:p>
          </table:table-cell>
          <table:table-cell table:style-name="ce1" office:value-type="float" office:value="1299" calcext:value-type="float">
            <text:p>1,29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35" calcext:value-type="float">
            <text:p>135</text:p>
          </table:table-cell>
          <table:table-cell table:number-columns-repeated="3"/>
          <table:table-cell table:style-name="ce1" table:formula="of:=[.H15]-[.D15]" office:value-type="float" office:value="1285" calcext:value-type="float">
            <text:p>1,285</text:p>
          </table:table-cell>
          <table:table-cell table:number-columns-repeated="1009"/>
        </table:table-row>
        <table:table-row table:style-name="ro1">
          <table:table-cell table:formula="of:=[$'1000'.A16]" office:value-type="string" office:string-value="Single value" calcext:value-type="string">
            <text:p>Single value</text:p>
          </table:table-cell>
          <table:table-cell office:value-type="string" calcext:value-type="string">
            <text:p>Q19474404</text:p>
          </table:table-cell>
          <table:table-cell table:style-name="ce1" table:formula="of:=[$'1000'.C16]" office:value-type="float" office:value="2909" calcext:value-type="float">
            <text:p>2,90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67007" calcext:value-type="float">
            <text:p>567,007</text:p>
          </table:table-cell>
          <table:table-cell table:style-name="ce1" office:value-type="float" office:value="560811" calcext:value-type="float">
            <text:p>560,811</text:p>
          </table:table-cell>
          <table:table-cell table:style-name="ce1" office:value-type="float" office:value="47567" calcext:value-type="float">
            <text:p>47,567</text:p>
          </table:table-cell>
          <table:table-cell table:style-name="ce1" office:value-type="float" office:value="30639" calcext:value-type="float">
            <text:p>30,639</text:p>
          </table:table-cell>
          <table:table-cell table:style-name="ce1" office:value-type="float" office:value="12066" calcext:value-type="float">
            <text:p>12,066</text:p>
          </table:table-cell>
          <table:table-cell table:style-name="ce1" office:value-type="float" office:value="11922" calcext:value-type="float">
            <text:p>11,922</text:p>
          </table:table-cell>
          <table:table-cell table:style-name="ce1" office:value-type="float" office:value="23988" calcext:value-type="float">
            <text:p>23,988</text:p>
          </table:table-cell>
          <table:table-cell table:number-columns-repeated="3"/>
          <table:table-cell table:style-name="ce1" table:formula="of:=[.H16]-[.D16]" office:value-type="float" office:value="30572" calcext:value-type="float">
            <text:p>30,572</text:p>
          </table:table-cell>
          <table:table-cell table:number-columns-repeated="1009"/>
        </table:table-row>
        <table:table-row table:style-name="ro1">
          <table:table-cell table:formula="of:=[$'1000'.A17]" office:value-type="string" office:string-value="Mandatory qualifier" calcext:value-type="string">
            <text:p>Mandatory qualifier</text:p>
          </table:table-cell>
          <table:table-cell office:value-type="string" calcext:value-type="string">
            <text:p>Q21510856</text:p>
          </table:table-cell>
          <table:table-cell table:style-name="ce1" table:formula="of:=[$'1000'.C17]" office:value-type="float" office:value="203" calcext:value-type="float">
            <text:p>20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644" calcext:value-type="float">
            <text:p>2,644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2001" calcext:value-type="float">
            <text:p>2,001</text:p>
          </table:table-cell>
          <table:table-cell table:style-name="ce1" office:value-type="float" office:value="973" calcext:value-type="float">
            <text:p>973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1060" calcext:value-type="float">
            <text:p>1,060</text:p>
          </table:table-cell>
          <table:table-cell table:number-columns-repeated="3"/>
          <table:table-cell table:style-name="ce1" table:formula="of:=[.H17]-[.D17]" office:value-type="float" office:value="961" calcext:value-type="float">
            <text:p>961</text:p>
          </table:table-cell>
          <table:table-cell table:number-columns-repeated="1009"/>
        </table:table-row>
        <table:table-row table:style-name="ro1">
          <table:table-cell table:formula="of:=[$'1000'.A18]" office:value-type="string" office:string-value="Single best value" calcext:value-type="string">
            <text:p>Single best value</text:p>
          </table:table-cell>
          <table:table-cell office:value-type="string" calcext:value-type="string">
            <text:p>Q52060874</text:p>
          </table:table-cell>
          <table:table-cell table:style-name="ce1" table:formula="of:=[$'1000'.C18]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83" calcext:value-type="float">
            <text:p>4,28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7310" calcext:value-type="float">
            <text:p>7,31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1" table:formula="of:=[.H18]-[.D18]" office:value-type="float" office:value="7310" calcext:value-type="float">
            <text:p>7,310</text:p>
          </table:table-cell>
          <table:table-cell table:number-columns-repeated="100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0000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formula="of:=[$'1000'.A1]" office:value-type="string" office:string-value="Name" calcext:value-type="string">
            <text:p>Name</text:p>
          </table:table-cell>
          <table:table-cell office:value-type="string" calcext:value-type="string">
            <text:p>ConstraintID</text:p>
          </table:table-cell>
          <table:table-cell table:formula="of:=[$'1000'.C1]" office:value-type="string" office:string-value="Constraints" calcext:value-type="string">
            <text:p>Constraints</text:p>
          </table:table-cell>
          <table:table-cell office:value-type="string" calcext:value-type="string">
            <text:p>Violation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untime materia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erivations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Demand rules</text:p>
          </table:table-cell>
          <table:table-cell office:value-type="string" calcext:value-type="string">
            <text:p>Total rules</text:p>
          </table:table-cell>
          <table:table-cell table:number-columns-repeated="3"/>
          <table:table-cell office:value-type="string" calcext:value-type="string">
            <text:p>Additional derivations</text:p>
          </table:table-cell>
          <table:table-cell table:number-columns-repeated="1009"/>
        </table:table-row>
        <table:table-row table:style-name="ro1">
          <table:table-cell table:formula="of:=[$'1000'.A2]" office:value-type="string" office:string-value="Scope" calcext:value-type="string">
            <text:p>Scope</text:p>
          </table:table-cell>
          <table:table-cell office:value-type="string" calcext:value-type="string">
            <text:p>Q53869507</text:p>
          </table:table-cell>
          <table:table-cell table:style-name="ce1" table:formula="of:=[$'1000'.C2]" office:value-type="float" office:value="1410" calcext:value-type="float">
            <text:p>1,410</text:p>
          </table:table-cell>
          <table:table-cell table:style-name="ce1" office:value-type="float" office:value="7567" calcext:value-type="float">
            <text:p>7,567</text:p>
          </table:table-cell>
          <table:table-cell table:style-name="ce1" office:value-type="float" office:value="12272" calcext:value-type="float">
            <text:p>12,272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2564" calcext:value-type="float">
            <text:p>2,564</text:p>
          </table:table-cell>
          <table:table-cell table:style-name="ce1" office:value-type="float" office:value="7567" calcext:value-type="float">
            <text:p>7,567</text:p>
          </table:table-cell>
          <table:table-cell table:style-name="ce1" office:value-type="float" office:value="2563" calcext:value-type="float">
            <text:p>2,5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63" calcext:value-type="float">
            <text:p>2,563</text:p>
          </table:table-cell>
          <table:table-cell table:number-columns-repeated="3"/>
          <table:table-cell table:style-name="ce1" table:formula="of:=[.H2]-[.D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1000'.A3]" office:value-type="string" office:string-value="Conflicts with" calcext:value-type="string">
            <text:p>Conflicts with</text:p>
          </table:table-cell>
          <table:table-cell office:value-type="string" calcext:value-type="string">
            <text:p>Q21502838</text:p>
          </table:table-cell>
          <table:table-cell table:style-name="ce1" table:formula="of:=[$'1000'.C3]" office:value-type="float" office:value="781" calcext:value-type="float">
            <text:p>78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8168" calcext:value-type="float">
            <text:p>18,168</text:p>
          </table:table-cell>
          <table:table-cell table:style-name="ce1" office:value-type="float" office:value="7896" calcext:value-type="float">
            <text:p>7,896</text:p>
          </table:table-cell>
          <table:table-cell table:style-name="ce1" office:value-type="float" office:value="1811" calcext:value-type="float">
            <text:p>1,81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810" calcext:value-type="float">
            <text:p>1,8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10" calcext:value-type="float">
            <text:p>1,810</text:p>
          </table:table-cell>
          <table:table-cell table:number-columns-repeated="3"/>
          <table:table-cell table:style-name="ce1" table:formula="of:=[.H3]-[.D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1000'.A4]" office:value-type="string" office:string-value="Allowed entity type" calcext:value-type="string">
            <text:p>Allowed entity type</text:p>
          </table:table-cell>
          <table:table-cell office:value-type="string" calcext:value-type="string">
            <text:p>Q52004125</text:p>
          </table:table-cell>
          <table:table-cell table:style-name="ce1" table:formula="of:=[$'1000'.C4]" office:value-type="float" office:value="27" calcext:value-type="float">
            <text:p>2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480" calcext:value-type="float">
            <text:p>10,480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3"/>
          <table:table-cell table:style-name="ce1" table:formula="of:=[.H4]-[.D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1000'.A5]" office:value-type="string" office:string-value="None of" calcext:value-type="string">
            <text:p>None of</text:p>
          </table:table-cell>
          <table:table-cell office:value-type="string" calcext:value-type="string">
            <text:p>Q52558054</text:p>
          </table:table-cell>
          <table:table-cell table:style-name="ce1" table:formula="of:=[$'1000'.C5]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858" calcext:value-type="float">
            <text:p>10,858</text:p>
          </table:table-cell>
          <table:table-cell table:style-name="ce1" office:value-type="float" office:value="835" calcext:value-type="float">
            <text:p>835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3" calcext:value-type="float">
            <text:p>273</text:p>
          </table:table-cell>
          <table:table-cell table:number-columns-repeated="3"/>
          <table:table-cell table:style-name="ce1" table:formula="of:=[.H5]-[.D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1000'.A6]" office:value-type="string" office:string-value="Distinct values" calcext:value-type="string">
            <text:p>Distinct values</text:p>
          </table:table-cell>
          <table:table-cell office:value-type="string" calcext:value-type="string">
            <text:p>Q21502410</text:p>
          </table:table-cell>
          <table:table-cell table:style-name="ce1" table:formula="of:=[$'1000'.C6]" office:value-type="float" office:value="2843" calcext:value-type="float">
            <text:p>2,843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414403" calcext:value-type="float">
            <text:p>4,414,403</text:p>
          </table:table-cell>
          <table:table-cell table:style-name="ce1" office:value-type="float" office:value="4391053" calcext:value-type="float">
            <text:p>4,391,053</text:p>
          </table:table-cell>
          <table:table-cell table:style-name="ce1" office:value-type="float" office:value="8924" calcext:value-type="float">
            <text:p>8,924</text:p>
          </table:table-cell>
          <table:table-cell table:style-name="ce1" office:value-type="float" office:value="166111" calcext:value-type="float">
            <text:p>166,111</text:p>
          </table:table-cell>
          <table:table-cell table:number-columns-repeated="2" table:style-name="ce1" office:value-type="float" office:value="3000" calcext:value-type="float">
            <text:p>3,000</text:p>
          </table:table-cell>
          <table:table-cell table:style-name="ce1" office:value-type="float" office:value="6000" calcext:value-type="float">
            <text:p>6,000</text:p>
          </table:table-cell>
          <table:table-cell table:number-columns-repeated="3"/>
          <table:table-cell table:style-name="ce1" table:formula="of:=[.H6]-[.D6]" office:value-type="float" office:value="166015" calcext:value-type="float">
            <text:p>166,015</text:p>
          </table:table-cell>
          <table:table-cell table:number-columns-repeated="1009"/>
        </table:table-row>
        <table:table-row table:style-name="ro1">
          <table:table-cell table:formula="of:=[$'1000'.A7]" office:value-type="string" office:string-value="Allowed units" calcext:value-type="string">
            <text:p>Allowed units</text:p>
          </table:table-cell>
          <table:table-cell office:value-type="string" calcext:value-type="string">
            <text:p>Q21514353</text:p>
          </table:table-cell>
          <table:table-cell table:style-name="ce1" table:formula="of:=[$'1000'.C7]" office:value-type="float" office:value="343" calcext:value-type="float">
            <text:p>343</text:p>
          </table:table-cell>
          <table:table-cell table:style-name="ce1" office:value-type="float" office:value="10245" calcext:value-type="float">
            <text:p>10,245</text:p>
          </table:table-cell>
          <table:table-cell table:style-name="ce1" office:value-type="float" office:value="23779" calcext:value-type="float">
            <text:p>23,779</text:p>
          </table:table-cell>
          <table:table-cell table:style-name="ce1" office:value-type="float" office:value="2335" calcext:value-type="float">
            <text:p>2,335</text:p>
          </table:table-cell>
          <table:table-cell table:style-name="ce1" office:value-type="float" office:value="4369" calcext:value-type="float">
            <text:p>4,369</text:p>
          </table:table-cell>
          <table:table-cell table:style-name="ce1" office:value-type="float" office:value="17969" calcext:value-type="float">
            <text:p>17,969</text:p>
          </table:table-cell>
          <table:table-cell table:style-name="ce1" office:value-type="float" office:value="1095" calcext:value-type="float">
            <text:p>1,095</text:p>
          </table:table-cell>
          <table:table-cell table:style-name="ce1" office:value-type="float" office:value="2496" calcext:value-type="float">
            <text:p>2,496</text:p>
          </table:table-cell>
          <table:table-cell table:style-name="ce1" office:value-type="float" office:value="3591" calcext:value-type="float">
            <text:p>3,591</text:p>
          </table:table-cell>
          <table:table-cell table:number-columns-repeated="3"/>
          <table:table-cell table:style-name="ce1" table:formula="of:=[.H7]-[.D7]" office:value-type="float" office:value="7724" calcext:value-type="float">
            <text:p>7,724</text:p>
          </table:table-cell>
          <table:table-cell table:number-columns-repeated="1009"/>
        </table:table-row>
        <table:table-row table:style-name="ro1">
          <table:table-cell table:formula="of:=[$'1000'.A8]" office:value-type="string" office:string-value="Allowed qualifiers" calcext:value-type="string">
            <text:p>Allowed qualifiers</text:p>
          </table:table-cell>
          <table:table-cell office:value-type="string" calcext:value-type="string">
            <text:p>Q21510851</text:p>
          </table:table-cell>
          <table:table-cell table:style-name="ce1" table:formula="of:=[$'1000'.C8]" office:value-type="float" office:value="303" calcext:value-type="float">
            <text:p>303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30854" calcext:value-type="float">
            <text:p>30,854</text:p>
          </table:table-cell>
          <table:table-cell table:style-name="ce1" office:value-type="float" office:value="18620" calcext:value-type="float">
            <text:p>18,620</text:p>
          </table:table-cell>
          <table:table-cell table:style-name="ce1" office:value-type="float" office:value="2064" calcext:value-type="float">
            <text:p>2,064</text:p>
          </table:table-cell>
          <table:table-cell table:style-name="ce1" office:value-type="float" office:value="13405" calcext:value-type="float">
            <text:p>13,405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379" calcext:value-type="float">
            <text:p>1,379</text:p>
          </table:table-cell>
          <table:table-cell table:style-name="ce1" office:value-type="float" office:value="1689" calcext:value-type="float">
            <text:p>1,689</text:p>
          </table:table-cell>
          <table:table-cell table:number-columns-repeated="3"/>
          <table:table-cell table:style-name="ce1" table:formula="of:=[.H8]-[.D8]" office:value-type="float" office:value="13041" calcext:value-type="float">
            <text:p>13,041</text:p>
          </table:table-cell>
          <table:table-cell table:number-columns-repeated="1009"/>
        </table:table-row>
        <table:table-row table:style-name="ro1">
          <table:table-cell table:formula="of:=[$'1000'.A9]" office:value-type="string" office:string-value="One-of" calcext:value-type="string">
            <text:p>One-of</text:p>
          </table:table-cell>
          <table:table-cell office:value-type="string" calcext:value-type="string">
            <text:p>Q21510859</text:p>
          </table:table-cell>
          <table:table-cell table:style-name="ce1" table:formula="of:=[$'1000'.C9]" office:value-type="float" office:value="116" calcext:value-type="float">
            <text:p>1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5849" calcext:value-type="float">
            <text:p>95,849</text:p>
          </table:table-cell>
          <table:table-cell table:style-name="ce1" office:value-type="float" office:value="50329" calcext:value-type="float">
            <text:p>50,329</text:p>
          </table:table-cell>
          <table:table-cell table:style-name="ce1" office:value-type="float" office:value="5904" calcext:value-type="float">
            <text:p>5,904</text:p>
          </table:table-cell>
          <table:table-cell table:style-name="ce1" office:value-type="float" office:value="28262" calcext:value-type="float">
            <text:p>28,26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4416" calcext:value-type="float">
            <text:p>4,416</text:p>
          </table:table-cell>
          <table:table-cell table:style-name="ce1" office:value-type="float" office:value="4767" calcext:value-type="float">
            <text:p>4,767</text:p>
          </table:table-cell>
          <table:table-cell table:number-columns-repeated="3"/>
          <table:table-cell table:style-name="ce1" table:formula="of:=[.H9]-[.D9]" office:value-type="float" office:value="28254" calcext:value-type="float">
            <text:p>28,254</text:p>
          </table:table-cell>
          <table:table-cell table:number-columns-repeated="1009"/>
        </table:table-row>
        <table:table-row table:style-name="ro1">
          <table:table-cell table:formula="of:=[$'1000'.A10]" office:value-type="string" office:string-value="One-of qualifier value" calcext:value-type="string">
            <text:p>One-of qualifier value</text:p>
          </table:table-cell>
          <table:table-cell office:value-type="string" calcext:value-type="string">
            <text:p>Q52712340</text:p>
          </table:table-cell>
          <table:table-cell table:style-name="ce1" table:formula="of:=[$'1000'.C10]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036" calcext:value-type="float">
            <text:p>11,036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8190" calcext:value-type="float">
            <text:p>8,1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1" table:formula="of:=[.H10]-[.D10]" office:value-type="float" office:value="8190" calcext:value-type="float">
            <text:p>8,190</text:p>
          </table:table-cell>
          <table:table-cell table:number-columns-repeated="1009"/>
        </table:table-row>
        <table:table-row table:style-name="ro1">
          <table:table-cell table:formula="of:=[$'1000'.A11]" office:value-type="string" office:string-value="Item requires statement" calcext:value-type="string">
            <text:p>Item requires statement</text:p>
          </table:table-cell>
          <table:table-cell office:value-type="string" calcext:value-type="string">
            <text:p>Q21503247</text:p>
          </table:table-cell>
          <table:table-cell table:style-name="ce1" table:formula="of:=[$'1000'.C11]" office:value-type="float" office:value="4265" calcext:value-type="float">
            <text:p>4,265</text:p>
          </table:table-cell>
          <table:table-cell table:style-name="ce1" office:value-type="float" office:value="6207" calcext:value-type="float">
            <text:p>6,207</text:p>
          </table:table-cell>
          <table:table-cell table:style-name="ce1" office:value-type="float" office:value="8644636" calcext:value-type="float">
            <text:p>8,644,636</text:p>
          </table:table-cell>
          <table:table-cell table:style-name="ce1" office:value-type="float" office:value="8559385" calcext:value-type="float">
            <text:p>8,559,385</text:p>
          </table:table-cell>
          <table:table-cell table:style-name="ce1" office:value-type="float" office:value="1170661" calcext:value-type="float">
            <text:p>1,170,661</text:p>
          </table:table-cell>
          <table:table-cell table:style-name="ce1" office:value-type="float" office:value="1271744" calcext:value-type="float">
            <text:p>1,271,744</text:p>
          </table:table-cell>
          <table:table-cell table:style-name="ce1" office:value-type="float" office:value="15637" calcext:value-type="float">
            <text:p>15,637</text:p>
          </table:table-cell>
          <table:table-cell table:style-name="ce1" office:value-type="float" office:value="12994" calcext:value-type="float">
            <text:p>12,994</text:p>
          </table:table-cell>
          <table:table-cell table:style-name="ce1" office:value-type="float" office:value="28631" calcext:value-type="float">
            <text:p>28,631</text:p>
          </table:table-cell>
          <table:table-cell table:number-columns-repeated="3"/>
          <table:table-cell table:style-name="ce1" table:formula="of:=[.H11]-[.D11]" office:value-type="float" office:value="1265537" calcext:value-type="float">
            <text:p>1,265,537</text:p>
          </table:table-cell>
          <table:table-cell table:number-columns-repeated="1009"/>
        </table:table-row>
        <table:table-row table:style-name="ro1">
          <table:table-cell table:formula="of:=[$'1000'.A12]" office:value-type="string" office:string-value="Value requires statement" calcext:value-type="string">
            <text:p>Value requires statement</text:p>
          </table:table-cell>
          <table:table-cell office:value-type="string" calcext:value-type="string">
            <text:p>Q21510864</text:p>
          </table:table-cell>
          <table:table-cell table:style-name="ce1" table:formula="of:=[$'1000'.C12]" office:value-type="float" office:value="244" calcext:value-type="float">
            <text:p>2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5317" calcext:value-type="float">
            <text:p>85,317</text:p>
          </table:table-cell>
          <table:table-cell table:style-name="ce1" office:value-type="float" office:value="43647" calcext:value-type="float">
            <text:p>43,647</text:p>
          </table:table-cell>
          <table:table-cell table:style-name="ce1" office:value-type="float" office:value="24508" calcext:value-type="float">
            <text:p>24,508</text:p>
          </table:table-cell>
          <table:table-cell table:style-name="ce1" office:value-type="float" office:value="11443" calcext:value-type="float">
            <text:p>11,443</text:p>
          </table:table-cell>
          <table:table-cell table:style-name="ce1" office:value-type="float" office:value="855" calcext:value-type="float">
            <text:p>855</text:p>
          </table:table-cell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1563" calcext:value-type="float">
            <text:p>1,563</text:p>
          </table:table-cell>
          <table:table-cell table:number-columns-repeated="3"/>
          <table:table-cell table:style-name="ce1" table:formula="of:=[.H12]-[.D12]" office:value-type="float" office:value="11440" calcext:value-type="float">
            <text:p>11,440</text:p>
          </table:table-cell>
          <table:table-cell table:number-columns-repeated="1009"/>
        </table:table-row>
        <table:table-row table:style-name="ro1">
          <table:table-cell table:formula="of:=[$'1000'.A13]" office:value-type="string" office:string-value="Inverse" calcext:value-type="string">
            <text:p>Inverse</text:p>
          </table:table-cell>
          <table:table-cell office:value-type="string" calcext:value-type="string">
            <text:p>Q21510855</text:p>
          </table:table-cell>
          <table:table-cell table:style-name="ce1" table:formula="of:=[$'1000'.C13]" office:value-type="float" office:value="119" calcext:value-type="float">
            <text:p>1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547" calcext:value-type="float">
            <text:p>36,547</text:p>
          </table:table-cell>
          <table:table-cell table:style-name="ce1" office:value-type="float" office:value="3786" calcext:value-type="float">
            <text:p>3,786</text:p>
          </table:table-cell>
          <table:table-cell table:style-name="ce1" office:value-type="float" office:value="11429" calcext:value-type="float">
            <text:p>11,429</text:p>
          </table:table-cell>
          <table:table-cell table:style-name="ce1" office:value-type="float" office:value="1123" calcext:value-type="float">
            <text:p>1,123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1044" calcext:value-type="float">
            <text:p>1,044</text:p>
          </table:table-cell>
          <table:table-cell table:number-columns-repeated="3"/>
          <table:table-cell table:style-name="ce1" table:formula="of:=[.H13]-[.D13]" office:value-type="float" office:value="1122" calcext:value-type="float">
            <text:p>1,122</text:p>
          </table:table-cell>
          <table:table-cell table:number-columns-repeated="1009"/>
        </table:table-row>
        <table:table-row table:style-name="ro1">
          <table:table-cell table:formula="of:=[$'1000'.A14]" office:value-type="string" office:string-value="Symmetric" calcext:value-type="string">
            <text:p>Symmetric</text:p>
          </table:table-cell>
          <table:table-cell office:value-type="string" calcext:value-type="string">
            <text:p>Q21510862</text:p>
          </table:table-cell>
          <table:table-cell table:style-name="ce1" table:formula="of:=[$'1000'.C14]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110" calcext:value-type="float">
            <text:p>64,110</text:p>
          </table:table-cell>
          <table:table-cell table:style-name="ce1" office:value-type="float" office:value="12424" calcext:value-type="float">
            <text:p>12,424</text:p>
          </table:table-cell>
          <table:table-cell table:style-name="ce1" office:value-type="float" office:value="11373" calcext:value-type="float">
            <text:p>11,373</text:p>
          </table:table-cell>
          <table:table-cell table:style-name="ce1" office:value-type="float" office:value="9262" calcext:value-type="float">
            <text:p>9,262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306" calcext:value-type="float">
            <text:p>306</text:p>
          </table:table-cell>
          <table:table-cell table:number-columns-repeated="3"/>
          <table:table-cell table:style-name="ce1" table:formula="of:=[.H14]-[.D14]" office:value-type="float" office:value="9262" calcext:value-type="float">
            <text:p>9,262</text:p>
          </table:table-cell>
          <table:table-cell table:number-columns-repeated="1009"/>
        </table:table-row>
        <table:table-row table:style-name="ro1">
          <table:table-cell table:formula="of:=[$'1000'.A15]" office:value-type="string" office:string-value="Multi-value" calcext:value-type="string">
            <text:p>Multi-value</text:p>
          </table:table-cell>
          <table:table-cell office:value-type="string" calcext:value-type="string">
            <text:p>Q21510857</text:p>
          </table:table-cell>
          <table:table-cell table:style-name="ce1" table:formula="of:=[$'1000'.C15]" office:value-type="float" office:value="13" calcext:value-type="float">
            <text:p>13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80119" calcext:value-type="float">
            <text:p>80,119</text:p>
          </table:table-cell>
          <table:table-cell table:style-name="ce1" office:value-type="float" office:value="52085" calcext:value-type="float">
            <text:p>52,085</text:p>
          </table:table-cell>
          <table:table-cell table:style-name="ce1" office:value-type="float" office:value="7865" calcext:value-type="float">
            <text:p>7,865</text:p>
          </table:table-cell>
          <table:table-cell table:style-name="ce1" office:value-type="float" office:value="3887" calcext:value-type="float">
            <text:p>3,88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35" calcext:value-type="float">
            <text:p>135</text:p>
          </table:table-cell>
          <table:table-cell table:number-columns-repeated="3"/>
          <table:table-cell table:style-name="ce1" table:formula="of:=[.H15]-[.D15]" office:value-type="float" office:value="3745" calcext:value-type="float">
            <text:p>3,745</text:p>
          </table:table-cell>
          <table:table-cell table:number-columns-repeated="1009"/>
        </table:table-row>
        <table:table-row table:style-name="ro1">
          <table:table-cell table:formula="of:=[$'1000'.A16]" office:value-type="string" office:string-value="Single value" calcext:value-type="string">
            <text:p>Single value</text:p>
          </table:table-cell>
          <table:table-cell office:value-type="string" calcext:value-type="string">
            <text:p>Q19474404</text:p>
          </table:table-cell>
          <table:table-cell table:style-name="ce1" table:formula="of:=[$'1000'.C16]" office:value-type="float" office:value="2909" calcext:value-type="float">
            <text:p>2,909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15241550" calcext:value-type="float">
            <text:p>15,241,550</text:p>
          </table:table-cell>
          <table:table-cell table:style-name="ce1" office:value-type="float" office:value="15204180" calcext:value-type="float">
            <text:p>15,204,180</text:p>
          </table:table-cell>
          <table:table-cell table:style-name="ce1" office:value-type="float" office:value="54113" calcext:value-type="float">
            <text:p>54,113</text:p>
          </table:table-cell>
          <table:table-cell table:style-name="ce1" office:value-type="float" office:value="235396" calcext:value-type="float">
            <text:p>235,396</text:p>
          </table:table-cell>
          <table:table-cell table:style-name="ce1" office:value-type="float" office:value="12066" calcext:value-type="float">
            <text:p>12,066</text:p>
          </table:table-cell>
          <table:table-cell table:style-name="ce1" office:value-type="float" office:value="11922" calcext:value-type="float">
            <text:p>11,922</text:p>
          </table:table-cell>
          <table:table-cell table:style-name="ce1" office:value-type="float" office:value="23988" calcext:value-type="float">
            <text:p>23,988</text:p>
          </table:table-cell>
          <table:table-cell table:number-columns-repeated="3"/>
          <table:table-cell table:style-name="ce1" table:formula="of:=[.H16]-[.D16]" office:value-type="float" office:value="234566" calcext:value-type="float">
            <text:p>234,566</text:p>
          </table:table-cell>
          <table:table-cell table:number-columns-repeated="1009"/>
        </table:table-row>
        <table:table-row table:style-name="ro1">
          <table:table-cell table:formula="of:=[$'1000'.A17]" office:value-type="string" office:string-value="Mandatory qualifier" calcext:value-type="string">
            <text:p>Mandatory qualifier</text:p>
          </table:table-cell>
          <table:table-cell office:value-type="string" calcext:value-type="string">
            <text:p>Q21510856</text:p>
          </table:table-cell>
          <table:table-cell table:style-name="ce1" table:formula="of:=[$'1000'.C17]" office:value-type="float" office:value="203" calcext:value-type="float">
            <text:p>203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9193" calcext:value-type="float">
            <text:p>19,193</text:p>
          </table:table-cell>
          <table:table-cell table:style-name="ce1" office:value-type="float" office:value="2937" calcext:value-type="float">
            <text:p>2,937</text:p>
          </table:table-cell>
          <table:table-cell table:style-name="ce1" office:value-type="float" office:value="2003" calcext:value-type="float">
            <text:p>2,003</text:p>
          </table:table-cell>
          <table:table-cell table:style-name="ce1" office:value-type="float" office:value="1956" calcext:value-type="float">
            <text:p>1,956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1060" calcext:value-type="float">
            <text:p>1,060</text:p>
          </table:table-cell>
          <table:table-cell table:number-columns-repeated="3"/>
          <table:table-cell table:style-name="ce1" table:formula="of:=[.H17]-[.D17]" office:value-type="float" office:value="1795" calcext:value-type="float">
            <text:p>1,795</text:p>
          </table:table-cell>
          <table:table-cell table:number-columns-repeated="1009"/>
        </table:table-row>
        <table:table-row table:style-name="ro1">
          <table:table-cell table:formula="of:=[$'1000'.A18]" office:value-type="string" office:string-value="Single best value" calcext:value-type="string">
            <text:p>Single best value</text:p>
          </table:table-cell>
          <table:table-cell office:value-type="string" calcext:value-type="string">
            <text:p>Q52060874</text:p>
          </table:table-cell>
          <table:table-cell table:style-name="ce1" table:formula="of:=[$'1000'.C18]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994" calcext:value-type="float">
            <text:p>30,994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8372" calcext:value-type="float">
            <text:p>8,37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1" table:formula="of:=[.H18]-[.D18]" office:value-type="float" office:value="8372" calcext:value-type="float">
            <text:p>8,372</text:p>
          </table:table-cell>
          <table:table-cell table:number-columns-repeated="100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0000 cut rules" table:style-name="ta8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formula="of:=[$'1000'.A1]" office:value-type="string" office:string-value="Name" calcext:value-type="string">
            <text:p>Name</text:p>
          </table:table-cell>
          <table:table-cell office:value-type="string" calcext:value-type="string">
            <text:p>ConstraintID</text:p>
          </table:table-cell>
          <table:table-cell table:formula="of:=[$'1000'.C1]" office:value-type="string" office:string-value="Constraints" calcext:value-type="string">
            <text:p>Constraints</text:p>
          </table:table-cell>
          <table:table-cell office:value-type="string" calcext:value-type="string">
            <text:p>Violation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untime materia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erivations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Demand rules</text:p>
          </table:table-cell>
          <table:table-cell office:value-type="string" calcext:value-type="string">
            <text:p>Total rules</text:p>
          </table:table-cell>
          <table:table-cell table:number-columns-repeated="3"/>
          <table:table-cell office:value-type="string" calcext:value-type="string">
            <text:p>Additional derivations</text:p>
          </table:table-cell>
          <table:table-cell table:number-columns-repeated="1009"/>
        </table:table-row>
        <table:table-row table:style-name="ro1">
          <table:table-cell table:formula="of:=[$'1000'.A2]" office:value-type="string" office:string-value="Scope" calcext:value-type="string">
            <text:p>Scope</text:p>
          </table:table-cell>
          <table:table-cell office:value-type="string" calcext:value-type="string">
            <text:p>Q53869507</text:p>
          </table:table-cell>
          <table:table-cell table:style-name="ce2" table:formula="of:=[$'1000'.C2]" office:value-type="float" office:value="1410" calcext:value-type="float">
            <text:p>1,410</text:p>
          </table:table-cell>
          <table:table-cell office:value-type="float" office:value="7566" calcext:value-type="float">
            <text:p>7566</text:p>
          </table:table-cell>
          <table:table-cell office:value-type="float" office:value="12482" calcext:value-type="float">
            <text:p>12482</text:p>
          </table:table-cell>
          <table:table-cell office:value-type="float" office:value="684" calcext:value-type="float">
            <text:p>684</text:p>
          </table:table-cell>
          <table:table-cell office:value-type="float" office:value="2563" calcext:value-type="float">
            <text:p>2563</text:p>
          </table:table-cell>
          <table:table-cell office:value-type="float" office:value="7566" calcext:value-type="float">
            <text:p>7566</text:p>
          </table:table-cell>
          <table:table-cell office:value-type="float" office:value="2562" calcext:value-type="float">
            <text:p>2562</text:p>
          </table:table-cell>
          <table:table-cell office:value-type="float" office:value="0" calcext:value-type="float">
            <text:p>0</text:p>
          </table:table-cell>
          <table:table-cell office:value-type="float" office:value="2562" calcext:value-type="float">
            <text:p>2562</text:p>
          </table:table-cell>
          <table:table-cell table:number-columns-repeated="3"/>
          <table:table-cell table:style-name="ce2" table:formula="of:=[.H2]-[.D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1000'.A3]" office:value-type="string" office:string-value="Conflicts with" calcext:value-type="string">
            <text:p>Conflicts with</text:p>
          </table:table-cell>
          <table:table-cell office:value-type="string" calcext:value-type="string">
            <text:p>Q21502838</text:p>
          </table:table-cell>
          <table:table-cell table:style-name="ce2" table:formula="of:=[$'1000'.C3]" office:value-type="float" office:value="781" calcext:value-type="float">
            <text:p>781</text:p>
          </table:table-cell>
          <table:table-cell office:value-type="float" office:value="142" calcext:value-type="float">
            <text:p>142</text:p>
          </table:table-cell>
          <table:table-cell office:value-type="float" office:value="12812" calcext:value-type="float">
            <text:p>12812</text:p>
          </table:table-cell>
          <table:table-cell office:value-type="float" office:value="7769" calcext:value-type="float">
            <text:p>7769</text:p>
          </table:table-cell>
          <table:table-cell office:value-type="float" office:value="1811" calcext:value-type="float">
            <text:p>1811</text:p>
          </table:table-cell>
          <table:table-cell office:value-type="float" office:value="142" calcext:value-type="float">
            <text:p>142</text:p>
          </table:table-cell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  <table:table-cell office:value-type="float" office:value="1810" calcext:value-type="float">
            <text:p>1810</text:p>
          </table:table-cell>
          <table:table-cell table:number-columns-repeated="3"/>
          <table:table-cell table:style-name="ce2" table:formula="of:=[.H3]-[.D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1000'.A4]" office:value-type="string" office:string-value="Allowed entity type" calcext:value-type="string">
            <text:p>Allowed entity type</text:p>
          </table:table-cell>
          <table:table-cell office:value-type="string" calcext:value-type="string">
            <text:p>Q52004125</text:p>
          </table:table-cell>
          <table:table-cell table:style-name="ce2" table:formula="of:=[$'1000'.C4]"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5308" calcext:value-type="float">
            <text:p>5308</text:p>
          </table:table-cell>
          <table:table-cell office:value-type="float" office:value="427" calcext:value-type="float">
            <text:p>427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2" table:formula="of:=[.H4]-[.D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1000'.A5]" office:value-type="string" office:string-value="None of" calcext:value-type="string">
            <text:p>None of</text:p>
          </table:table-cell>
          <table:table-cell office:value-type="string" calcext:value-type="string">
            <text:p>Q52558054</text:p>
          </table:table-cell>
          <table:table-cell table:style-name="ce2" table:formula="of:=[$'1000'.C5]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935" calcext:value-type="float">
            <text:p>10935</text:p>
          </table:table-cell>
          <table:table-cell office:value-type="float" office:value="867" calcext:value-type="float">
            <text:p>867</text:p>
          </table:table-cell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style-name="ce2" table:formula="of:=[.H5]-[.D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1000'.A6]" office:value-type="string" office:string-value="Distinct values" calcext:value-type="string">
            <text:p>Distinct values</text:p>
          </table:table-cell>
          <table:table-cell office:value-type="string" calcext:value-type="string">
            <text:p>Q21502410</text:p>
          </table:table-cell>
          <table:table-cell table:style-name="ce2" table:formula="of:=[$'1000'.C6]" office:value-type="float" office:value="2843" calcext:value-type="float">
            <text:p>2,843</text:p>
          </table:table-cell>
          <table:table-cell office:value-type="float" office:value="96" calcext:value-type="float">
            <text:p>96</text:p>
          </table:table-cell>
          <table:table-cell office:value-type="float" office:value="4381875" calcext:value-type="float">
            <text:p>4381875</text:p>
          </table:table-cell>
          <table:table-cell office:value-type="float" office:value="4363485" calcext:value-type="float">
            <text:p>4363485</text:p>
          </table:table-cell>
          <table:table-cell office:value-type="float" office:value="9084" calcext:value-type="float">
            <text:p>9084</text:p>
          </table:table-cell>
          <table:table-cell office:value-type="float" office:value="166147" calcext:value-type="float">
            <text:p>166147</text:p>
          </table:table-cell>
          <table:table-cell table:number-columns-repeated="2" office:value-type="float" office:value="3054" calcext:value-type="float">
            <text:p>3054</text:p>
          </table:table-cell>
          <table:table-cell office:value-type="float" office:value="6108" calcext:value-type="float">
            <text:p>6108</text:p>
          </table:table-cell>
          <table:table-cell table:number-columns-repeated="3"/>
          <table:table-cell table:style-name="ce2" table:formula="of:=[.H6]-[.D6]" office:value-type="float" office:value="166051" calcext:value-type="float">
            <text:p>166,051</text:p>
          </table:table-cell>
          <table:table-cell table:number-columns-repeated="1009"/>
        </table:table-row>
        <table:table-row table:style-name="ro1">
          <table:table-cell table:formula="of:=[$'1000'.A7]" office:value-type="string" office:string-value="Allowed units" calcext:value-type="string">
            <text:p>Allowed units</text:p>
          </table:table-cell>
          <table:table-cell office:value-type="string" calcext:value-type="string">
            <text:p>Q21514353</text:p>
          </table:table-cell>
          <table:table-cell table:style-name="ce2" table:formula="of:=[$'1000'.C7]" office:value-type="float" office:value="343" calcext:value-type="float">
            <text:p>343</text:p>
          </table:table-cell>
          <table:table-cell office:value-type="float" office:value="10245" calcext:value-type="float">
            <text:p>10245</text:p>
          </table:table-cell>
          <table:table-cell office:value-type="float" office:value="24037" calcext:value-type="float">
            <text:p>24037</text:p>
          </table:table-cell>
          <table:table-cell office:value-type="float" office:value="2360" calcext:value-type="float">
            <text:p>2360</text:p>
          </table:table-cell>
          <table:table-cell office:value-type="float" office:value="4393" calcext:value-type="float">
            <text:p>4393</text:p>
          </table:table-cell>
          <table:table-cell office:value-type="float" office:value="17993" calcext:value-type="float">
            <text:p>17993</text:p>
          </table:table-cell>
          <table:table-cell office:value-type="float" office:value="1098" calcext:value-type="float">
            <text:p>1098</text:p>
          </table:table-cell>
          <table:table-cell office:value-type="float" office:value="2514" calcext:value-type="float">
            <text:p>2514</text:p>
          </table:table-cell>
          <table:table-cell office:value-type="float" office:value="3612" calcext:value-type="float">
            <text:p>3612</text:p>
          </table:table-cell>
          <table:table-cell table:number-columns-repeated="3"/>
          <table:table-cell table:style-name="ce2" table:formula="of:=[.H7]-[.D7]" office:value-type="float" office:value="7748" calcext:value-type="float">
            <text:p>7,748</text:p>
          </table:table-cell>
          <table:table-cell table:number-columns-repeated="1009"/>
        </table:table-row>
        <table:table-row table:style-name="ro1">
          <table:table-cell table:formula="of:=[$'1000'.A8]" office:value-type="string" office:string-value="Allowed qualifiers" calcext:value-type="string">
            <text:p>Allowed qualifiers</text:p>
          </table:table-cell>
          <table:table-cell office:value-type="string" calcext:value-type="string">
            <text:p>Q21510851</text:p>
          </table:table-cell>
          <table:table-cell table:style-name="ce2" table:formula="of:=[$'1000'.C8]" office:value-type="float" office:value="303" calcext:value-type="float">
            <text:p>303</text:p>
          </table:table-cell>
          <table:table-cell office:value-type="float" office:value="363" calcext:value-type="float">
            <text:p>363</text:p>
          </table:table-cell>
          <table:table-cell office:value-type="float" office:value="26568" calcext:value-type="float">
            <text:p>26568</text:p>
          </table:table-cell>
          <table:table-cell office:value-type="float" office:value="19066" calcext:value-type="float">
            <text:p>19066</text:p>
          </table:table-cell>
          <table:table-cell office:value-type="float" office:value="2095" calcext:value-type="float">
            <text:p>2095</text:p>
          </table:table-cell>
          <table:table-cell office:value-type="float" office:value="13576" calcext:value-type="float">
            <text:p>13576</text:p>
          </table:table-cell>
          <table:table-cell office:value-type="float" office:value="313" calcext:value-type="float">
            <text:p>313</text:p>
          </table:table-cell>
          <table:table-cell office:value-type="float" office:value="1404" calcext:value-type="float">
            <text:p>1404</text:p>
          </table:table-cell>
          <table:table-cell office:value-type="float" office:value="1717" calcext:value-type="float">
            <text:p>1717</text:p>
          </table:table-cell>
          <table:table-cell table:number-columns-repeated="3"/>
          <table:table-cell table:style-name="ce2" table:formula="of:=[.H8]-[.D8]" office:value-type="float" office:value="13213" calcext:value-type="float">
            <text:p>13,213</text:p>
          </table:table-cell>
          <table:table-cell table:number-columns-repeated="1009"/>
        </table:table-row>
        <table:table-row table:style-name="ro1">
          <table:table-cell table:formula="of:=[$'1000'.A9]" office:value-type="string" office:string-value="One-of" calcext:value-type="string">
            <text:p>One-of</text:p>
          </table:table-cell>
          <table:table-cell office:value-type="string" calcext:value-type="string">
            <text:p>Q21510859</text:p>
          </table:table-cell>
          <table:table-cell table:style-name="ce2" table:formula="of:=[$'1000'.C9]"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94867" calcext:value-type="float">
            <text:p>94867</text:p>
          </table:table-cell>
          <table:table-cell office:value-type="float" office:value="50401" calcext:value-type="float">
            <text:p>50401</text:p>
          </table:table-cell>
          <table:table-cell office:value-type="float" office:value="5907" calcext:value-type="float">
            <text:p>5907</text:p>
          </table:table-cell>
          <table:table-cell office:value-type="float" office:value="28265" calcext:value-type="float">
            <text:p>28265</text:p>
          </table:table-cell>
          <table:table-cell office:value-type="float" office:value="351" calcext:value-type="float">
            <text:p>351</text:p>
          </table:table-cell>
          <table:table-cell office:value-type="float" office:value="4419" calcext:value-type="float">
            <text:p>4419</text:p>
          </table:table-cell>
          <table:table-cell office:value-type="float" office:value="4770" calcext:value-type="float">
            <text:p>4770</text:p>
          </table:table-cell>
          <table:table-cell table:number-columns-repeated="3"/>
          <table:table-cell table:style-name="ce2" table:formula="of:=[.H9]-[.D9]" office:value-type="float" office:value="28257" calcext:value-type="float">
            <text:p>28,257</text:p>
          </table:table-cell>
          <table:table-cell table:number-columns-repeated="1009"/>
        </table:table-row>
        <table:table-row table:style-name="ro1">
          <table:table-cell table:formula="of:=[$'1000'.A10]" office:value-type="string" office:string-value="One-of qualifier value" calcext:value-type="string">
            <text:p>One-of qualifier value</text:p>
          </table:table-cell>
          <table:table-cell office:value-type="string" calcext:value-type="string">
            <text:p>Q52712340</text:p>
          </table:table-cell>
          <table:table-cell table:style-name="ce2" table:formula="of:=[$'1000'.C1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35" calcext:value-type="float">
            <text:p>6235</text:p>
          </table:table-cell>
          <table:table-cell office:value-type="float" office:value="254" calcext:value-type="float">
            <text:p>254</text:p>
          </table:table-cell>
          <table:table-cell office:value-type="float" office:value="183" calcext:value-type="float">
            <text:p>183</text:p>
          </table:table-cell>
          <table:table-cell office:value-type="float" office:value="8190" calcext:value-type="float">
            <text:p>81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table:formula="of:=[.H10]-[.D10]" office:value-type="float" office:value="8190" calcext:value-type="float">
            <text:p>8,190</text:p>
          </table:table-cell>
          <table:table-cell table:number-columns-repeated="1009"/>
        </table:table-row>
        <table:table-row table:style-name="ro1">
          <table:table-cell table:formula="of:=[$'1000'.A11]" office:value-type="string" office:string-value="Item requires statement" calcext:value-type="string">
            <text:p>Item requires statement</text:p>
          </table:table-cell>
          <table:table-cell office:value-type="string" calcext:value-type="string">
            <text:p>Q21503247</text:p>
          </table:table-cell>
          <table:table-cell table:style-name="ce2" table:formula="of:=[$'1000'.C11]" office:value-type="float" office:value="4265" calcext:value-type="float">
            <text:p>4,265</text:p>
          </table:table-cell>
          <table:table-cell office:value-type="float" office:value="5956" calcext:value-type="float">
            <text:p>5956</text:p>
          </table:table-cell>
          <table:table-cell office:value-type="float" office:value="7277011" calcext:value-type="float">
            <text:p>7277011</text:p>
          </table:table-cell>
          <table:table-cell office:value-type="float" office:value="254" calcext:value-type="float">
            <text:p>254</text:p>
          </table:table-cell>
          <table:table-cell office:value-type="float" office:value="247527" calcext:value-type="float">
            <text:p>247527</text:p>
          </table:table-cell>
          <table:table-cell office:value-type="float" office:value="8190" calcext:value-type="float">
            <text:p>8190</text:p>
          </table:table-cell>
          <table:table-cell office:value-type="float" office:value="15820" calcext:value-type="float">
            <text:p>15820</text:p>
          </table:table-cell>
          <table:table-cell office:value-type="float" office:value="13164" calcext:value-type="float">
            <text:p>13164</text:p>
          </table:table-cell>
          <table:table-cell office:value-type="float" office:value="28984" calcext:value-type="float">
            <text:p>28984</text:p>
          </table:table-cell>
          <table:table-cell table:number-columns-repeated="3"/>
          <table:table-cell table:style-name="ce2" table:formula="of:=[.H11]-[.D11]" office:value-type="float" office:value="2234" calcext:value-type="float">
            <text:p>2,234</text:p>
          </table:table-cell>
          <table:table-cell table:number-columns-repeated="1009"/>
        </table:table-row>
        <table:table-row table:style-name="ro1">
          <table:table-cell table:formula="of:=[$'1000'.A12]" office:value-type="string" office:string-value="Value requires statement" calcext:value-type="string">
            <text:p>Value requires statement</text:p>
          </table:table-cell>
          <table:table-cell office:value-type="string" calcext:value-type="string">
            <text:p>Q21510864</text:p>
          </table:table-cell>
          <table:table-cell table:style-name="ce2" table:formula="of:=[$'1000'.C12]"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float" office:value="75340" calcext:value-type="float">
            <text:p>75340</text:p>
          </table:table-cell>
          <table:table-cell office:value-type="float" office:value="43377" calcext:value-type="float">
            <text:p>43377</text:p>
          </table:table-cell>
          <table:table-cell office:value-type="float" office:value="24463" calcext:value-type="float">
            <text:p>24463</text:p>
          </table:table-cell>
          <table:table-cell office:value-type="float" office:value="11443" calcext:value-type="float">
            <text:p>11443</text:p>
          </table:table-cell>
          <table:table-cell office:value-type="float" office:value="853" calcext:value-type="float">
            <text:p>853</text:p>
          </table:table-cell>
          <table:table-cell office:value-type="float" office:value="706" calcext:value-type="float">
            <text:p>706</text:p>
          </table:table-cell>
          <table:table-cell office:value-type="float" office:value="1559" calcext:value-type="float">
            <text:p>1559</text:p>
          </table:table-cell>
          <table:table-cell table:number-columns-repeated="3"/>
          <table:table-cell table:style-name="ce2" table:formula="of:=[.H12]-[.D12]" office:value-type="float" office:value="11440" calcext:value-type="float">
            <text:p>11,440</text:p>
          </table:table-cell>
          <table:table-cell table:number-columns-repeated="1009"/>
        </table:table-row>
        <table:table-row table:style-name="ro1">
          <table:table-cell table:formula="of:=[$'1000'.A13]" office:value-type="string" office:string-value="Inverse" calcext:value-type="string">
            <text:p>Inverse</text:p>
          </table:table-cell>
          <table:table-cell office:value-type="string" calcext:value-type="string">
            <text:p>Q21510855</text:p>
          </table:table-cell>
          <table:table-cell table:style-name="ce2" table:formula="of:=[$'1000'.C13]"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30562" calcext:value-type="float">
            <text:p>30562</text:p>
          </table:table-cell>
          <table:table-cell office:value-type="float" office:value="3910" calcext:value-type="float">
            <text:p>3910</text:p>
          </table:table-cell>
          <table:table-cell office:value-type="float" office:value="11522" calcext:value-type="float">
            <text:p>11522</text:p>
          </table:table-cell>
          <table:table-cell office:value-type="float" office:value="1123" calcext:value-type="float">
            <text:p>1123</text:p>
          </table:table-cell>
          <table:table-cell office:value-type="float" office:value="585" calcext:value-type="float">
            <text:p>585</text:p>
          </table:table-cell>
          <table:table-cell office:value-type="float" office:value="468" calcext:value-type="float">
            <text:p>468</text:p>
          </table:table-cell>
          <table:table-cell office:value-type="float" office:value="1053" calcext:value-type="float">
            <text:p>1053</text:p>
          </table:table-cell>
          <table:table-cell table:number-columns-repeated="3"/>
          <table:table-cell table:style-name="ce2" table:formula="of:=[.H13]-[.D13]" office:value-type="float" office:value="1122" calcext:value-type="float">
            <text:p>1,122</text:p>
          </table:table-cell>
          <table:table-cell table:number-columns-repeated="1009"/>
        </table:table-row>
        <table:table-row table:style-name="ro1">
          <table:table-cell table:formula="of:=[$'1000'.A14]" office:value-type="string" office:string-value="Symmetric" calcext:value-type="string">
            <text:p>Symmetric</text:p>
          </table:table-cell>
          <table:table-cell office:value-type="string" calcext:value-type="string">
            <text:p>Q21510862</text:p>
          </table:table-cell>
          <table:table-cell table:style-name="ce2" table:formula="of:=[$'1000'.C14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5463" calcext:value-type="float">
            <text:p>55463</text:p>
          </table:table-cell>
          <table:table-cell office:value-type="float" office:value="12549" calcext:value-type="float">
            <text:p>12549</text:p>
          </table:table-cell>
          <table:table-cell office:value-type="float" office:value="11373" calcext:value-type="float">
            <text:p>11373</text:p>
          </table:table-cell>
          <table:table-cell office:value-type="float" office:value="9262" calcext:value-type="float">
            <text:p>9262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office:value-type="float" office:value="306" calcext:value-type="float">
            <text:p>306</text:p>
          </table:table-cell>
          <table:table-cell table:number-columns-repeated="3"/>
          <table:table-cell table:style-name="ce2" table:formula="of:=[.H14]-[.D14]" office:value-type="float" office:value="9262" calcext:value-type="float">
            <text:p>9,262</text:p>
          </table:table-cell>
          <table:table-cell table:number-columns-repeated="1009"/>
        </table:table-row>
        <table:table-row table:style-name="ro1">
          <table:table-cell table:formula="of:=[$'1000'.A15]" office:value-type="string" office:string-value="Multi-value" calcext:value-type="string">
            <text:p>Multi-value</text:p>
          </table:table-cell>
          <table:table-cell office:value-type="string" calcext:value-type="string">
            <text:p>Q21510857</text:p>
          </table:table-cell>
          <table:table-cell table:style-name="ce2" table:formula="of:=[$'1000'.C15]" office:value-type="float" office:value="13" calcext:value-type="float">
            <text:p>13</text:p>
          </table:table-cell>
          <table:table-cell office:value-type="float" office:value="142" calcext:value-type="float">
            <text:p>142</text:p>
          </table:table-cell>
          <table:table-cell office:value-type="float" office:value="75004" calcext:value-type="float">
            <text:p>75004</text:p>
          </table:table-cell>
          <table:table-cell office:value-type="float" office:value="53107" calcext:value-type="float">
            <text:p>53107</text:p>
          </table:table-cell>
          <table:table-cell office:value-type="float" office:value="8234" calcext:value-type="float">
            <text:p>8234</text:p>
          </table:table-cell>
          <table:table-cell office:value-type="float" office:value="3887" calcext:value-type="float">
            <text:p>3887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style-name="ce2" table:formula="of:=[.H15]-[.D15]" office:value-type="float" office:value="3745" calcext:value-type="float">
            <text:p>3,745</text:p>
          </table:table-cell>
          <table:table-cell table:number-columns-repeated="1009"/>
        </table:table-row>
        <table:table-row table:style-name="ro1">
          <table:table-cell table:formula="of:=[$'1000'.A16]" office:value-type="string" office:string-value="Single value" calcext:value-type="string">
            <text:p>Single value</text:p>
          </table:table-cell>
          <table:table-cell office:value-type="string" calcext:value-type="string">
            <text:p>Q19474404</text:p>
          </table:table-cell>
          <table:table-cell table:style-name="ce2" table:formula="of:=[$'1000'.C16]" office:value-type="float" office:value="2909" calcext:value-type="float">
            <text:p>2,909</text:p>
          </table:table-cell>
          <table:table-cell office:value-type="float" office:value="0" calcext:value-type="float">
            <text:p>0</text:p>
          </table:table-cell>
          <table:table-cell office:value-type="float" office:value="7520923" calcext:value-type="float">
            <text:p>7520923</text:p>
          </table:table-cell>
          <table:table-cell office:value-type="float" office:value="53107" calcext:value-type="float">
            <text:p>53107</text:p>
          </table:table-cell>
          <table:table-cell office:value-type="float" office:value="9402" calcext:value-type="float">
            <text:p>9402</text:p>
          </table:table-cell>
          <table:table-cell office:value-type="float" office:value="3887" calcext:value-type="float">
            <text:p>3887</text:p>
          </table:table-cell>
          <table:table-cell office:value-type="float" office:value="12257" calcext:value-type="float">
            <text:p>12257</text:p>
          </table:table-cell>
          <table:table-cell office:value-type="float" office:value="12107" calcext:value-type="float">
            <text:p>12107</text:p>
          </table:table-cell>
          <table:table-cell office:value-type="float" office:value="24364" calcext:value-type="float">
            <text:p>24364</text:p>
          </table:table-cell>
          <table:table-cell table:number-columns-repeated="3"/>
          <table:table-cell table:style-name="ce2" table:formula="of:=[.H16]-[.D16]" office:value-type="float" office:value="3887" calcext:value-type="float">
            <text:p>3,887</text:p>
          </table:table-cell>
          <table:table-cell table:number-columns-repeated="1009"/>
        </table:table-row>
        <table:table-row table:style-name="ro1">
          <table:table-cell table:formula="of:=[$'1000'.A17]" office:value-type="string" office:string-value="Mandatory qualifier" calcext:value-type="string">
            <text:p>Mandatory qualifier</text:p>
          </table:table-cell>
          <table:table-cell office:value-type="string" calcext:value-type="string">
            <text:p>Q21510856</text:p>
          </table:table-cell>
          <table:table-cell table:style-name="ce2" table:formula="of:=[$'1000'.C17]" office:value-type="float" office:value="203" calcext:value-type="float">
            <text:p>203</text:p>
          </table:table-cell>
          <table:table-cell office:value-type="float" office:value="161" calcext:value-type="float">
            <text:p>161</text:p>
          </table:table-cell>
          <table:table-cell office:value-type="float" office:value="14082" calcext:value-type="float">
            <text:p>14082</text:p>
          </table:table-cell>
          <table:table-cell office:value-type="float" office:value="2942" calcext:value-type="float">
            <text:p>2942</text:p>
          </table:table-cell>
          <table:table-cell office:value-type="float" office:value="2003" calcext:value-type="float">
            <text:p>2003</text:p>
          </table:table-cell>
          <table:table-cell office:value-type="float" office:value="1956" calcext:value-type="float">
            <text:p>1956</text:p>
          </table:table-cell>
          <table:table-cell office:value-type="float" office:value="636" calcext:value-type="float">
            <text:p>636</text:p>
          </table:table-cell>
          <table:table-cell office:value-type="float" office:value="424" calcext:value-type="float">
            <text:p>424</text:p>
          </table:table-cell>
          <table:table-cell office:value-type="float" office:value="1060" calcext:value-type="float">
            <text:p>1060</text:p>
          </table:table-cell>
          <table:table-cell table:number-columns-repeated="3"/>
          <table:table-cell table:style-name="ce2" table:formula="of:=[.H17]-[.D17]" office:value-type="float" office:value="1795" calcext:value-type="float">
            <text:p>1,795</text:p>
          </table:table-cell>
          <table:table-cell table:number-columns-repeated="1009"/>
        </table:table-row>
        <table:table-row table:style-name="ro1">
          <table:table-cell table:formula="of:=[$'1000'.A18]" office:value-type="string" office:string-value="Single best value" calcext:value-type="string">
            <text:p>Single best value</text:p>
          </table:table-cell>
          <table:table-cell office:value-type="string" calcext:value-type="string">
            <text:p>Q52060874</text:p>
          </table:table-cell>
          <table:table-cell table:style-name="ce2" table:formula="of:=[$'1000'.C18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792" calcext:value-type="float">
            <text:p>29792</text:p>
          </table:table-cell>
          <table:table-cell office:value-type="float" office:value="672" calcext:value-type="float">
            <text:p>672</text:p>
          </table:table-cell>
          <table:table-cell office:value-type="float" office:value="188" calcext:value-type="float">
            <text:p>188</text:p>
          </table:table-cell>
          <table:table-cell office:value-type="float" office:value="8372" calcext:value-type="float">
            <text:p>837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2" table:formula="of:=[.H18]-[.D18]" office:value-type="float" office:value="8372" calcext:value-type="float">
            <text:p>8,372</text:p>
          </table:table-cell>
          <table:table-cell table:number-columns-repeated="100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00000" table:style-name="ta5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formula="of:=[$'1000'.A1]" office:value-type="string" office:string-value="Name" calcext:value-type="string">
            <text:p>Name</text:p>
          </table:table-cell>
          <table:table-cell office:value-type="string" calcext:value-type="string">
            <text:p>ConstraintID</text:p>
          </table:table-cell>
          <table:table-cell table:formula="of:=[$'1000'.C1]" office:value-type="string" office:string-value="Constraints" calcext:value-type="string">
            <text:p>Constraints</text:p>
          </table:table-cell>
          <table:table-cell office:value-type="string" calcext:value-type="string">
            <text:p>Violation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untime materia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erivations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Demand rules</text:p>
          </table:table-cell>
          <table:table-cell office:value-type="string" calcext:value-type="string">
            <text:p>Total rules</text:p>
          </table:table-cell>
          <table:table-cell table:number-columns-repeated="3"/>
          <table:table-cell office:value-type="string" calcext:value-type="string">
            <text:p>Additional derivations</text:p>
          </table:table-cell>
          <table:table-cell table:number-columns-repeated="1009"/>
        </table:table-row>
        <table:table-row table:style-name="ro1">
          <table:table-cell table:formula="of:=[$'1000'.A2]" office:value-type="string" office:string-value="Scope" calcext:value-type="string">
            <text:p>Scope</text:p>
          </table:table-cell>
          <table:table-cell office:value-type="string" calcext:value-type="string">
            <text:p>Q53869507</text:p>
          </table:table-cell>
          <table:table-cell table:style-name="ce1" table:formula="of:=[$'1000'.C2]" office:value-type="float" office:value="1410" calcext:value-type="float">
            <text:p>1,410</text:p>
          </table:table-cell>
          <table:table-cell table:style-name="ce1" office:value-type="float" office:value="73659" calcext:value-type="float">
            <text:p>73,659</text:p>
          </table:table-cell>
          <table:table-cell table:style-name="ce1" office:value-type="float" office:value="127243" calcext:value-type="float">
            <text:p>127,243</text:p>
          </table:table-cell>
          <table:table-cell table:style-name="ce1" office:value-type="float" office:value="8933" calcext:value-type="float">
            <text:p>8,933</text:p>
          </table:table-cell>
          <table:table-cell table:style-name="ce1" office:value-type="float" office:value="2564" calcext:value-type="float">
            <text:p>2,564</text:p>
          </table:table-cell>
          <table:table-cell table:style-name="ce1" office:value-type="float" office:value="73659" calcext:value-type="float">
            <text:p>73,659</text:p>
          </table:table-cell>
          <table:table-cell table:style-name="ce1" office:value-type="float" office:value="2563" calcext:value-type="float">
            <text:p>2,5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63" calcext:value-type="float">
            <text:p>2,563</text:p>
          </table:table-cell>
          <table:table-cell table:number-columns-repeated="3"/>
          <table:table-cell table:style-name="ce1" table:formula="of:=[.H2]-[.D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1000'.A3]" office:value-type="string" office:string-value="Conflicts with" calcext:value-type="string">
            <text:p>Conflicts with</text:p>
          </table:table-cell>
          <table:table-cell office:value-type="string" calcext:value-type="string">
            <text:p>Q21502838</text:p>
          </table:table-cell>
          <table:table-cell table:style-name="ce1" table:formula="of:=[$'1000'.C3]" office:value-type="float" office:value="781" calcext:value-type="float">
            <text:p>781</text:p>
          </table:table-cell>
          <table:table-cell table:style-name="ce1" office:value-type="float" office:value="1264" calcext:value-type="float">
            <text:p>1,264</text:p>
          </table:table-cell>
          <table:table-cell table:style-name="ce1" office:value-type="float" office:value="198135" calcext:value-type="float">
            <text:p>198,135</text:p>
          </table:table-cell>
          <table:table-cell table:style-name="ce1" office:value-type="float" office:value="94466" calcext:value-type="float">
            <text:p>94,466</text:p>
          </table:table-cell>
          <table:table-cell table:style-name="ce1" office:value-type="float" office:value="1811" calcext:value-type="float">
            <text:p>1,811</text:p>
          </table:table-cell>
          <table:table-cell table:style-name="ce1" office:value-type="float" office:value="1264" calcext:value-type="float">
            <text:p>1,264</text:p>
          </table:table-cell>
          <table:table-cell table:style-name="ce1" office:value-type="float" office:value="1810" calcext:value-type="float">
            <text:p>1,8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10" calcext:value-type="float">
            <text:p>1,810</text:p>
          </table:table-cell>
          <table:table-cell table:number-columns-repeated="3"/>
          <table:table-cell table:style-name="ce1" table:formula="of:=[.H3]-[.D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1000'.A4]" office:value-type="string" office:string-value="Allowed entity type" calcext:value-type="string">
            <text:p>Allowed entity type</text:p>
          </table:table-cell>
          <table:table-cell office:value-type="string" calcext:value-type="string">
            <text:p>Q52004125</text:p>
          </table:table-cell>
          <table:table-cell table:style-name="ce1" table:formula="of:=[$'1000'.C4]" office:value-type="float" office:value="27" calcext:value-type="float">
            <text:p>27</text:p>
          </table:table-cell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120447" calcext:value-type="float">
            <text:p>120,447</text:p>
          </table:table-cell>
          <table:table-cell table:style-name="ce1" office:value-type="float" office:value="5564" calcext:value-type="float">
            <text:p>5,56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3"/>
          <table:table-cell table:style-name="ce1" table:formula="of:=[.H4]-[.D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1000'.A5]" office:value-type="string" office:string-value="None of" calcext:value-type="string">
            <text:p>None of</text:p>
          </table:table-cell>
          <table:table-cell office:value-type="string" calcext:value-type="string">
            <text:p>Q52558054</text:p>
          </table:table-cell>
          <table:table-cell table:style-name="ce1" table:formula="of:=[$'1000'.C5]" office:value-type="float" office:value="17" calcext:value-type="float">
            <text:p>1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15210" calcext:value-type="float">
            <text:p>115,210</text:p>
          </table:table-cell>
          <table:table-cell table:style-name="ce1" office:value-type="float" office:value="12405" calcext:value-type="float">
            <text:p>12,405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3" calcext:value-type="float">
            <text:p>273</text:p>
          </table:table-cell>
          <table:table-cell table:number-columns-repeated="3"/>
          <table:table-cell table:style-name="ce1" table:formula="of:=[.H5]-[.D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1000'.A6]" office:value-type="string" office:string-value="Distinct values" calcext:value-type="string">
            <text:p>Distinct values</text:p>
          </table:table-cell>
          <table:table-cell office:value-type="string" calcext:value-type="string">
            <text:p>Q21502410</text:p>
          </table:table-cell>
          <table:table-cell table:style-name="ce1" table:formula="of:=[$'1000'.C6]" office:value-type="float" office:value="2843" calcext:value-type="float">
            <text:p>2,843</text:p>
          </table:table-cell>
          <table:table-cell table:style-name="ce1" office:value-type="float" office:value="1426" calcext:value-type="float">
            <text:p>1,426</text:p>
          </table:table-cell>
          <table:table-cell table:style-name="ce1" office:value-type="float" office:value="82150101" calcext:value-type="float">
            <text:p>82,150,101</text:p>
          </table:table-cell>
          <table:table-cell table:style-name="ce1" office:value-type="float" office:value="81901108" calcext:value-type="float">
            <text:p>81,901,108</text:p>
          </table:table-cell>
          <table:table-cell table:style-name="ce1" office:value-type="float" office:value="9097" calcext:value-type="float">
            <text:p>9,097</text:p>
          </table:table-cell>
          <table:table-cell table:style-name="ce1" office:value-type="float" office:value="1655613" calcext:value-type="float">
            <text:p>1,655,613</text:p>
          </table:table-cell>
          <table:table-cell table:number-columns-repeated="2" table:style-name="ce1" office:value-type="float" office:value="3001" calcext:value-type="float">
            <text:p>3,001</text:p>
          </table:table-cell>
          <table:table-cell table:style-name="ce1" office:value-type="float" office:value="6002" calcext:value-type="float">
            <text:p>6,002</text:p>
          </table:table-cell>
          <table:table-cell table:number-columns-repeated="3"/>
          <table:table-cell table:style-name="ce1" table:formula="of:=[.H6]-[.D6]" office:value-type="float" office:value="1654187" calcext:value-type="float">
            <text:p>1,654,187</text:p>
          </table:table-cell>
          <table:table-cell table:number-columns-repeated="1009"/>
        </table:table-row>
        <table:table-row table:style-name="ro1">
          <table:table-cell table:formula="of:=[$'1000'.A7]" office:value-type="string" office:string-value="Allowed units" calcext:value-type="string">
            <text:p>Allowed units</text:p>
          </table:table-cell>
          <table:table-cell office:value-type="string" calcext:value-type="string">
            <text:p>Q21514353</text:p>
          </table:table-cell>
          <table:table-cell table:style-name="ce1" table:formula="of:=[$'1000'.C7]" office:value-type="float" office:value="343" calcext:value-type="float">
            <text:p>343</text:p>
          </table:table-cell>
          <table:table-cell table:style-name="ce1" office:value-type="float" office:value="96653" calcext:value-type="float">
            <text:p>96,653</text:p>
          </table:table-cell>
          <table:table-cell table:style-name="ce1" office:value-type="float" office:value="289991" calcext:value-type="float">
            <text:p>289,991</text:p>
          </table:table-cell>
          <table:table-cell table:style-name="ce1" office:value-type="float" office:value="77104" calcext:value-type="float">
            <text:p>77,104</text:p>
          </table:table-cell>
          <table:table-cell table:style-name="ce1" office:value-type="float" office:value="4369" calcext:value-type="float">
            <text:p>4,369</text:p>
          </table:table-cell>
          <table:table-cell table:style-name="ce1" office:value-type="float" office:value="250806" calcext:value-type="float">
            <text:p>250,806</text:p>
          </table:table-cell>
          <table:table-cell table:style-name="ce1" office:value-type="float" office:value="1095" calcext:value-type="float">
            <text:p>1,095</text:p>
          </table:table-cell>
          <table:table-cell table:style-name="ce1" office:value-type="float" office:value="2496" calcext:value-type="float">
            <text:p>2,496</text:p>
          </table:table-cell>
          <table:table-cell table:style-name="ce1" office:value-type="float" office:value="3591" calcext:value-type="float">
            <text:p>3,591</text:p>
          </table:table-cell>
          <table:table-cell table:number-columns-repeated="3"/>
          <table:table-cell table:style-name="ce1" table:formula="of:=[.H7]-[.D7]" office:value-type="float" office:value="154153" calcext:value-type="float">
            <text:p>154,153</text:p>
          </table:table-cell>
          <table:table-cell table:number-columns-repeated="1009"/>
        </table:table-row>
        <table:table-row table:style-name="ro1">
          <table:table-cell table:formula="of:=[$'1000'.A8]" office:value-type="string" office:string-value="Allowed qualifiers" calcext:value-type="string">
            <text:p>Allowed qualifiers</text:p>
          </table:table-cell>
          <table:table-cell office:value-type="string" calcext:value-type="string">
            <text:p>Q21510851</text:p>
          </table:table-cell>
          <table:table-cell table:style-name="ce1" table:formula="of:=[$'1000'.C8]" office:value-type="float" office:value="303" calcext:value-type="float">
            <text:p>303</text:p>
          </table:table-cell>
          <table:table-cell table:style-name="ce1" office:value-type="float" office:value="3378" calcext:value-type="float">
            <text:p>3,378</text:p>
          </table:table-cell>
          <table:table-cell table:style-name="ce1" office:value-type="float" office:value="278753" calcext:value-type="float">
            <text:p>278,753</text:p>
          </table:table-cell>
          <table:table-cell table:style-name="ce1" office:value-type="float" office:value="155731" calcext:value-type="float">
            <text:p>155,731</text:p>
          </table:table-cell>
          <table:table-cell table:style-name="ce1" office:value-type="float" office:value="2068" calcext:value-type="float">
            <text:p>2,068</text:p>
          </table:table-cell>
          <table:table-cell table:style-name="ce1" office:value-type="float" office:value="31472" calcext:value-type="float">
            <text:p>31,472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383" calcext:value-type="float">
            <text:p>1,383</text:p>
          </table:table-cell>
          <table:table-cell table:style-name="ce1" office:value-type="float" office:value="1693" calcext:value-type="float">
            <text:p>1,693</text:p>
          </table:table-cell>
          <table:table-cell table:number-columns-repeated="3"/>
          <table:table-cell table:style-name="ce1" table:formula="of:=[.H8]-[.D8]" office:value-type="float" office:value="28094" calcext:value-type="float">
            <text:p>28,094</text:p>
          </table:table-cell>
          <table:table-cell table:number-columns-repeated="1009"/>
        </table:table-row>
        <table:table-row table:style-name="ro1">
          <table:table-cell table:formula="of:=[$'1000'.A9]" office:value-type="string" office:string-value="One-of" calcext:value-type="string">
            <text:p>One-of</text:p>
          </table:table-cell>
          <table:table-cell office:value-type="string" calcext:value-type="string">
            <text:p>Q21510859</text:p>
          </table:table-cell>
          <table:table-cell table:style-name="ce1" table:formula="of:=[$'1000'.C9]" office:value-type="float" office:value="116" calcext:value-type="float">
            <text:p>116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6896981" calcext:value-type="float">
            <text:p>6,896,981</text:p>
          </table:table-cell>
          <table:table-cell table:style-name="ce1" office:value-type="float" office:value="6411892" calcext:value-type="float">
            <text:p>6,411,892</text:p>
          </table:table-cell>
          <table:table-cell table:style-name="ce1" office:value-type="float" office:value="6016" calcext:value-type="float">
            <text:p>6,016</text:p>
          </table:table-cell>
          <table:table-cell table:style-name="ce1" office:value-type="float" office:value="52045" calcext:value-type="float">
            <text:p>52,045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4416" calcext:value-type="float">
            <text:p>4,416</text:p>
          </table:table-cell>
          <table:table-cell table:style-name="ce1" office:value-type="float" office:value="4767" calcext:value-type="float">
            <text:p>4,767</text:p>
          </table:table-cell>
          <table:table-cell table:number-columns-repeated="3"/>
          <table:table-cell table:style-name="ce1" table:formula="of:=[.H9]-[.D9]" office:value-type="float" office:value="51919" calcext:value-type="float">
            <text:p>51,919</text:p>
          </table:table-cell>
          <table:table-cell table:number-columns-repeated="1009"/>
        </table:table-row>
        <table:table-row table:style-name="ro1">
          <table:table-cell table:formula="of:=[$'1000'.A10]" office:value-type="string" office:string-value="One-of qualifier value" calcext:value-type="string">
            <text:p>One-of qualifier value</text:p>
          </table:table-cell>
          <table:table-cell office:value-type="string" calcext:value-type="string">
            <text:p>Q52712340</text:p>
          </table:table-cell>
          <table:table-cell table:style-name="ce1" table:formula="of:=[$'1000'.C10]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7294" calcext:value-type="float">
            <text:p>117,294</text:p>
          </table:table-cell>
          <table:table-cell table:style-name="ce1" office:value-type="float" office:value="6742" calcext:value-type="float">
            <text:p>6,742</text:p>
          </table:table-cell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8937" calcext:value-type="float">
            <text:p>8,9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1" table:formula="of:=[.H10]-[.D10]" office:value-type="float" office:value="8936" calcext:value-type="float">
            <text:p>8,936</text:p>
          </table:table-cell>
          <table:table-cell table:number-columns-repeated="1009"/>
        </table:table-row>
        <table:table-row table:style-name="ro1">
          <table:table-cell table:formula="of:=[$'1000'.A11]" office:value-type="string" office:string-value="Item requires statement" calcext:value-type="string">
            <text:p>Item requires statement</text:p>
          </table:table-cell>
          <table:table-cell office:value-type="string" calcext:value-type="string">
            <text:p>Q21503247</text:p>
          </table:table-cell>
          <table:table-cell table:style-name="ce1" table:formula="of:=[$'1000'.C11]" office:value-type="float" office:value="4265" calcext:value-type="float">
            <text:p>4,265</text:p>
          </table:table-cell>
          <table:table-cell table:style-name="ce1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INF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float" office:value="15639" calcext:value-type="float">
            <text:p>15,639</text:p>
          </table:table-cell>
          <table:table-cell table:style-name="ce1" office:value-type="float" office:value="12996" calcext:value-type="float">
            <text:p>12,996</text:p>
          </table:table-cell>
          <table:table-cell table:style-name="ce1" office:value-type="float" office:value="28635" calcext:value-type="float">
            <text:p>28,635</text:p>
          </table:table-cell>
          <table:table-cell table:number-columns-repeated="3"/>
          <table:table-cell table:style-name="ce1" table:formula="of:=[.H11]-[.D11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 table:number-rows-repeated="7">
          <table:table-cell table:number-columns-repeated="14"/>
          <table:table-cell table:style-name="ce1"/>
          <table:table-cell table:number-columns-repeated="100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velopment" table:style-name="ta6"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" calcext:value-type="float">
            <text:p>10,000</text:p>
          </table:table-cell>
          <table:table-cell table:style-name="ce1" office:value-type="float" office:value="100000" calcext:value-type="float">
            <text:p>100,000</text:p>
          </table:table-cell>
          <table:table-cell table:style-name="ce1" office:value-type="float" office:value="1000000" calcext:value-type="float">
            <text:p>1,000,000</text:p>
          </table:table-cell>
          <table:table-cell table:number-columns-repeated="1019"/>
        </table:table-row>
        <table:table-row table:style-name="ro1">
          <table:table-cell table:formula="of:=[$'1000'.A6]" office:value-type="string" office:string-value="Distinct values" calcext:value-type="string">
            <text:p>Distinct values</text:p>
          </table:table-cell>
          <table:table-cell table:style-name="ce1" table:formula="of:=[$'1000'.F6]" office:value-type="float" office:value="6622" calcext:value-type="float">
            <text:p>6,622</text:p>
          </table:table-cell>
          <table:table-cell table:style-name="ce1" table:formula="of:=[$'10000'.F6]" office:value-type="float" office:value="170659" calcext:value-type="float">
            <text:p>170,659</text:p>
          </table:table-cell>
          <table:table-cell table:style-name="ce1" table:formula="of:=[$'100000'.F6]" office:value-type="float" office:value="4391053" calcext:value-type="float">
            <text:p>4,391,053</text:p>
          </table:table-cell>
          <table:table-cell table:style-name="ce1" table:formula="of:=[$'1000000'.F6]" office:value-type="float" office:value="81901108" calcext:value-type="float">
            <text:p>81,901,108</text:p>
          </table:table-cell>
          <table:table-cell table:number-columns-repeated="1019"/>
        </table:table-row>
        <table:table-row table:style-name="ro1">
          <table:table-cell table:formula="of:=[$'1000'.A11]" office:value-type="string" office:string-value="Item requires statement" calcext:value-type="string">
            <text:p>Item requires statement</text:p>
          </table:table-cell>
          <table:table-cell table:style-name="ce1" table:formula="of:=[$'1000'.F11]" office:value-type="float" office:value="25691" calcext:value-type="float">
            <text:p>25,691</text:p>
          </table:table-cell>
          <table:table-cell table:style-name="ce1" table:formula="of:=[$'10000'.F11]" office:value-type="float" office:value="560876" calcext:value-type="float">
            <text:p>560,876</text:p>
          </table:table-cell>
          <table:table-cell table:style-name="ce1" table:formula="of:=[$'100000'.F11]" office:value-type="float" office:value="8559385" calcext:value-type="float">
            <text:p>8,559,385</text:p>
          </table:table-cell>
          <table:table-cell table:style-name="ce1" table:formula="of:=[$'1000000'.F11]" office:value-type="string" office:string-value="INF" calcext:value-type="string">
            <text:p>INF</text:p>
          </table:table-cell>
          <table:table-cell table:number-columns-repeated="1019"/>
        </table:table-row>
        <table:table-row table:style-name="ro1">
          <table:table-cell table:formula="of:=[$'1000'.A16]" office:value-type="string" office:string-value="Single value" calcext:value-type="string">
            <text:p>Single value</text:p>
          </table:table-cell>
          <table:table-cell table:style-name="ce1" table:formula="of:=[$'1000'.F16]" office:value-type="float" office:value="11767" calcext:value-type="float">
            <text:p>11,767</text:p>
          </table:table-cell>
          <table:table-cell table:style-name="ce1" table:formula="of:=[$'10000'.F16]" office:value-type="float" office:value="560811" calcext:value-type="float">
            <text:p>560,811</text:p>
          </table:table-cell>
          <table:table-cell table:style-name="ce1" table:formula="of:=[$'100000'.F16]" office:value-type="float" office:value="15204180" calcext:value-type="float">
            <text:p>15,204,180</text:p>
          </table:table-cell>
          <table:table-cell table:style-name="ce1" table:formula="of:=[$'1000000'.F16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formula="of:=[$'1000'.A2]" office:value-type="string" office:string-value="Scope" calcext:value-type="string">
            <text:p>Scope</text:p>
          </table:table-cell>
          <table:table-cell table:style-name="ce1" table:formula="of:=[$'1000'.F2]" office:value-type="float" office:value="44" calcext:value-type="float">
            <text:p>44</text:p>
          </table:table-cell>
          <table:table-cell table:style-name="ce1" table:formula="of:=[$'10000'.F2]" office:value-type="float" office:value="77" calcext:value-type="float">
            <text:p>77</text:p>
          </table:table-cell>
          <table:table-cell table:style-name="ce1" table:formula="of:=[$'100000'.F2]" office:value-type="float" office:value="671" calcext:value-type="float">
            <text:p>671</text:p>
          </table:table-cell>
          <table:table-cell table:style-name="ce1" table:formula="of:=[$'100000'.F2]" office:value-type="float" office:value="671" calcext:value-type="float">
            <text:p>671</text:p>
          </table:table-cell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untime" table:style-name="ta8">
        <table:shapes>
          <draw:frame draw:z-index="0" draw:style-name="gr1" draw:text-style-name="P1" svg:width="159.99mm" svg:height="89.99mm" svg:x="0.01mm" svg:y="0.01mm">
            <loext:p draw:notify-on-update-of-ranges="'1000'.A2:'1000'.A18 '1000'.F1:'1000'.F1 '1000'.F2:'1000'.F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3.29mm" svg:y="0mm">
            <loext:p draw:notify-on-update-of-ranges="'10000'.A2:'10000'.A18 '10000'.F1:'10000'.F1 '10000'.F2:'10000'.F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31.23mm" svg:y="0.01mm">
            <loext:p draw:notify-on-update-of-ranges="'100000'.A2:'100000'.A18 '100000'.F1:'100000'.F1 '100000'.F2:'100000'.F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0mm" svg:y="196.3mm">
            <loext:p draw:notify-on-update-of-ranges="Development.B1:Development.E1 Development.A2:Development.A2 Development.B2:Development.E2 Development.A3:Development.A3 Development.B3:Development.E3 Development.A4:Development.A4 Development.B4:Development.E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90.84mm" svg:x="163.81mm" svg:y="95.88mm">
            <loext:p draw:notify-on-update-of-ranges="'1000'.A2:'1000'.A18 '1000'.C1:'1000'.C1 '1000'.C2:'1000'.C1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5" draw:style-name="gr1" draw:text-style-name="P1" svg:width="159.99mm" svg:height="89.99mm" svg:x="0mm" svg:y="94.56mm">
            <loext:p draw:notify-on-update-of-ranges="'1000'.A2:'1000'.A18 '1000'.I1:'1000'.I1 '1000'.I2:'1000'.I18 '1000'.J1:'1000'.J1 '1000'.J2:'1000'.J18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6" draw:style-name="gr1" draw:text-style-name="P1" svg:width="159.99mm" svg:height="89.99mm" svg:x="330.13mm" svg:y="93.77mm">
            <loext:p draw:notify-on-update-of-ranges="'100000 cut rules'.A2:'100000 cut rules'.A18 '100000 cut rules'.F1:'100000 cut rules'.F1 '100000 cut rules'.F2:'100000 cut rules'.F18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table table:name="Derivations" table:style-name="ta8">
        <office:forms form:automatic-focus="false" form:apply-design-mode="false"/>
        <table:shapes>
          <draw:frame draw:z-index="0" draw:style-name="gr1" draw:text-style-name="P1" svg:width="159.99mm" svg:height="89.99mm" svg:x="0mm" svg:y="196.81mm">
            <loext:p draw:notify-on-update-of-ranges="'1000'.A2:'1000'.A18 '1000'.H1:'1000'.H1 '1000'.H2:'1000'.H1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327.65mm" svg:y="196.82mm">
            <loext:p draw:notify-on-update-of-ranges="'100000'.A2:'100000'.A18 '100000'.H1:'100000'.H1 '100000'.H2:'100000'.H1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9.99mm" svg:height="89.99mm" svg:x="164.66mm" svg:y="196.81mm">
            <loext:p draw:notify-on-update-of-ranges="'10000'.A2:'10000'.A18 '10000'.H1:'10000'.H1 '10000'.H2:'10000'.H1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59.99mm" svg:height="90.84mm" svg:x="162.99mm" svg:y="90.84mm">
            <loext:p draw:notify-on-update-of-ranges="'1000'.A2:'1000'.A18 '1000'.C1:'1000'.C1 '1000'.C2:'1000'.C1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59.99mm" svg:height="89.99mm" svg:x="0mm" svg:y="91.38mm">
            <loext:p draw:notify-on-update-of-ranges="'1000'.A2:'1000'.A18 '1000'.I1:'1000'.I1 '1000'.I2:'1000'.I18 '1000'.J1:'1000'.J1 '1000'.J2:'1000'.J1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59.99mm" svg:height="89.99mm" svg:x="0mm" svg:y="0mm">
            <loext:p draw:notify-on-update-of-ranges="'1000'.A6:'1000'.A18 '1000'.O6:'1000'.O18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6" draw:style-name="gr1" draw:text-style-name="P1" svg:width="159.99mm" svg:height="89.99mm" svg:x="162.44mm" svg:y="0mm">
            <loext:p draw:notify-on-update-of-ranges="'10000'.A6:'10000'.A18 '10000'.O6:'10000'.O18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7" draw:style-name="gr1" draw:text-style-name="P1" svg:width="159.99mm" svg:height="89.99mm" svg:x="330.13mm" svg:y="0.01mm">
            <loext:p draw:notify-on-update-of-ranges="'100000'.A6:'100000'.A18 '100000'.O6:'100000'.O18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8" draw:style-name="gr1" draw:text-style-name="P1" svg:width="159.99mm" svg:height="89.99mm" svg:x="330.96mm" svg:y="93.51mm">
            <loext:p draw:notify-on-update-of-ranges="'100000 cut rules'.A6:'100000 cut rules'.A18 '100000 cut rules'.O6:'100000 cut rules'.O18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table table:name="Violations" table:style-name="ta8">
        <table:shapes>
          <draw:frame draw:z-index="0" draw:style-name="gr1" draw:text-style-name="P1" svg:width="159.99mm" svg:height="89.99mm" svg:x="0.01mm" svg:y="0.01mm">
            <loext:p draw:notify-on-update-of-ranges="'1000'.A2:'1000'.A18 '1000'.D1:'1000'.D1 '1000'.D2:'1000'.D18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159.99mm" svg:height="89.99mm" svg:x="166.31mm" svg:y="0mm">
            <loext:p draw:notify-on-update-of-ranges="'10000'.A2:'10000'.A18 '10000'.D1:'10000'.D1 '10000'.D2:'10000'.D18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159.99mm" svg:height="89.99mm" svg:x="331.78mm" svg:y="0.01mm">
            <loext:p draw:notify-on-update-of-ranges="'100000'.A2:'100000'.A18 '100000'.D1:'100000'.D1 '100000'.D2:'100000'.D18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159.99mm" svg:height="90.84mm" svg:x="329.56mm" svg:y="94.29mm">
            <loext:p draw:notify-on-update-of-ranges="'1000'.A2:'1000'.A18 '1000'.C1:'1000'.C1 '1000'.C2:'1000'.C18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draw:text-style-name="P1" svg:width="159.99mm" svg:height="89.99mm" svg:x="166.57mm" svg:y="94.83mm">
            <loext:p draw:notify-on-update-of-ranges="'1000'.A2:'1000'.A18 '1000'.I1:'1000'.I1 '1000'.I2:'1000'.I18 '1000'.J1:'1000'.J1 '1000'.J2:'1000'.J18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table table:name="Sizes" table:style-name="ta8">
        <table:shapes>
          <draw:frame draw:z-index="0" draw:style-name="gr1" draw:text-style-name="P1" svg:width="159.99mm" svg:height="89.99mm" svg:x="123.7mm" svg:y="95.3mm">
            <loext:p draw:notify-on-update-of-ranges="Sizes.F2:Sizes.F18  Sizes.M2:Sizes.M18  Sizes.N2:Sizes.N18  Sizes.O2:Sizes.O18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6" table:default-cell-style-name="Default"/>
        <table:table-column table:style-name="co5" table:number-columns-repeated="3" table:default-cell-style-name="ce3"/>
        <table:table-column table:style-name="co5" table:default-cell-style-name="Default"/>
        <table:table-column table:style-name="co7" table:default-cell-style-name="Default"/>
        <table:table-column table:style-name="co5" table:default-cell-style-name="ce3"/>
        <table:table-column table:style-name="co8" table:default-cell-style-name="ce3"/>
        <table:table-column table:style-name="co5" table:number-columns-repeated="7" table:default-cell-style-name="ce3"/>
        <table:table-row table:style-name="ro1">
          <table:table-cell office:value-type="string" calcext:value-type="string">
            <text:p>Dataset</text:p>
          </table:table-cell>
          <table:table-cell office:value-type="float" office:value="1000" calcext:value-type="float">
            <text:p>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00000" calcext:value-type="float">
            <text:p>100,000</text:p>
          </table:table-cell>
          <table:table-cell/>
          <table:table-cell office:value-type="string" calcext:value-type="string">
            <text:p>Constraint</text:p>
          </table:table-cell>
          <table:table-cell office:value-type="string" calcext:value-type="string">
            <text:p>1,000 base</text:p>
          </table:table-cell>
          <table:table-cell office:value-type="string" calcext:value-type="string">
            <text:p>1,000 inequality</text:p>
          </table:table-cell>
          <table:table-cell office:value-type="string" calcext:value-type="string">
            <text:p>1,000 require</text:p>
          </table:table-cell>
          <table:table-cell office:value-type="string" calcext:value-type="string">
            <text:p>10,000 base</text:p>
          </table:table-cell>
          <table:table-cell office:value-type="string" calcext:value-type="string">
            <text:p>10,000 inequality</text:p>
          </table:table-cell>
          <table:table-cell office:value-type="string" calcext:value-type="string">
            <text:p>10,000 require</text:p>
          </table:table-cell>
          <table:table-cell office:value-type="string" calcext:value-type="string">
            <text:p>100,000 base</text:p>
          </table:table-cell>
          <table:table-cell office:value-type="string" calcext:value-type="string">
            <text:p>100,000 inequality</text:p>
          </table:table-cell>
          <table:table-cell office:value-type="string" calcext:value-type="string">
            <text:p>100,000 require</text:p>
          </table:table-cell>
        </table:table-row>
        <table:table-row table:style-name="ro1">
          <table:table-cell office:value-type="string" calcext:value-type="string">
            <text:p>statement</text:p>
          </table:table-cell>
          <table:table-cell office:value-type="float" office:value="10036" calcext:value-type="float">
            <text:p>10,036</text:p>
          </table:table-cell>
          <table:table-cell office:value-type="float" office:value="103080" calcext:value-type="float">
            <text:p>103,080</text:p>
          </table:table-cell>
          <table:table-cell office:value-type="float" office:value="1025762" calcext:value-type="float">
            <text:p>1,025,762</text:p>
          </table:table-cell>
          <table:table-cell/>
          <table:table-cell table:style-name="ce3" office:value-type="string" calcext:value-type="string">
            <text:p>Scope</text:p>
          </table:table-cell>
          <table:table-cell table:formula="of:=SUM([.B2:.B4])" office:value-type="float" office:value="35767" calcext:value-type="float">
            <text:p>35,7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:.C4])" office:value-type="float" office:value="361218" calcext:value-type="float">
            <text:p>361,2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2:.D4])" office:value-type="float" office:value="3634935" calcext:value-type="float">
            <text:p>3,634,9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lifier</text:p>
          </table:table-cell>
          <table:table-cell office:value-type="float" office:value="1888" calcext:value-type="float">
            <text:p>1,888</text:p>
          </table:table-cell>
          <table:table-cell office:value-type="float" office:value="19863" calcext:value-type="float">
            <text:p>19,863</text:p>
          </table:table-cell>
          <table:table-cell office:value-type="float" office:value="201080" calcext:value-type="float">
            <text:p>201,080</text:p>
          </table:table-cell>
          <table:table-cell/>
          <table:table-cell table:style-name="ce3" office:value-type="string" calcext:value-type="string">
            <text:p>Conflicts with</text:p>
          </table:table-cell>
          <table:table-cell table:formula="of:=[.B2]" office:value-type="float" office:value="10036" calcext:value-type="float">
            <text:p>10,0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]" office:value-type="float" office:value="103080" calcext:value-type="float">
            <text:p>103,0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]" office:value-type="float" office:value="1025762" calcext:value-type="float">
            <text:p>1,025,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office:value-type="float" office:value="23843" calcext:value-type="float">
            <text:p>23,843</text:p>
          </table:table-cell>
          <table:table-cell office:value-type="float" office:value="238275" calcext:value-type="float">
            <text:p>238,275</text:p>
          </table:table-cell>
          <table:table-cell office:value-type="float" office:value="2408093" calcext:value-type="float">
            <text:p>2,408,093</text:p>
          </table:table-cell>
          <table:table-cell/>
          <table:table-cell table:style-name="ce3" office:value-type="string" calcext:value-type="string">
            <text:p>Allowed entity type</text:p>
          </table:table-cell>
          <table:table-cell table:formula="of:=SUM([.B2];[.B5:.B6])" office:value-type="float" office:value="11037" calcext:value-type="float">
            <text:p>11,0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];[.C5:.C6])" office:value-type="float" office:value="113080" calcext:value-type="float">
            <text:p>113,0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2];[.D5:.D6])" office:value-type="float" office:value="1125762" calcext:value-type="float">
            <text:p>1,125,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float" office:value="1000" calcext:value-type="float">
            <text:p>1,000</text:p>
          </table:table-cell>
          <table:table-cell office:value-type="float" office:value="9998" calcext:value-type="float">
            <text:p>9,998</text:p>
          </table:table-cell>
          <table:table-cell office:value-type="float" office:value="99994" calcext:value-type="float">
            <text:p>99,994</text:p>
          </table:table-cell>
          <table:table-cell/>
          <table:table-cell office:value-type="string" calcext:value-type="string">
            <text:p>None of</text:p>
          </table:table-cell>
          <table:table-cell table:formula="of:=SUM([.B2:.B4])" office:value-type="float" office:value="35767" calcext:value-type="float">
            <text:p>35,7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:.C4])" office:value-type="float" office:value="361218" calcext:value-type="float">
            <text:p>361,2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2:.D4])" office:value-type="float" office:value="3634935" calcext:value-type="float">
            <text:p>3,634,9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perti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stinct values</text:p>
          </table:table-cell>
          <table:table-cell table:formula="of:=SUM([.B2:.B4])" office:value-type="float" office:value="35767" calcext:value-type="float">
            <text:p>35,767</text:p>
          </table:table-cell>
          <table:table-cell table:formula="of:=[.B10]" office:value-type="float" office:value="70252" calcext:value-type="float">
            <text:p>70,252</text:p>
          </table:table-cell>
          <table:table-cell office:value-type="float" office:value="0" calcext:value-type="float">
            <text:p>0</text:p>
          </table:table-cell>
          <table:table-cell table:formula="of:=SUM([.C2:.C4])" office:value-type="float" office:value="361218" calcext:value-type="float">
            <text:p>361,218</text:p>
          </table:table-cell>
          <table:table-cell table:formula="of:=[.C10]" office:value-type="float" office:value="721491" calcext:value-type="float">
            <text:p>721,491</text:p>
          </table:table-cell>
          <table:table-cell office:value-type="float" office:value="0" calcext:value-type="float">
            <text:p>0</text:p>
          </table:table-cell>
          <table:table-cell table:formula="of:=SUM([.D2:.D4])" office:value-type="float" office:value="3634935" calcext:value-type="float">
            <text:p>3,634,935</text:p>
          </table:table-cell>
          <table:table-cell table:formula="of:=[.D10]" office:value-type="float" office:value="7180282" calcext:value-type="float">
            <text:p>7,180,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s</text:p>
          </table:table-cell>
          <table:table-cell office:value-type="float" office:value="75" calcext:value-type="float">
            <text:p>75</text:p>
          </table:table-cell>
          <table:table-cell office:value-type="float" office:value="1665" calcext:value-type="float">
            <text:p>1,665</text:p>
          </table:table-cell>
          <table:table-cell office:value-type="float" office:value="17230" calcext:value-type="float">
            <text:p>17,230</text:p>
          </table:table-cell>
          <table:table-cell/>
          <table:table-cell office:value-type="string" calcext:value-type="string">
            <text:p>Allowed units</text:p>
          </table:table-cell>
          <table:table-cell table:formula="of:=SUM([.B2:.B4];[.B7])" office:value-type="float" office:value="35842" calcext:value-type="float">
            <text:p>35,842</text:p>
          </table:table-cell>
          <table:table-cell table:formula="of:=[.B11]" office:value-type="float" office:value="2051" calcext:value-type="float">
            <text:p>2,051</text:p>
          </table:table-cell>
          <table:table-cell office:value-type="float" office:value="0" calcext:value-type="float">
            <text:p>0</text:p>
          </table:table-cell>
          <table:table-cell table:formula="of:=SUM([.C2:.C4];[.C7])" office:value-type="float" office:value="362883" calcext:value-type="float">
            <text:p>362,883</text:p>
          </table:table-cell>
          <table:table-cell table:formula="of:=[.C11]" office:value-type="float" office:value="7296" calcext:value-type="float">
            <text:p>7,296</text:p>
          </table:table-cell>
          <table:table-cell office:value-type="float" office:value="0" calcext:value-type="float">
            <text:p>0</text:p>
          </table:table-cell>
          <table:table-cell table:formula="of:=SUM([.D2:.D4];[.D7])" office:value-type="float" office:value="3652165" calcext:value-type="float">
            <text:p>3,652,165</text:p>
          </table:table-cell>
          <table:table-cell table:formula="of:=[.D11]" office:value-type="float" office:value="51251" calcext:value-type="float">
            <text:p>51,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ks</text:p>
          </table:table-cell>
          <table:table-cell office:value-type="float" office:value="10036" calcext:value-type="float">
            <text:p>10,036</text:p>
          </table:table-cell>
          <table:table-cell office:value-type="float" office:value="103080" calcext:value-type="float">
            <text:p>103,080</text:p>
          </table:table-cell>
          <table:table-cell office:value-type="float" office:value="1025762" calcext:value-type="float">
            <text:p>1,025,762</text:p>
          </table:table-cell>
          <table:table-cell/>
          <table:table-cell office:value-type="string" calcext:value-type="string">
            <text:p>Allowed qualifiers</text:p>
          </table:table-cell>
          <table:table-cell table:formula="of:=SUM([.B2:.B3])" office:value-type="float" office:value="11924" calcext:value-type="float">
            <text:p>11,924</text:p>
          </table:table-cell>
          <table:table-cell table:formula="of:=[.B12]" office:value-type="float" office:value="13264" calcext:value-type="float">
            <text:p>13,264</text:p>
          </table:table-cell>
          <table:table-cell office:value-type="float" office:value="0" calcext:value-type="float">
            <text:p>0</text:p>
          </table:table-cell>
          <table:table-cell table:formula="of:=SUM([.C2:.C3])" office:value-type="float" office:value="122943" calcext:value-type="float">
            <text:p>122,943</text:p>
          </table:table-cell>
          <table:table-cell table:formula="of:=[.C12]" office:value-type="float" office:value="121035" calcext:value-type="float">
            <text:p>121,035</text:p>
          </table:table-cell>
          <table:table-cell office:value-type="float" office:value="0" calcext:value-type="float">
            <text:p>0</text:p>
          </table:table-cell>
          <table:table-cell table:formula="of:=SUM([.D2:.D3])" office:value-type="float" office:value="1226842" calcext:value-type="float">
            <text:p>1,226,842</text:p>
          </table:table-cell>
          <table:table-cell table:formula="of:=[.D12]" office:value-type="float" office:value="1207464" calcext:value-type="float">
            <text:p>1,207,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One-of</text:p>
          </table:table-cell>
          <table:table-cell table:formula="of:=SUM([.B2:.B4])" office:value-type="float" office:value="35767" calcext:value-type="float">
            <text:p>35,767</text:p>
          </table:table-cell>
          <table:table-cell table:formula="of:=[.B13]" office:value-type="float" office:value="201235" calcext:value-type="float">
            <text:p>201,235</text:p>
          </table:table-cell>
          <table:table-cell office:value-type="float" office:value="0" calcext:value-type="float">
            <text:p>0</text:p>
          </table:table-cell>
          <table:table-cell table:formula="of:=SUM([.C2:.C4])" office:value-type="float" office:value="361218" calcext:value-type="float">
            <text:p>361,218</text:p>
          </table:table-cell>
          <table:table-cell table:formula="of:=[.C13]" office:value-type="float" office:value="1968354" calcext:value-type="float">
            <text:p>1,968,354</text:p>
          </table:table-cell>
          <table:table-cell office:value-type="float" office:value="0" calcext:value-type="float">
            <text:p>0</text:p>
          </table:table-cell>
          <table:table-cell table:formula="of:=SUM([.D2:.D4])" office:value-type="float" office:value="3634935" calcext:value-type="float">
            <text:p>3,634,935</text:p>
          </table:table-cell>
          <table:table-cell table:formula="of:=[.D13]" office:value-type="float" office:value="19736460" calcext:value-type="float">
            <text:p>19,736,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tinct values</text:p>
          </table:table-cell>
          <table:table-cell office:value-type="float" office:value="70252" calcext:value-type="float">
            <text:p>70,252</text:p>
          </table:table-cell>
          <table:table-cell office:value-type="float" office:value="721491" calcext:value-type="float">
            <text:p>721,491</text:p>
          </table:table-cell>
          <table:table-cell office:value-type="float" office:value="7180282" calcext:value-type="float">
            <text:p>7,180,282</text:p>
          </table:table-cell>
          <table:table-cell/>
          <table:table-cell office:value-type="string" calcext:value-type="string">
            <text:p>One-of qualifier value</text:p>
          </table:table-cell>
          <table:table-cell table:formula="of:=SUM([.B2:.B3])" office:value-type="float" office:value="11924" calcext:value-type="float">
            <text:p>11,924</text:p>
          </table:table-cell>
          <table:table-cell table:formula="of:=[.B14]" office:value-type="float" office:value="3531" calcext:value-type="float">
            <text:p>3,531</text:p>
          </table:table-cell>
          <table:table-cell office:value-type="float" office:value="0" calcext:value-type="float">
            <text:p>0</text:p>
          </table:table-cell>
          <table:table-cell table:formula="of:=SUM([.C2:.C3])" office:value-type="float" office:value="122943" calcext:value-type="float">
            <text:p>122,943</text:p>
          </table:table-cell>
          <table:table-cell table:formula="of:=[.C14]" office:value-type="float" office:value="43088" calcext:value-type="float">
            <text:p>43,088</text:p>
          </table:table-cell>
          <table:table-cell office:value-type="float" office:value="0" calcext:value-type="float">
            <text:p>0</text:p>
          </table:table-cell>
          <table:table-cell table:formula="of:=SUM([.D2:.D3])" office:value-type="float" office:value="1226842" calcext:value-type="float">
            <text:p>1,226,842</text:p>
          </table:table-cell>
          <table:table-cell table:formula="of:=[.D14]" office:value-type="float" office:value="433945" calcext:value-type="float">
            <text:p>433,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wed units</text:p>
          </table:table-cell>
          <table:table-cell office:value-type="float" office:value="2051" calcext:value-type="float">
            <text:p>2,051</text:p>
          </table:table-cell>
          <table:table-cell office:value-type="float" office:value="7296" calcext:value-type="float">
            <text:p>7,296</text:p>
          </table:table-cell>
          <table:table-cell office:value-type="float" office:value="51251" calcext:value-type="float">
            <text:p>51,251</text:p>
          </table:table-cell>
          <table:table-cell/>
          <table:table-cell office:value-type="string" calcext:value-type="string">
            <text:p>Item requires statement</text:p>
          </table:table-cell>
          <table:table-cell table:formula="of:=SUM([.B2])" office:value-type="float" office:value="10036" calcext:value-type="float">
            <text:p>10,036</text:p>
          </table:table-cell>
          <table:table-cell table:formula="of:=[.B15]" office:value-type="float" office:value="112668" calcext:value-type="float">
            <text:p>112,668</text:p>
          </table:table-cell>
          <table:table-cell table:formula="of:=SUM([.B24:.B26])" office:value-type="float" office:value="10991" calcext:value-type="float">
            <text:p>10,991</text:p>
          </table:table-cell>
          <table:table-cell table:formula="of:=SUM([.C2])" office:value-type="float" office:value="103080" calcext:value-type="float">
            <text:p>103,080</text:p>
          </table:table-cell>
          <table:table-cell table:formula="of:=[.C15]" office:value-type="float" office:value="1097884" calcext:value-type="float">
            <text:p>1,097,884</text:p>
          </table:table-cell>
          <table:table-cell table:formula="of:=SUM([.C24:.C26])" office:value-type="float" office:value="112685" calcext:value-type="float">
            <text:p>112,685</text:p>
          </table:table-cell>
          <table:table-cell table:formula="of:=SUM([.D2])" office:value-type="float" office:value="1025762" calcext:value-type="float">
            <text:p>1,025,762</text:p>
          </table:table-cell>
          <table:table-cell table:formula="of:=[.D15]" office:value-type="float" office:value="10854590" calcext:value-type="float">
            <text:p>10,854,590</text:p>
          </table:table-cell>
          <table:table-cell table:formula="of:=SUM([.D24:.D26])" office:value-type="float" office:value="1121826" calcext:value-type="float">
            <text:p>1,121,826</text:p>
          </table:table-cell>
        </table:table-row>
        <table:table-row table:style-name="ro1">
          <table:table-cell office:value-type="string" calcext:value-type="string">
            <text:p>allowed qualifiers</text:p>
          </table:table-cell>
          <table:table-cell office:value-type="float" office:value="13264" calcext:value-type="float">
            <text:p>13,264</text:p>
          </table:table-cell>
          <table:table-cell office:value-type="float" office:value="121035" calcext:value-type="float">
            <text:p>121,035</text:p>
          </table:table-cell>
          <table:table-cell office:value-type="float" office:value="1207464" calcext:value-type="float">
            <text:p>1,207,464</text:p>
          </table:table-cell>
          <table:table-cell/>
          <table:table-cell office:value-type="string" calcext:value-type="string">
            <text:p>Value requires statement</text:p>
          </table:table-cell>
          <table:table-cell table:formula="of:=SUM([.B2])" office:value-type="float" office:value="10036" calcext:value-type="float">
            <text:p>10,036</text:p>
          </table:table-cell>
          <table:table-cell table:formula="of:=[.B16]" office:value-type="float" office:value="106685" calcext:value-type="float">
            <text:p>106,685</text:p>
          </table:table-cell>
          <table:table-cell table:formula="of:=SUM([.B24:.B26])" office:value-type="float" office:value="10991" calcext:value-type="float">
            <text:p>10,991</text:p>
          </table:table-cell>
          <table:table-cell table:formula="of:=SUM([.C2])" office:value-type="float" office:value="103080" calcext:value-type="float">
            <text:p>103,080</text:p>
          </table:table-cell>
          <table:table-cell table:formula="of:=[.C16]" office:value-type="float" office:value="1091901" calcext:value-type="float">
            <text:p>1,091,901</text:p>
          </table:table-cell>
          <table:table-cell table:formula="of:=SUM([.C24:.C26])" office:value-type="float" office:value="112685" calcext:value-type="float">
            <text:p>112,685</text:p>
          </table:table-cell>
          <table:table-cell table:formula="of:=SUM([.D2])" office:value-type="float" office:value="1025762" calcext:value-type="float">
            <text:p>1,025,762</text:p>
          </table:table-cell>
          <table:table-cell table:formula="of:=[.D16]" office:value-type="float" office:value="10848607" calcext:value-type="float">
            <text:p>10,848,607</text:p>
          </table:table-cell>
          <table:table-cell table:formula="of:=SUM([.D24:.D26])" office:value-type="float" office:value="1121826" calcext:value-type="float">
            <text:p>1,121,826</text:p>
          </table:table-cell>
        </table:table-row>
        <table:table-row table:style-name="ro1">
          <table:table-cell office:value-type="string" calcext:value-type="string">
            <text:p>one-of</text:p>
          </table:table-cell>
          <table:table-cell office:value-type="float" office:value="201235" calcext:value-type="float">
            <text:p>201,235</text:p>
          </table:table-cell>
          <table:table-cell office:value-type="float" office:value="1968354" calcext:value-type="float">
            <text:p>1,968,354</text:p>
          </table:table-cell>
          <table:table-cell office:value-type="float" office:value="19736460" calcext:value-type="float">
            <text:p>19,736,460</text:p>
          </table:table-cell>
          <table:table-cell/>
          <table:table-cell office:value-type="string" calcext:value-type="string">
            <text:p>Inverse</text:p>
          </table:table-cell>
          <table:table-cell table:formula="of:=SUM([.B2])" office:value-type="float" office:value="10036" calcext:value-type="float">
            <text:p>10,036</text:p>
          </table:table-cell>
          <table:table-cell table:formula="of:=[.B17]" office:value-type="float" office:value="119560" calcext:value-type="float">
            <text:p>119,560</text:p>
          </table:table-cell>
          <table:table-cell table:formula="of:=SUM([.B24:.B26])" office:value-type="float" office:value="10991" calcext:value-type="float">
            <text:p>10,991</text:p>
          </table:table-cell>
          <table:table-cell table:formula="of:=SUM([.C2])" office:value-type="float" office:value="103080" calcext:value-type="float">
            <text:p>103,080</text:p>
          </table:table-cell>
          <table:table-cell table:formula="of:=[.C17]" office:value-type="float" office:value="1222039" calcext:value-type="float">
            <text:p>1,222,039</text:p>
          </table:table-cell>
          <table:table-cell table:formula="of:=SUM([.C24:.C26])" office:value-type="float" office:value="112685" calcext:value-type="float">
            <text:p>112,685</text:p>
          </table:table-cell>
          <table:table-cell table:formula="of:=SUM([.D2])" office:value-type="float" office:value="1025762" calcext:value-type="float">
            <text:p>1,025,762</text:p>
          </table:table-cell>
          <table:table-cell table:formula="of:=[.D17]" office:value-type="float" office:value="12156381" calcext:value-type="float">
            <text:p>12,156,381</text:p>
          </table:table-cell>
          <table:table-cell table:formula="of:=SUM([.D24:.D26])" office:value-type="float" office:value="1121826" calcext:value-type="float">
            <text:p>1,121,826</text:p>
          </table:table-cell>
        </table:table-row>
        <table:table-row table:style-name="ro1">
          <table:table-cell office:value-type="string" calcext:value-type="string">
            <text:p>one-of qualifier value</text:p>
          </table:table-cell>
          <table:table-cell office:value-type="float" office:value="3531" calcext:value-type="float">
            <text:p>3,531</text:p>
          </table:table-cell>
          <table:table-cell office:value-type="float" office:value="43088" calcext:value-type="float">
            <text:p>43,088</text:p>
          </table:table-cell>
          <table:table-cell office:value-type="float" office:value="433945" calcext:value-type="float">
            <text:p>433,945</text:p>
          </table:table-cell>
          <table:table-cell/>
          <table:table-cell office:value-type="string" calcext:value-type="string">
            <text:p>Symmetric</text:p>
          </table:table-cell>
          <table:table-cell table:formula="of:=SUM([.B2])" office:value-type="float" office:value="10036" calcext:value-type="float">
            <text:p>10,036</text:p>
          </table:table-cell>
          <table:table-cell table:formula="of:=[.B18]" office:value-type="float" office:value="165933" calcext:value-type="float">
            <text:p>165,933</text:p>
          </table:table-cell>
          <table:table-cell table:formula="of:=SUM([.B24:.B26])" office:value-type="float" office:value="10991" calcext:value-type="float">
            <text:p>10,991</text:p>
          </table:table-cell>
          <table:table-cell table:formula="of:=SUM([.C2])" office:value-type="float" office:value="103080" calcext:value-type="float">
            <text:p>103,080</text:p>
          </table:table-cell>
          <table:table-cell table:formula="of:=[.C18]" office:value-type="float" office:value="1709413" calcext:value-type="float">
            <text:p>1,709,413</text:p>
          </table:table-cell>
          <table:table-cell table:formula="of:=SUM([.C24:.C26])" office:value-type="float" office:value="112685" calcext:value-type="float">
            <text:p>112,685</text:p>
          </table:table-cell>
          <table:table-cell table:formula="of:=SUM([.D2])" office:value-type="float" office:value="1025762" calcext:value-type="float">
            <text:p>1,025,762</text:p>
          </table:table-cell>
          <table:table-cell table:formula="of:=[.D18]" office:value-type="float" office:value="17002211" calcext:value-type="float">
            <text:p>17,002,211</text:p>
          </table:table-cell>
          <table:table-cell table:formula="of:=SUM([.D24:.D26])" office:value-type="float" office:value="1121826" calcext:value-type="float">
            <text:p>1,121,826</text:p>
          </table:table-cell>
        </table:table-row>
        <table:table-row table:style-name="ro1">
          <table:table-cell office:value-type="string" calcext:value-type="string">
            <text:p>item requires statement</text:p>
          </table:table-cell>
          <table:table-cell office:value-type="float" office:value="112668" calcext:value-type="float">
            <text:p>112,668</text:p>
          </table:table-cell>
          <table:table-cell office:value-type="float" office:value="1097884" calcext:value-type="float">
            <text:p>1,097,884</text:p>
          </table:table-cell>
          <table:table-cell office:value-type="float" office:value="10854590" calcext:value-type="float">
            <text:p>10,854,590</text:p>
          </table:table-cell>
          <table:table-cell/>
          <table:table-cell office:value-type="string" calcext:value-type="string">
            <text:p>Multi-Value</text:p>
          </table:table-cell>
          <table:table-cell table:formula="of:=SUM([.B2])" office:value-type="float" office:value="10036" calcext:value-type="float">
            <text:p>10,036</text:p>
          </table:table-cell>
          <table:table-cell table:formula="of:=[.B19]" office:value-type="float" office:value="58737" calcext:value-type="float">
            <text:p>58,737</text:p>
          </table:table-cell>
          <table:table-cell table:formula="of:=SUM([.B24:.B26])" office:value-type="float" office:value="10991" calcext:value-type="float">
            <text:p>10,991</text:p>
          </table:table-cell>
          <table:table-cell table:formula="of:=SUM([.C2])" office:value-type="float" office:value="103080" calcext:value-type="float">
            <text:p>103,080</text:p>
          </table:table-cell>
          <table:table-cell table:formula="of:=[.C19]" office:value-type="float" office:value="602952" calcext:value-type="float">
            <text:p>602,952</text:p>
          </table:table-cell>
          <table:table-cell table:formula="of:=SUM([.C24:.C26])" office:value-type="float" office:value="112685" calcext:value-type="float">
            <text:p>112,685</text:p>
          </table:table-cell>
          <table:table-cell table:formula="of:=SUM([.D2])" office:value-type="float" office:value="1025762" calcext:value-type="float">
            <text:p>1,025,762</text:p>
          </table:table-cell>
          <table:table-cell table:formula="of:=[.D19]" office:value-type="float" office:value="6001202" calcext:value-type="float">
            <text:p>6,001,202</text:p>
          </table:table-cell>
          <table:table-cell table:formula="of:=SUM([.D24:.D26])" office:value-type="float" office:value="1121826" calcext:value-type="float">
            <text:p>1,121,826</text:p>
          </table:table-cell>
        </table:table-row>
        <table:table-row table:style-name="ro1">
          <table:table-cell office:value-type="string" calcext:value-type="string">
            <text:p>value requires statement</text:p>
          </table:table-cell>
          <table:table-cell office:value-type="float" office:value="106685" calcext:value-type="float">
            <text:p>106,685</text:p>
          </table:table-cell>
          <table:table-cell office:value-type="float" office:value="1091901" calcext:value-type="float">
            <text:p>1,091,901</text:p>
          </table:table-cell>
          <table:table-cell office:value-type="float" office:value="10848607" calcext:value-type="float">
            <text:p>10,848,607</text:p>
          </table:table-cell>
          <table:table-cell/>
          <table:table-cell office:value-type="string" calcext:value-type="string">
            <text:p>Single value</text:p>
          </table:table-cell>
          <table:table-cell table:formula="of:=SUM([.B2:.B4])" office:value-type="float" office:value="35767" calcext:value-type="float">
            <text:p>35,767</text:p>
          </table:table-cell>
          <table:table-cell table:formula="of:=[.B20]" office:value-type="float" office:value="74045" calcext:value-type="float">
            <text:p>74,045</text:p>
          </table:table-cell>
          <table:table-cell table:formula="of:=SUM([.B27:.B29])" office:value-type="float" office:value="3709" calcext:value-type="float">
            <text:p>3,709</text:p>
          </table:table-cell>
          <table:table-cell table:formula="of:=SUM([.C2:.C4])" office:value-type="float" office:value="361218" calcext:value-type="float">
            <text:p>361,218</text:p>
          </table:table-cell>
          <table:table-cell table:formula="of:=[.C20]" office:value-type="float" office:value="764841" calcext:value-type="float">
            <text:p>764,841</text:p>
          </table:table-cell>
          <table:table-cell table:formula="of:=SUM([.C27:.C29])" office:value-type="float" office:value="38469" calcext:value-type="float">
            <text:p>38,469</text:p>
          </table:table-cell>
          <table:table-cell table:formula="of:=SUM([.D2:.D4])" office:value-type="float" office:value="3634935" calcext:value-type="float">
            <text:p>3,634,935</text:p>
          </table:table-cell>
          <table:table-cell table:formula="of:=[.D20]" office:value-type="float" office:value="7614489" calcext:value-type="float">
            <text:p>7,614,489</text:p>
          </table:table-cell>
          <table:table-cell table:formula="of:=SUM([.D27:.D29])" office:value-type="float" office:value="389206" calcext:value-type="float">
            <text:p>389,206</text:p>
          </table:table-cell>
        </table:table-row>
        <table:table-row table:style-name="ro1">
          <table:table-cell office:value-type="string" calcext:value-type="string">
            <text:p>inverse</text:p>
          </table:table-cell>
          <table:table-cell office:value-type="float" office:value="119560" calcext:value-type="float">
            <text:p>119,560</text:p>
          </table:table-cell>
          <table:table-cell office:value-type="float" office:value="1222039" calcext:value-type="float">
            <text:p>1,222,039</text:p>
          </table:table-cell>
          <table:table-cell office:value-type="float" office:value="12156381" calcext:value-type="float">
            <text:p>12,156,381</text:p>
          </table:table-cell>
          <table:table-cell/>
          <table:table-cell office:value-type="string" calcext:value-type="string">
            <text:p>mandatory qualifier</text:p>
          </table:table-cell>
          <table:table-cell table:formula="of:=SUM([.B2:.B3])" office:value-type="float" office:value="11924" calcext:value-type="float">
            <text:p>11,924</text:p>
          </table:table-cell>
          <table:table-cell table:formula="of:=[.B21]" office:value-type="float" office:value="11681" calcext:value-type="float">
            <text:p>11,681</text:p>
          </table:table-cell>
          <table:table-cell table:formula="of:=SUM([.B27:.B29])" office:value-type="float" office:value="3709" calcext:value-type="float">
            <text:p>3,709</text:p>
          </table:table-cell>
          <table:table-cell table:formula="of:=SUM([.C2:.C3])" office:value-type="float" office:value="122943" calcext:value-type="float">
            <text:p>122,943</text:p>
          </table:table-cell>
          <table:table-cell table:formula="of:=[.C21]" office:value-type="float" office:value="119452" calcext:value-type="float">
            <text:p>119,452</text:p>
          </table:table-cell>
          <table:table-cell table:formula="of:=SUM([.C27:.C29])" office:value-type="float" office:value="38469" calcext:value-type="float">
            <text:p>38,469</text:p>
          </table:table-cell>
          <table:table-cell table:formula="of:=SUM([.D2:.D3])" office:value-type="float" office:value="1226842" calcext:value-type="float">
            <text:p>1,226,842</text:p>
          </table:table-cell>
          <table:table-cell table:formula="of:=[.D21]" office:value-type="float" office:value="1205881" calcext:value-type="float">
            <text:p>1,205,881</text:p>
          </table:table-cell>
          <table:table-cell table:formula="of:=SUM([.D27:.D29])" office:value-type="float" office:value="389206" calcext:value-type="float">
            <text:p>389,206</text:p>
          </table:table-cell>
        </table:table-row>
        <table:table-row table:style-name="ro1">
          <table:table-cell office:value-type="string" calcext:value-type="string">
            <text:p>symmetric</text:p>
          </table:table-cell>
          <table:table-cell office:value-type="float" office:value="165933" calcext:value-type="float">
            <text:p>165,933</text:p>
          </table:table-cell>
          <table:table-cell office:value-type="float" office:value="1709413" calcext:value-type="float">
            <text:p>1,709,413</text:p>
          </table:table-cell>
          <table:table-cell office:value-type="float" office:value="17002211" calcext:value-type="float">
            <text:p>17,002,211</text:p>
          </table:table-cell>
          <table:table-cell/>
          <table:table-cell office:value-type="string" calcext:value-type="string">
            <text:p>Single best value</text:p>
          </table:table-cell>
          <table:table-cell table:formula="of:=SUM([.B2:.B3])" office:value-type="float" office:value="11924" calcext:value-type="float">
            <text:p>11,924</text:p>
          </table:table-cell>
          <table:table-cell table:formula="of:=[.B22]" office:value-type="float" office:value="73771" calcext:value-type="float">
            <text:p>73,771</text:p>
          </table:table-cell>
          <table:table-cell table:formula="of:=SUM([.B27:.B29])" office:value-type="float" office:value="3709" calcext:value-type="float">
            <text:p>3,709</text:p>
          </table:table-cell>
          <table:table-cell table:formula="of:=SUM([.C2:.C3])" office:value-type="float" office:value="122943" calcext:value-type="float">
            <text:p>122,943</text:p>
          </table:table-cell>
          <table:table-cell table:formula="of:=[.C22]" office:value-type="float" office:value="764567" calcext:value-type="float">
            <text:p>764,567</text:p>
          </table:table-cell>
          <table:table-cell table:formula="of:=SUM([.C27:.C29])" office:value-type="float" office:value="38469" calcext:value-type="float">
            <text:p>38,469</text:p>
          </table:table-cell>
          <table:table-cell table:formula="of:=SUM([.D2:.D3])" office:value-type="float" office:value="1226842" calcext:value-type="float">
            <text:p>1,226,842</text:p>
          </table:table-cell>
          <table:table-cell table:formula="of:=[.D22]" office:value-type="float" office:value="7614215" calcext:value-type="float">
            <text:p>7,614,215</text:p>
          </table:table-cell>
          <table:table-cell table:formula="of:=SUM([.D27:.D29])" office:value-type="float" office:value="389206" calcext:value-type="float">
            <text:p>389,206</text:p>
          </table:table-cell>
        </table:table-row>
        <table:table-row table:style-name="ro1">
          <table:table-cell office:value-type="string" calcext:value-type="string">
            <text:p>multi-value</text:p>
          </table:table-cell>
          <table:table-cell office:value-type="float" office:value="58737" calcext:value-type="float">
            <text:p>58,737</text:p>
          </table:table-cell>
          <table:table-cell office:value-type="float" office:value="602952" calcext:value-type="float">
            <text:p>602,952</text:p>
          </table:table-cell>
          <table:table-cell office:value-type="float" office:value="6001202" calcext:value-type="float">
            <text:p>6,001,202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single value</text:p>
          </table:table-cell>
          <table:table-cell office:value-type="float" office:value="74045" calcext:value-type="float">
            <text:p>74,045</text:p>
          </table:table-cell>
          <table:table-cell office:value-type="float" office:value="764841" calcext:value-type="float">
            <text:p>764,841</text:p>
          </table:table-cell>
          <table:table-cell office:value-type="float" office:value="7614489" calcext:value-type="float">
            <text:p>7,614,489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mandatory qualifier</text:p>
          </table:table-cell>
          <table:table-cell office:value-type="float" office:value="11681" calcext:value-type="float">
            <text:p>11,681</text:p>
          </table:table-cell>
          <table:table-cell office:value-type="float" office:value="119452" calcext:value-type="float">
            <text:p>119,452</text:p>
          </table:table-cell>
          <table:table-cell office:value-type="float" office:value="1205881" calcext:value-type="float">
            <text:p>1,205,881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single best value</text:p>
          </table:table-cell>
          <table:table-cell office:value-type="float" office:value="73771" calcext:value-type="float">
            <text:p>73,771</text:p>
          </table:table-cell>
          <table:table-cell office:value-type="float" office:value="764567" calcext:value-type="float">
            <text:p>764,567</text:p>
          </table:table-cell>
          <table:table-cell office:value-type="float" office:value="7614215" calcext:value-type="float">
            <text:p>7,614,215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first</text:p>
          </table:table-cell>
          <table:table-cell office:value-type="float" office:value="955" calcext:value-type="float">
            <text:p>955</text:p>
          </table:table-cell>
          <table:table-cell office:value-type="float" office:value="9605" calcext:value-type="float">
            <text:p>9,605</text:p>
          </table:table-cell>
          <table:table-cell office:value-type="float" office:value="96064" calcext:value-type="float">
            <text:p>96,064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next</text:p>
          </table:table-cell>
          <table:table-cell office:value-type="float" office:value="9081" calcext:value-type="float">
            <text:p>9,081</text:p>
          </table:table-cell>
          <table:table-cell office:value-type="float" office:value="93475" calcext:value-type="float">
            <text:p>93,475</text:p>
          </table:table-cell>
          <table:table-cell office:value-type="float" office:value="929698" calcext:value-type="float">
            <text:p>929,698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955" calcext:value-type="float">
            <text:p>955</text:p>
          </table:table-cell>
          <table:table-cell office:value-type="float" office:value="9605" calcext:value-type="float">
            <text:p>9,605</text:p>
          </table:table-cell>
          <table:table-cell office:value-type="float" office:value="96064" calcext:value-type="float">
            <text:p>96,064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firstQualifier</text:p>
          </table:table-cell>
          <table:table-cell office:value-type="float" office:value="1821" calcext:value-type="float">
            <text:p>1,821</text:p>
          </table:table-cell>
          <table:table-cell office:value-type="float" office:value="18606" calcext:value-type="float">
            <text:p>18,606</text:p>
          </table:table-cell>
          <table:table-cell office:value-type="float" office:value="188126" calcext:value-type="float">
            <text:p>188,126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nextQualifier</text:p>
          </table:table-cell>
          <table:table-cell office:value-type="float" office:value="67" calcext:value-type="float">
            <text:p>67</text:p>
          </table:table-cell>
          <table:table-cell office:value-type="float" office:value="1257" calcext:value-type="float">
            <text:p>1,257</text:p>
          </table:table-cell>
          <table:table-cell office:value-type="float" office:value="12954" calcext:value-type="float">
            <text:p>12,954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lastQualifier</text:p>
          </table:table-cell>
          <table:table-cell office:value-type="float" office:value="1821" calcext:value-type="float">
            <text:p>1,821</text:p>
          </table:table-cell>
          <table:table-cell office:value-type="float" office:value="18606" calcext:value-type="float">
            <text:p>18,606</text:p>
          </table:table-cell>
          <table:table-cell office:value-type="float" office:value="188126" calcext:value-type="float">
            <text:p>188,126</text:p>
          </table:table-cell>
          <table:table-cell table:number-columns-repeated="2"/>
          <table:table-cell table:style-name="Default" table:number-columns-repeated="9"/>
        </table:table-row>
      </table:table>
      <table:named-expressions/>
      <table:database-ranges>
        <table:database-range table:name="__Anonymous_Sheet_DB__9" table:target-range-address="Sizes.F1:Sizes.O1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/00/0000</text:date>, <text:time style:data-style-name="N2" text:time-value="18:52:49.6989809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000" style:display-name="PageStyle_1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000" style:display-name="PageStyle_10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0000" style:display-name="PageStyle_100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00000" style:display-name="PageStyle_1000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untime" style:display-name="PageStyle_Runti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rivations" style:display-name="PageStyle_Deriv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untime_20_development" style:display-name="PageStyle_Runtime developme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9-18T14:43:39.013471334</dc:date>
    <meta:editing-duration>PT9H37M26S</meta:editing-duration>
    <meta:editing-cycles>42</meta:editing-cycles>
    <meta:document-statistic meta:table-count="10" meta:cell-count="1309" meta:object-count="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1000'.A2:'1000'.A18 '1000'.F1:'1000'.F18" chart:data-source-has-labels="both" svg:x="1.331cm" svg:y="0.18cm" svg:width="14.349cm" svg:height="8.64cm">
          <chartooo:coordinate-region svg:x="2.721cm" svg:y="0.18cm" svg:width="12.881cm" svg:height="5.217cm"/>
          <chart:axis chart:dimension="x" chart:name="primary-x" chart:style-name="ch3" chartooo:axis-type="auto">
            <chartooo:date-scale/>
            <chart:categories table:cell-range-address="'1000'.A2:'1000'.A18"/>
          </chart:axis>
          <chart:axis chart:dimension="y" chart:name="primary-y" chart:style-name="ch4">
            <chart:title svg:x="0.451cm" svg:y="6.687cm" chart:style-name="ch5">
              <text:p>Runtime materialization in ms</text:p>
            </chart:title>
            <chart:grid chart:style-name="ch6" chart:class="major"/>
          </chart:axis>
          <chart:series chart:style-name="ch7" chart:values-cell-range-address="'1000'.F2:'1000'.F18" chart:label-cell-address="'1000'.F1:'1000'.F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 materialization in ms</text:p>
                <draw:g>
                  <svg:desc>'1000'.F1:'1000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'.A2:'1000'.A18</svg:desc>
                </draw:g>
              </table:table-cell>
              <table:table-cell office:value-type="float" office:value="44">
                <text:p>44</text:p>
                <draw:g>
                  <svg:desc>'1000'.F2:'1000'.F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3503">
                <text:p>3503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25691">
                <text:p>25691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11767">
                <text:p>11767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 style:data-style-name="N3">
      <style:chart-properties chart:solid-type="cuboid"/>
      <style:graphic-properties draw:stroke="solid" svg:stroke-width="0.1cm" svg:stroke-color="#004586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85cm" xlink:href=".." xlink:type="simple" chart:class="chart:bar" chart:style-name="ch1">
        <chart:plot-area chart:style-name="ch2" table:cell-range-address="'1000'.A2:'1000'.A18 '1000'.C1:'1000'.C18" chart:data-source-has-labels="both" svg:x="0.394cm" svg:y="1.087cm" svg:width="15.285cm" svg:height="7.581cm">
          <chartooo:coordinate-region svg:x="1.677cm" svg:y="1.286cm" svg:width="14.002cm" svg:height="4.158cm"/>
          <chart:axis chart:dimension="x" chart:name="primary-x" chart:style-name="ch3" chartooo:axis-type="auto">
            <chartooo:date-scale/>
            <chart:categories table:cell-range-address="'1000'.A2:'1000'.A18"/>
          </chart:axis>
          <chart:axis chart:dimension="y" chart:name="primary-y" chart:style-name="ch4">
            <chart:title svg:x="0cm" svg:y="7.342cm" chart:style-name="ch5">
              <text:p>Number of constrained properties</text:p>
            </chart:title>
            <chart:grid chart:style-name="ch6" chart:class="major"/>
          </chart:axis>
          <chart:series chart:style-name="ch7" chart:values-cell-range-address="'1000'.C2:'1000'.C18" chart:label-cell-address="'1000'.C1:'1000'.C1" chart:class="chart:bar">
            <chart:data-point chart:repeated="4"/>
            <chart:data-point chart:style-name="ch8"/>
            <chart:data-point chart:style-name="ch9" chart:repeated="4"/>
            <chart:data-point chart:style-name="ch8"/>
            <chart:data-point chart:style-name="ch9" chart:repeated="4"/>
            <chart:data-point chart:style-name="ch8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traints</text:p>
                <draw:g>
                  <svg:desc>'1000'.C1:'100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'.A2:'1000'.A18</svg:desc>
                </draw:g>
              </table:table-cell>
              <table:table-cell office:value-type="float" office:value="1410">
                <text:p>1410</text:p>
                <draw:g>
                  <svg:desc>'1000'.C2:'1000'.C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stroke="solid" svg:stroke-width="0.1cm" svg:stroke-color="#004586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96cm" svg:y="0.185cm" style:legend-expansion="wide" chart:style-name="ch2"/>
        <chart:plot-area chart:style-name="ch3" table:cell-range-address="'1000'.A2:'1000'.A18 '1000'.I1:'1000'.J18" chart:data-source-has-labels="both" svg:x="1.331cm" svg:y="0.963cm" svg:width="14.349cm" svg:height="7.857cm">
          <chartooo:coordinate-region svg:x="2.614cm" svg:y="0.963cm" svg:width="13.066cm" svg:height="4.434cm"/>
          <chart:axis chart:dimension="x" chart:name="primary-x" chart:style-name="ch4" chartooo:axis-type="auto">
            <chartooo:date-scale/>
            <chart:categories table:cell-range-address="'1000'.A2:'1000'.A18"/>
          </chart:axis>
          <chart:axis chart:dimension="y" chart:name="primary-y" chart:style-name="ch5">
            <chart:title svg:x="0.451cm" svg:y="6.099cm" chart:style-name="ch6">
              <text:p>Number of rules</text:p>
            </chart:title>
            <chart:grid chart:style-name="ch7" chart:class="major"/>
          </chart:axis>
          <chart:series chart:style-name="ch8" chart:values-cell-range-address="'1000'.I2:'1000'.I18" chart:label-cell-address="'1000'.I1:'1000'.I1" chart:class="chart:bar">
            <chart:data-point chart:style-name="ch9"/>
            <chart:data-point chart:repeated="3"/>
            <chart:data-point chart:style-name="ch10"/>
            <chart:data-point chart:repeated="4"/>
            <chart:data-point chart:style-name="ch10"/>
            <chart:data-point chart:repeated="4"/>
            <chart:data-point chart:style-name="ch10"/>
            <chart:data-point chart:repeated="2"/>
          </chart:series>
          <chart:series chart:style-name="ch11" chart:values-cell-range-address="'1000'.J2:'1000'.J18" chart:label-cell-address="'1000'.J1:'1000'.J1" chart:class="chart:bar">
            <chart:data-point chart:repeated="4"/>
            <chart:data-point chart:style-name="ch10"/>
            <chart:data-point chart:repeated="4"/>
            <chart:data-point chart:style-name="ch10"/>
            <chart:data-point chart:repeated="4"/>
            <chart:data-point chart:style-name="ch10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les</text:p>
                <draw:g>
                  <svg:desc>'1000'.I1:'1000'.I1</svg:desc>
                </draw:g>
              </table:table-cell>
              <table:table-cell office:value-type="string">
                <text:p>Demand rules</text:p>
                <draw:g>
                  <svg:desc>'1000'.J1:'1000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'.A2:'1000'.A18</svg:desc>
                </draw:g>
              </table:table-cell>
              <table:table-cell office:value-type="float" office:value="2563">
                <text:p>2563</text:p>
                <draw:g>
                  <svg:desc>'1000'.I2:'1000'.I18</svg:desc>
                </draw:g>
              </table:table-cell>
              <table:table-cell office:value-type="float" office:value="0">
                <text:p>0</text:p>
                <draw:g>
                  <svg:desc>'1000'.J2:'1000'.J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1812">
                <text:p>1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3021">
                <text:p>3021</text:p>
              </table:table-cell>
              <table:table-cell office:value-type="float" office:value="3021">
                <text:p>3021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1095">
                <text:p>1095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312">
                <text:p>312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351">
                <text:p>351</text:p>
              </table:table-cell>
              <table:table-cell office:value-type="float" office:value="4416">
                <text:p>4416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15736">
                <text:p>15736</text:p>
              </table:table-cell>
              <table:table-cell office:value-type="float" office:value="13076">
                <text:p>13076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853">
                <text:p>853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580">
                <text:p>5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170">
                <text:p>1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80">
                <text:p>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12152">
                <text:p>12152</text:p>
              </table:table-cell>
              <table:table-cell office:value-type="float" office:value="12002">
                <text:p>12002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639">
                <text:p>639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568cm" svg:y="0.185cm" style:legend-expansion="wide" chart:style-name="ch2"/>
        <chart:plot-area chart:style-name="ch3" table:cell-range-address="Sizes.F2:Sizes.F18 Sizes.M2:Sizes.O18" chart:data-source-has-labels="both" svg:x="1.331cm" svg:y="0.963cm" svg:width="14.349cm" svg:height="7.857cm">
          <chartooo:coordinate-region svg:x="3.275cm" svg:y="0.963cm" svg:width="12.405cm" svg:height="4.433cm"/>
          <chart:axis chart:dimension="x" chart:name="primary-x" chart:style-name="ch4" chartooo:axis-type="auto">
            <chartooo:date-scale/>
            <chart:categories table:cell-range-address="Sizes.F2:Sizes.F18"/>
          </chart:axis>
          <chart:axis chart:dimension="y" chart:name="primary-y" chart:style-name="ch5">
            <chart:title svg:x="0.451cm" svg:y="6.073cm" chart:style-name="ch6">
              <text:p>Number of facts</text:p>
            </chart:title>
            <chart:grid chart:style-name="ch7" chart:class="major"/>
          </chart:axis>
          <chart:series chart:style-name="ch8" chart:values-cell-range-address="Sizes.M2:Sizes.M18" loext:label-string="base" chart:class="chart:bar">
            <chart:data-point chart:repeated="17"/>
          </chart:series>
          <chart:series chart:style-name="ch9" chart:values-cell-range-address="Sizes.N2:Sizes.N18" loext:label-string="inequality" chart:class="chart:bar">
            <chart:data-point chart:repeated="17"/>
          </chart:series>
          <chart:series chart:style-name="ch10" chart:values-cell-range-address="Sizes.O2:Sizes.O18" loext:label-string="require" chart:class="chart:ba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inequality</text:p>
              </table:table-cell>
              <table:table-cell office:value-type="string">
                <text:p>require</text:p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Sizes.F2:Sizes.F18</svg:desc>
                </draw:g>
              </table:table-cell>
              <table:table-cell office:value-type="float" office:value="3634935">
                <text:p>3634935</text:p>
                <draw:g>
                  <svg:desc>Sizes.M2:Sizes.M18</svg:desc>
                </draw:g>
              </table:table-cell>
              <table:table-cell office:value-type="float" office:value="0">
                <text:p>0</text:p>
                <draw:g>
                  <svg:desc>Sizes.N2:Sizes.N18</svg:desc>
                </draw:g>
              </table:table-cell>
              <table:table-cell office:value-type="float" office:value="0">
                <text:p>0</text:p>
                <draw:g>
                  <svg:desc>Sizes.O2:Sizes.O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1025762">
                <text:p>1025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1125762">
                <text:p>1125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3634935">
                <text:p>3634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3634935">
                <text:p>3634935</text:p>
              </table:table-cell>
              <table:table-cell office:value-type="float" office:value="7180282">
                <text:p>7180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3652165">
                <text:p>3652165</text:p>
              </table:table-cell>
              <table:table-cell office:value-type="float" office:value="51251">
                <text:p>51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1226842">
                <text:p>1226842</text:p>
              </table:table-cell>
              <table:table-cell office:value-type="float" office:value="1207464">
                <text:p>1207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3634935">
                <text:p>3634935</text:p>
              </table:table-cell>
              <table:table-cell office:value-type="float" office:value="19736460">
                <text:p>19736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1226842">
                <text:p>1226842</text:p>
              </table:table-cell>
              <table:table-cell office:value-type="float" office:value="433945">
                <text:p>433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1025762">
                <text:p>1025762</text:p>
              </table:table-cell>
              <table:table-cell office:value-type="float" office:value="10854590">
                <text:p>10854590</text:p>
              </table:table-cell>
              <table:table-cell office:value-type="float" office:value="1121826">
                <text:p>1121826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1025762">
                <text:p>1025762</text:p>
              </table:table-cell>
              <table:table-cell office:value-type="float" office:value="10848607">
                <text:p>10848607</text:p>
              </table:table-cell>
              <table:table-cell office:value-type="float" office:value="1121826">
                <text:p>1121826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1025762">
                <text:p>1025762</text:p>
              </table:table-cell>
              <table:table-cell office:value-type="float" office:value="12156381">
                <text:p>12156381</text:p>
              </table:table-cell>
              <table:table-cell office:value-type="float" office:value="1121826">
                <text:p>1121826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1025762">
                <text:p>1025762</text:p>
              </table:table-cell>
              <table:table-cell office:value-type="float" office:value="17002211">
                <text:p>17002211</text:p>
              </table:table-cell>
              <table:table-cell office:value-type="float" office:value="1121826">
                <text:p>1121826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1025762">
                <text:p>1025762</text:p>
              </table:table-cell>
              <table:table-cell office:value-type="float" office:value="6001202">
                <text:p>6001202</text:p>
              </table:table-cell>
              <table:table-cell office:value-type="float" office:value="1121826">
                <text:p>1121826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3634935">
                <text:p>3634935</text:p>
              </table:table-cell>
              <table:table-cell office:value-type="float" office:value="7614489">
                <text:p>7614489</text:p>
              </table:table-cell>
              <table:table-cell office:value-type="float" office:value="389206">
                <text:p>389206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1226842">
                <text:p>1226842</text:p>
              </table:table-cell>
              <table:table-cell office:value-type="float" office:value="1205881">
                <text:p>1205881</text:p>
              </table:table-cell>
              <table:table-cell office:value-type="float" office:value="389206">
                <text:p>389206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1226842">
                <text:p>1226842</text:p>
              </table:table-cell>
              <table:table-cell office:value-type="float" office:value="7614215">
                <text:p>7614215</text:p>
              </table:table-cell>
              <table:table-cell office:value-type="float" office:value="389206">
                <text:p>38920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10000'.A2:'10000'.A18 '10000'.D1:'10000'.D18" chart:data-source-has-labels="both" svg:x="0.32cm" svg:y="0.18cm" svg:width="15.36cm" svg:height="8.64cm">
          <chartooo:coordinate-region svg:x="1.418cm" svg:y="0.18cm" svg:width="14.262cm" svg:height="5.217cm"/>
          <chart:axis chart:dimension="x" chart:name="primary-x" chart:style-name="ch3" chartooo:axis-type="auto">
            <chartooo:date-scale/>
            <chart:categories table:cell-range-address="'10000'.A2:'10000'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10000'.D2:'10000'.D18" chart:label-cell-address="'10000'.D1:'10000'.D1" chart:class="chart:bar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olations</text:p>
                <draw:g>
                  <svg:desc>'10000'.D1:'10000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0'.A2:'10000'.A18</svg:desc>
                </draw:g>
              </table:table-cell>
              <table:table-cell office:value-type="float" office:value="642">
                <text:p>642</text:p>
                <draw:g>
                  <svg:desc>'10000'.D2:'10000'.D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1000'.A2:'1000'.A18 '1000'.D1:'1000'.D18" chart:data-source-has-labels="both" svg:x="0.32cm" svg:y="0.18cm" svg:width="15.36cm" svg:height="8.64cm">
          <chartooo:coordinate-region svg:x="1.127cm" svg:y="0.379cm" svg:width="14.553cm" svg:height="5.217cm"/>
          <chart:axis chart:dimension="x" chart:name="primary-x" chart:style-name="ch3" chartooo:axis-type="auto">
            <chartooo:date-scale/>
            <chart:categories table:cell-range-address="'1000'.A2:'1000'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1000'.D2:'1000'.D18" chart:label-cell-address="'1000'.D1:'1000'.D1" chart:class="chart:bar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olations</text:p>
                <draw:g>
                  <svg:desc>'1000'.D1:'1000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'.A2:'1000'.A18</svg:desc>
                </draw:g>
              </table:table-cell>
              <table:table-cell office:value-type="float" office:value="85">
                <text:p>85</text:p>
                <draw:g>
                  <svg:desc>'1000'.D2:'1000'.D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>
      <style:chart-properties chart:solid-type="cuboid"/>
      <style:graphic-properties draw:stroke="solid"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100000'.A2:'100000'.A18 '100000'.D1:'100000'.D18" chart:data-source-has-labels="both" svg:x="0.32cm" svg:y="0.18cm" svg:width="15.36cm" svg:height="8.64cm">
          <chartooo:coordinate-region svg:x="1.788cm" svg:y="0.18cm" svg:width="13.892cm" svg:height="5.217cm"/>
          <chart:axis chart:dimension="x" chart:name="primary-x" chart:style-name="ch3" chartooo:axis-type="auto">
            <chartooo:date-scale/>
            <chart:categories table:cell-range-address="'100000'.A2:'100000'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100000'.D2:'100000'.D18" chart:label-cell-address="'100000'.D1:'100000'.D1" chart:class="chart:bar">
            <chart:data-point chart:style-name="ch7"/>
            <chart:data-point chart:repeated="3"/>
            <chart:data-point chart:style-name="ch8"/>
            <chart:data-point chart:repeated="4"/>
            <chart:data-point chart:style-name="ch8"/>
            <chart:data-point chart:repeated="4"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olations</text:p>
                <draw:g>
                  <svg:desc>'100000'.D1:'100000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00'.A2:'100000'.A18</svg:desc>
                </draw:g>
              </table:table-cell>
              <table:table-cell office:value-type="float" office:value="7567">
                <text:p>7567</text:p>
                <draw:g>
                  <svg:desc>'100000'.D2:'100000'.D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6207">
                <text:p>6207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 style:data-style-name="N3">
      <style:chart-properties chart:solid-type="cuboid"/>
      <style:graphic-properties draw:stroke="solid" svg:stroke-width="0.1cm" svg:stroke-color="#004586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85cm" xlink:href=".." xlink:type="simple" chart:class="chart:bar" chart:style-name="ch1">
        <chart:plot-area chart:style-name="ch2" table:cell-range-address="'1000'.A2:'1000'.A18 '1000'.C1:'1000'.C18" chart:data-source-has-labels="both" svg:x="0.394cm" svg:y="1.087cm" svg:width="15.285cm" svg:height="7.581cm">
          <chartooo:coordinate-region svg:x="1.677cm" svg:y="1.286cm" svg:width="14.002cm" svg:height="4.158cm"/>
          <chart:axis chart:dimension="x" chart:name="primary-x" chart:style-name="ch3" chartooo:axis-type="auto">
            <chartooo:date-scale/>
            <chart:categories table:cell-range-address="'1000'.A2:'1000'.A18"/>
          </chart:axis>
          <chart:axis chart:dimension="y" chart:name="primary-y" chart:style-name="ch4">
            <chart:title svg:x="0cm" svg:y="7.342cm" chart:style-name="ch5">
              <text:p>Number of constrained properties</text:p>
            </chart:title>
            <chart:grid chart:style-name="ch6" chart:class="major"/>
          </chart:axis>
          <chart:series chart:style-name="ch7" chart:values-cell-range-address="'1000'.C2:'1000'.C18" chart:label-cell-address="'1000'.C1:'1000'.C1" chart:class="chart:bar">
            <chart:data-point chart:repeated="4"/>
            <chart:data-point chart:style-name="ch8"/>
            <chart:data-point chart:style-name="ch9" chart:repeated="4"/>
            <chart:data-point chart:style-name="ch8"/>
            <chart:data-point chart:style-name="ch9" chart:repeated="4"/>
            <chart:data-point chart:style-name="ch8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traints</text:p>
                <draw:g>
                  <svg:desc>'1000'.C1:'100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'.A2:'1000'.A18</svg:desc>
                </draw:g>
              </table:table-cell>
              <table:table-cell office:value-type="float" office:value="1410">
                <text:p>1410</text:p>
                <draw:g>
                  <svg:desc>'1000'.C2:'1000'.C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96cm" svg:y="0.185cm" style:legend-expansion="wide" chart:style-name="ch2"/>
        <chart:plot-area chart:style-name="ch3" table:cell-range-address="'1000'.A2:'1000'.A18 '1000'.I1:'1000'.J18" chart:data-source-has-labels="both" svg:x="1.331cm" svg:y="0.963cm" svg:width="14.349cm" svg:height="7.857cm">
          <chartooo:coordinate-region svg:x="2.614cm" svg:y="0.963cm" svg:width="13.066cm" svg:height="4.434cm"/>
          <chart:axis chart:dimension="x" chart:name="primary-x" chart:style-name="ch4" chartooo:axis-type="auto">
            <chartooo:date-scale/>
            <chart:categories table:cell-range-address="'1000'.A2:'1000'.A18"/>
          </chart:axis>
          <chart:axis chart:dimension="y" chart:name="primary-y" chart:style-name="ch5">
            <chart:title svg:x="0.451cm" svg:y="6.099cm" chart:style-name="ch6">
              <text:p>Number of rules</text:p>
            </chart:title>
            <chart:grid chart:style-name="ch7" chart:class="major"/>
          </chart:axis>
          <chart:series chart:style-name="ch8" chart:values-cell-range-address="'1000'.I2:'1000'.I18" chart:label-cell-address="'1000'.I1:'1000'.I1" chart:class="chart:bar">
            <chart:data-point chart:repeated="17"/>
          </chart:series>
          <chart:series chart:style-name="ch9" chart:values-cell-range-address="'1000'.J2:'1000'.J18" chart:label-cell-address="'1000'.J1:'1000'.J1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les</text:p>
                <draw:g>
                  <svg:desc>'1000'.I1:'1000'.I1</svg:desc>
                </draw:g>
              </table:table-cell>
              <table:table-cell office:value-type="string">
                <text:p>Demand rules</text:p>
                <draw:g>
                  <svg:desc>'1000'.J1:'1000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'.A2:'1000'.A18</svg:desc>
                </draw:g>
              </table:table-cell>
              <table:table-cell office:value-type="float" office:value="2563">
                <text:p>2563</text:p>
                <draw:g>
                  <svg:desc>'1000'.I2:'1000'.I18</svg:desc>
                </draw:g>
              </table:table-cell>
              <table:table-cell office:value-type="float" office:value="0">
                <text:p>0</text:p>
                <draw:g>
                  <svg:desc>'1000'.J2:'1000'.J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1812">
                <text:p>1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3021">
                <text:p>3021</text:p>
              </table:table-cell>
              <table:table-cell office:value-type="float" office:value="3021">
                <text:p>3021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1095">
                <text:p>1095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312">
                <text:p>312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351">
                <text:p>351</text:p>
              </table:table-cell>
              <table:table-cell office:value-type="float" office:value="4416">
                <text:p>4416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15736">
                <text:p>15736</text:p>
              </table:table-cell>
              <table:table-cell office:value-type="float" office:value="13076">
                <text:p>13076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853">
                <text:p>853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580">
                <text:p>5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170">
                <text:p>1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80">
                <text:p>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12152">
                <text:p>12152</text:p>
              </table:table-cell>
              <table:table-cell office:value-type="float" office:value="12002">
                <text:p>12002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639">
                <text:p>639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stroke="solid"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1000'.A6:'1000'.A18 '1000'.O6:'1000'.O18" chart:data-source-has-labels="column" svg:x="1.331cm" svg:y="0.18cm" svg:width="14.349cm" svg:height="8.64cm">
          <chartooo:coordinate-region svg:x="2.799cm" svg:y="0.18cm" svg:width="12.881cm" svg:height="5.217cm"/>
          <chart:axis chart:dimension="x" chart:name="primary-x" chart:style-name="ch3" chartooo:axis-type="auto">
            <chartooo:date-scale/>
            <chart:categories table:cell-range-address="'1000'.A6:'1000'.A18"/>
          </chart:axis>
          <chart:axis chart:dimension="y" chart:name="primary-y" chart:style-name="ch4">
            <chart:title svg:x="0.451cm" svg:y="6.899cm" chart:style-name="ch5">
              <text:p>Number of additional derivations</text:p>
            </chart:title>
            <chart:grid chart:style-name="ch6" chart:class="major"/>
          </chart:axis>
          <chart:series chart:style-name="ch7" chart:values-cell-range-address="'1000'.O6:'1000'.O18" chart:class="chart:bar">
            <chart:data-point chart:style-name="ch8"/>
            <chart:data-point chart:repeated="4"/>
            <chart:data-point chart:style-name="ch8"/>
            <chart:data-point chart:repeated="4"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Distinct values</text:p>
                <draw:g>
                  <svg:desc>'1000'.A6:'1000'.A18</svg:desc>
                </draw:g>
              </table:table-cell>
              <table:table-cell office:value-type="float" office:value="2274">
                <text:p>2274</text:p>
                <draw:g>
                  <svg:desc>'1000'.O6:'1000'.O18</svg:desc>
                </draw:g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7524">
                <text:p>7524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5112">
                <text:p>5112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21257">
                <text:p>21257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6972">
                <text:p>6972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6972">
                <text:p>6972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8110">
                <text:p>8110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5550">
                <text:p>555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stroke="solid"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1000'.A6:'1000'.A18 '1000'.O6:'1000'.O18" chart:data-source-has-labels="column" svg:x="1.331cm" svg:y="0.18cm" svg:width="14.349cm" svg:height="8.64cm">
          <chartooo:coordinate-region svg:x="2.799cm" svg:y="0.18cm" svg:width="12.881cm" svg:height="5.217cm"/>
          <chart:axis chart:dimension="x" chart:name="primary-x" chart:style-name="ch3" chartooo:axis-type="auto">
            <chartooo:date-scale/>
            <chart:categories table:cell-range-address="'1000'.A6:'1000'.A18"/>
          </chart:axis>
          <chart:axis chart:dimension="y" chart:name="primary-y" chart:style-name="ch4">
            <chart:title svg:x="0.451cm" svg:y="6.899cm" chart:style-name="ch5">
              <text:p>Number of additional derivations</text:p>
            </chart:title>
            <chart:grid chart:style-name="ch6" chart:class="major"/>
          </chart:axis>
          <chart:series chart:style-name="ch7" chart:values-cell-range-address="'1000'.O6:'1000'.O18" chart:class="chart:bar">
            <chart:data-point chart:style-name="ch8"/>
            <chart:data-point chart:repeated="4"/>
            <chart:data-point chart:style-name="ch8"/>
            <chart:data-point chart:repeated="4"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Distinct values</text:p>
                <draw:g>
                  <svg:desc>'1000'.A6:'1000'.A18</svg:desc>
                </draw:g>
              </table:table-cell>
              <table:table-cell office:value-type="float" office:value="2274">
                <text:p>2274</text:p>
                <draw:g>
                  <svg:desc>'1000'.O6:'1000'.O18</svg:desc>
                </draw:g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7524">
                <text:p>7524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5112">
                <text:p>5112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21257">
                <text:p>21257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6972">
                <text:p>6972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6972">
                <text:p>6972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8110">
                <text:p>8110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5550">
                <text:p>555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min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10000'.A2:'10000'.A18 '10000'.F1:'10000'.F18" chart:data-source-has-labels="both" svg:x="1.331cm" svg:y="0.18cm" svg:width="14.349cm" svg:height="8.64cm">
          <chartooo:coordinate-region svg:x="3.012cm" svg:y="0.18cm" svg:width="12.59cm" svg:height="5.216cm"/>
          <chart:axis chart:dimension="x" chart:name="primary-x" chart:style-name="ch3" chartooo:axis-type="auto">
            <chartooo:date-scale/>
            <chart:categories table:cell-range-address="'10000'.A2:'10000'.A18"/>
          </chart:axis>
          <chart:axis chart:dimension="y" chart:name="primary-y" chart:style-name="ch4">
            <chart:title svg:x="0.451cm" svg:y="6.687cm" chart:style-name="ch5">
              <text:p>Runtime materialization in ms</text:p>
            </chart:title>
            <chart:grid chart:style-name="ch6" chart:class="major"/>
          </chart:axis>
          <chart:series chart:style-name="ch7" chart:values-cell-range-address="'10000'.F2:'10000'.F18" chart:label-cell-address="'10000'.F1:'10000'.F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 materialization</text:p>
                <draw:g>
                  <svg:desc>'10000'.F1:'10000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0'.A2:'10000'.A18</svg:desc>
                </draw:g>
              </table:table-cell>
              <table:table-cell office:value-type="float" office:value="77">
                <text:p>77</text:p>
                <draw:g>
                  <svg:desc>'10000'.F2:'10000'.F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170659">
                <text:p>170659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9699">
                <text:p>9699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560876">
                <text:p>560876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560811">
                <text:p>560811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stroke="solid"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10000'.A6:'10000'.A18 '10000'.O6:'10000'.O18" chart:data-source-has-labels="column" svg:x="1.331cm" svg:y="0.18cm" svg:width="14.349cm" svg:height="8.64cm">
          <chartooo:coordinate-region svg:x="3.09cm" svg:y="0.18cm" svg:width="12.59cm" svg:height="5.217cm"/>
          <chart:axis chart:dimension="x" chart:name="primary-x" chart:style-name="ch3" chartooo:axis-type="auto">
            <chartooo:date-scale/>
            <chart:categories table:cell-range-address="'10000'.A6:'10000'.A18"/>
          </chart:axis>
          <chart:axis chart:dimension="y" chart:name="primary-y" chart:style-name="ch4">
            <chart:title svg:x="0.451cm" svg:y="6.899cm" chart:style-name="ch5">
              <text:p>Number of additional derivations</text:p>
            </chart:title>
            <chart:grid chart:style-name="ch6" chart:class="major"/>
          </chart:axis>
          <chart:series chart:style-name="ch7" chart:values-cell-range-address="'10000'.O6:'10000'.O18" chart:class="chart:bar">
            <chart:data-point chart:style-name="ch8"/>
            <chart:data-point chart:repeated="4"/>
            <chart:data-point chart:style-name="ch8"/>
            <chart:data-point chart:repeated="4"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Distinct values</text:p>
                <draw:g>
                  <svg:desc>'10000'.A6:'10000'.A18</svg:desc>
                </draw:g>
              </table:table-cell>
              <table:table-cell office:value-type="float" office:value="17405">
                <text:p>17405</text:p>
                <draw:g>
                  <svg:desc>'10000'.O6:'10000'.O18</svg:desc>
                </draw:g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6093">
                <text:p>6093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15001">
                <text:p>15001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7140">
                <text:p>7140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146716">
                <text:p>146716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8752">
                <text:p>8752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8742">
                <text:p>8742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30572">
                <text:p>30572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7310">
                <text:p>731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100000'.A6:'100000'.A18 '100000'.O6:'100000'.O18" chart:data-source-has-labels="column" svg:x="1.331cm" svg:y="0.18cm" svg:width="14.349cm" svg:height="8.64cm">
          <chartooo:coordinate-region svg:x="3.275cm" svg:y="0.18cm" svg:width="12.405cm" svg:height="5.217cm"/>
          <chart:axis chart:dimension="x" chart:name="primary-x" chart:style-name="ch3" chartooo:axis-type="auto">
            <chartooo:date-scale/>
            <chart:categories table:cell-range-address="'100000'.A6:'100000'.A18"/>
          </chart:axis>
          <chart:axis chart:dimension="y" chart:name="primary-y" chart:style-name="ch4">
            <chart:title svg:x="0.451cm" svg:y="6.899cm" chart:style-name="ch5">
              <text:p>Number of additional derivations</text:p>
            </chart:title>
            <chart:grid chart:style-name="ch6" chart:class="major"/>
          </chart:axis>
          <chart:series chart:style-name="ch7" chart:values-cell-range-address="'100000'.O6:'100000'.O18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Distinct values</text:p>
                <draw:g>
                  <svg:desc>'100000'.A6:'100000'.A18</svg:desc>
                </draw:g>
              </table:table-cell>
              <table:table-cell office:value-type="float" office:value="166015">
                <text:p>166015</text:p>
                <draw:g>
                  <svg:desc>'100000'.O6:'100000'.O18</svg:desc>
                </draw:g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7724">
                <text:p>7724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13041">
                <text:p>13041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28254">
                <text:p>28254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1265537">
                <text:p>1265537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11440">
                <text:p>11440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9262">
                <text:p>9262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234566">
                <text:p>234566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8372">
                <text:p>837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minimum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draw:stroke="solid" svg:stroke-width="0.1cm"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100000 cut rules'.A2:'100000 cut rules'.A18 '100000 cut rules'.F1:'100000 cut rules'.F18" chart:data-source-has-labels="both" svg:x="1.331cm" svg:y="0.18cm" svg:width="14.349cm" svg:height="8.64cm">
          <chartooo:coordinate-region svg:x="3.197cm" svg:y="0.18cm" svg:width="12.405cm" svg:height="5.217cm"/>
          <chart:axis chart:dimension="x" chart:name="primary-x" chart:style-name="ch3" chartooo:axis-type="auto">
            <chartooo:date-scale/>
            <chart:categories table:cell-range-address="'100000 cut rules'.A2:'100000 cut rules'.A18"/>
          </chart:axis>
          <chart:axis chart:dimension="y" chart:name="primary-y" chart:style-name="ch4">
            <chart:title svg:x="0.451cm" svg:y="6.687cm" chart:style-name="ch5">
              <text:p>Runtime materialization in ms</text:p>
            </chart:title>
            <chart:grid chart:style-name="ch6" chart:class="major"/>
          </chart:axis>
          <chart:series chart:style-name="ch7" chart:values-cell-range-address="'100000 cut rules'.F2:'100000 cut rules'.F18" chart:label-cell-address="'100000 cut rules'.F1:'100000 cut rules'.F1" chart:class="chart:bar">
            <chart:data-point chart:repeated="2"/>
            <chart:data-point chart:style-name="ch8" chart:repeated="2"/>
            <chart:data-point chart:style-name="ch9"/>
            <chart:data-point chart:style-name="ch8" chart:repeated="4"/>
            <chart:data-point chart:style-name="ch9"/>
            <chart:data-point chart:style-name="ch8" chart:repeated="4"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 materialization</text:p>
                <draw:g>
                  <svg:desc>'100000 cut rules'.F1:'100000 cut rule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00 cut rules'.A2:'100000 cut rules'.A18</svg:desc>
                </draw:g>
              </table:table-cell>
              <table:table-cell office:value-type="float" office:value="684">
                <text:p>684</text:p>
                <draw:g>
                  <svg:desc>'100000 cut rules'.F2:'100000 cut rules'.F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7769">
                <text:p>7769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4363485">
                <text:p>4363485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19066">
                <text:p>19066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50401">
                <text:p>50401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43377">
                <text:p>43377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12549">
                <text:p>12549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53107">
                <text:p>53107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53107">
                <text:p>53107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2942">
                <text:p>2942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672">
                <text:p>67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stroke="solid"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100000 cut rules'.A6:'100000 cut rules'.A18 '100000 cut rules'.O6:'100000 cut rules'.O18" chart:data-source-has-labels="column" svg:x="1.331cm" svg:y="0.18cm" svg:width="14.349cm" svg:height="8.64cm">
          <chartooo:coordinate-region svg:x="3.09cm" svg:y="0.18cm" svg:width="12.59cm" svg:height="5.217cm"/>
          <chart:axis chart:dimension="x" chart:name="primary-x" chart:style-name="ch3" chartooo:axis-type="auto">
            <chartooo:date-scale/>
            <chart:categories table:cell-range-address="'100000 cut rules'.A6:'100000 cut rules'.A18"/>
          </chart:axis>
          <chart:axis chart:dimension="y" chart:name="primary-y" chart:style-name="ch4">
            <chart:title svg:x="0.451cm" svg:y="6.899cm" chart:style-name="ch5">
              <text:p>Number of additional derivations</text:p>
            </chart:title>
            <chart:grid chart:style-name="ch6" chart:class="major"/>
          </chart:axis>
          <chart:series chart:style-name="ch7" chart:values-cell-range-address="'100000 cut rules'.O6:'100000 cut rules'.O18" chart:class="chart:bar">
            <chart:data-point chart:style-name="ch8"/>
            <chart:data-point chart:repeated="4"/>
            <chart:data-point chart:style-name="ch8"/>
            <chart:data-point chart:repeated="4"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Distinct values</text:p>
                <draw:g>
                  <svg:desc>'100000 cut rules'.A6:'100000 cut rules'.A18</svg:desc>
                </draw:g>
              </table:table-cell>
              <table:table-cell office:value-type="float" office:value="166051">
                <text:p>166051</text:p>
                <draw:g>
                  <svg:desc>'100000 cut rules'.O6:'100000 cut rules'.O18</svg:desc>
                </draw:g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7748">
                <text:p>7748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13213">
                <text:p>13213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28257">
                <text:p>28257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11440">
                <text:p>11440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9262">
                <text:p>9262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8372">
                <text:p>837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minimum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draw:stroke="solid" svg:stroke-width="0.1cm"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100000'.A2:'100000'.A18 '100000'.F1:'100000'.F18" chart:data-source-has-labels="both" svg:x="1.331cm" svg:y="0.18cm" svg:width="14.349cm" svg:height="8.64cm">
          <chartooo:coordinate-region svg:x="3.383cm" svg:y="0.18cm" svg:width="12.219cm" svg:height="5.217cm"/>
          <chart:axis chart:dimension="x" chart:name="primary-x" chart:style-name="ch3" chartooo:axis-type="auto">
            <chartooo:date-scale/>
            <chart:categories table:cell-range-address="'100000'.A2:'100000'.A18"/>
          </chart:axis>
          <chart:axis chart:dimension="y" chart:name="primary-y" chart:style-name="ch4">
            <chart:title svg:x="0.451cm" svg:y="6.687cm" chart:style-name="ch5">
              <text:p>Runtime materialization in ms</text:p>
            </chart:title>
            <chart:grid chart:style-name="ch6" chart:class="major"/>
          </chart:axis>
          <chart:series chart:style-name="ch7" chart:values-cell-range-address="'100000'.F2:'100000'.F18" chart:label-cell-address="'100000'.F1:'100000'.F1" chart:class="chart:bar">
            <chart:data-point chart:repeated="2"/>
            <chart:data-point chart:style-name="ch8" chart:repeated="2"/>
            <chart:data-point chart:style-name="ch9"/>
            <chart:data-point chart:style-name="ch8" chart:repeated="4"/>
            <chart:data-point chart:style-name="ch9"/>
            <chart:data-point chart:style-name="ch8" chart:repeated="4"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 materialization</text:p>
                <draw:g>
                  <svg:desc>'100000'.F1:'100000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00'.A2:'100000'.A18</svg:desc>
                </draw:g>
              </table:table-cell>
              <table:table-cell office:value-type="float" office:value="671">
                <text:p>671</text:p>
                <draw:g>
                  <svg:desc>'100000'.F2:'100000'.F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7896">
                <text:p>7896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4391053">
                <text:p>4391053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18620">
                <text:p>18620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50329">
                <text:p>50329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8559385">
                <text:p>8559385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43647">
                <text:p>43647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3786">
                <text:p>3786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12424">
                <text:p>12424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52085">
                <text:p>52085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15204180">
                <text:p>15204180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2937">
                <text:p>2937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684">
                <text:p>6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true" chart:minimum="1000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2.396cm" svg:y="0.185cm" style:legend-expansion="wide" chart:style-name="ch2"/>
        <chart:plot-area chart:style-name="ch3" table:cell-range-address="Development.A1:Development.E4" chart:data-source-has-labels="both" svg:x="1.331cm" svg:y="0.963cm" svg:width="14.349cm" svg:height="7.857cm">
          <chartooo:coordinate-region svg:x="2.799cm" svg:y="1.163cm" svg:width="11.463cm" svg:height="7.011cm"/>
          <chart:axis chart:dimension="x" chart:name="primary-x" chart:style-name="ch4" chartooo:axis-type="auto">
            <chartooo:date-scale/>
            <chart:categories table:cell-range-address="Development.B1:Development.E1"/>
          </chart:axis>
          <chart:axis chart:dimension="y" chart:name="primary-y" chart:style-name="ch5">
            <chart:title svg:x="0.451cm" svg:y="7.078cm" chart:style-name="ch6">
              <text:p>Runtime materialization in ms</text:p>
            </chart:title>
            <chart:grid chart:style-name="ch7" chart:class="major"/>
          </chart:axis>
          <chart:series chart:style-name="ch8" chart:values-cell-range-address="Development.B2:Development.E2" chart:label-cell-address="Development.A2:Development.A2" chart:class="chart:line">
            <chart:data-point chart:repeated="4"/>
          </chart:series>
          <chart:series chart:style-name="ch9" chart:values-cell-range-address="Development.B3:Development.E3" chart:label-cell-address="Development.A3:Development.A3" chart:class="chart:line">
            <chart:data-point chart:repeated="4"/>
          </chart:series>
          <chart:series chart:style-name="ch10" chart:values-cell-range-address="Development.B4:Development.E4" chart:label-cell-address="Development.A4:Development.A4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Development.B1:Development.E1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Distinct values</text:p>
                <draw:g>
                  <svg:desc>Development.A2:Development.A2</svg:desc>
                </draw:g>
              </table:table-cell>
              <table:table-cell office:value-type="float" office:value="6622">
                <text:p>6622</text:p>
                <draw:g>
                  <svg:desc>Development.B2:Development.E2</svg:desc>
                </draw:g>
              </table:table-cell>
              <table:table-cell office:value-type="float" office:value="170659">
                <text:p>170659</text:p>
              </table:table-cell>
              <table:table-cell office:value-type="float" office:value="4391053">
                <text:p>4391053</text:p>
              </table:table-cell>
              <table:table-cell office:value-type="float" office:value="81901108">
                <text:p>81901108</text:p>
              </table:table-cell>
            </table:table-row>
            <table:table-row>
              <table:table-cell office:value-type="string">
                <text:p>Item requires statement</text:p>
                <draw:g>
                  <svg:desc>Development.A3:Development.A3</svg:desc>
                </draw:g>
              </table:table-cell>
              <table:table-cell office:value-type="float" office:value="25691">
                <text:p>25691</text:p>
                <draw:g>
                  <svg:desc>Development.B3:Development.E3</svg:desc>
                </draw:g>
              </table:table-cell>
              <table:table-cell office:value-type="float" office:value="560876">
                <text:p>560876</text:p>
              </table:table-cell>
              <table:table-cell office:value-type="float" office:value="8559385">
                <text:p>8559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ngle value</text:p>
                <draw:g>
                  <svg:desc>Development.A4:Development.A4</svg:desc>
                </draw:g>
              </table:table-cell>
              <table:table-cell office:value-type="float" office:value="11767">
                <text:p>11767</text:p>
                <draw:g>
                  <svg:desc>Development.B4:Development.E4</svg:desc>
                </draw:g>
              </table:table-cell>
              <table:table-cell office:value-type="float" office:value="560811">
                <text:p>560811</text:p>
              </table:table-cell>
              <table:table-cell office:value-type="float" office:value="15204180">
                <text:p>1520418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 style:data-style-name="N3">
      <style:chart-properties chart:solid-type="cuboid"/>
      <style:graphic-properties draw:stroke="solid" svg:stroke-width="0.1cm" svg:stroke-color="#004586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85cm" xlink:href=".." xlink:type="simple" chart:class="chart:bar" chart:style-name="ch1">
        <chart:plot-area chart:style-name="ch2" table:cell-range-address="'1000'.A2:'1000'.A18 '1000'.C1:'1000'.C18" chart:data-source-has-labels="both" svg:x="0.394cm" svg:y="1.087cm" svg:width="15.285cm" svg:height="7.581cm">
          <chartooo:coordinate-region svg:x="1.677cm" svg:y="1.286cm" svg:width="14.002cm" svg:height="4.158cm"/>
          <chart:axis chart:dimension="x" chart:name="primary-x" chart:style-name="ch3" chartooo:axis-type="auto">
            <chartooo:date-scale/>
            <chart:categories table:cell-range-address="'1000'.A2:'1000'.A18"/>
          </chart:axis>
          <chart:axis chart:dimension="y" chart:name="primary-y" chart:style-name="ch4">
            <chart:title svg:x="0cm" svg:y="7.342cm" chart:style-name="ch5">
              <text:p>Number of constrained properties</text:p>
            </chart:title>
            <chart:grid chart:style-name="ch6" chart:class="major"/>
          </chart:axis>
          <chart:series chart:style-name="ch7" chart:values-cell-range-address="'1000'.C2:'1000'.C18" chart:label-cell-address="'1000'.C1:'1000'.C1" chart:class="chart:bar">
            <chart:data-point chart:repeated="4"/>
            <chart:data-point chart:style-name="ch8"/>
            <chart:data-point chart:style-name="ch9" chart:repeated="4"/>
            <chart:data-point chart:style-name="ch8"/>
            <chart:data-point chart:style-name="ch9" chart:repeated="4"/>
            <chart:data-point chart:style-name="ch8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traints</text:p>
                <draw:g>
                  <svg:desc>'1000'.C1:'100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'.A2:'1000'.A18</svg:desc>
                </draw:g>
              </table:table-cell>
              <table:table-cell office:value-type="float" office:value="1410">
                <text:p>1410</text:p>
                <draw:g>
                  <svg:desc>'1000'.C2:'1000'.C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stroke="solid" svg:stroke-width="0.1cm" svg:stroke-color="#004586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96cm" svg:y="0.185cm" style:legend-expansion="wide" chart:style-name="ch2"/>
        <chart:plot-area chart:style-name="ch3" table:cell-range-address="'1000'.A2:'1000'.A18 '1000'.I1:'1000'.J18" chart:data-source-has-labels="both" svg:x="1.331cm" svg:y="0.963cm" svg:width="14.349cm" svg:height="7.857cm">
          <chartooo:coordinate-region svg:x="2.614cm" svg:y="0.963cm" svg:width="13.066cm" svg:height="4.434cm"/>
          <chart:axis chart:dimension="x" chart:name="primary-x" chart:style-name="ch4" chartooo:axis-type="auto">
            <chartooo:date-scale/>
            <chart:categories table:cell-range-address="'1000'.A2:'1000'.A18"/>
          </chart:axis>
          <chart:axis chart:dimension="y" chart:name="primary-y" chart:style-name="ch5">
            <chart:title svg:x="0.451cm" svg:y="6.099cm" chart:style-name="ch6">
              <text:p>Number of rules</text:p>
            </chart:title>
            <chart:grid chart:style-name="ch7" chart:class="major"/>
          </chart:axis>
          <chart:series chart:style-name="ch8" chart:values-cell-range-address="'1000'.I2:'1000'.I18" chart:label-cell-address="'1000'.I1:'1000'.I1" chart:class="chart:bar">
            <chart:data-point chart:style-name="ch9"/>
            <chart:data-point chart:repeated="3"/>
            <chart:data-point chart:style-name="ch10"/>
            <chart:data-point chart:repeated="4"/>
            <chart:data-point chart:style-name="ch10"/>
            <chart:data-point chart:repeated="4"/>
            <chart:data-point chart:style-name="ch10"/>
            <chart:data-point chart:repeated="2"/>
          </chart:series>
          <chart:series chart:style-name="ch11" chart:values-cell-range-address="'1000'.J2:'1000'.J18" chart:label-cell-address="'1000'.J1:'1000'.J1" chart:class="chart:bar">
            <chart:data-point chart:repeated="4"/>
            <chart:data-point chart:style-name="ch10"/>
            <chart:data-point chart:repeated="4"/>
            <chart:data-point chart:style-name="ch10"/>
            <chart:data-point chart:repeated="4"/>
            <chart:data-point chart:style-name="ch10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les</text:p>
                <draw:g>
                  <svg:desc>'1000'.I1:'1000'.I1</svg:desc>
                </draw:g>
              </table:table-cell>
              <table:table-cell office:value-type="string">
                <text:p>Demand rules</text:p>
                <draw:g>
                  <svg:desc>'1000'.J1:'1000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'.A2:'1000'.A18</svg:desc>
                </draw:g>
              </table:table-cell>
              <table:table-cell office:value-type="float" office:value="2563">
                <text:p>2563</text:p>
                <draw:g>
                  <svg:desc>'1000'.I2:'1000'.I18</svg:desc>
                </draw:g>
              </table:table-cell>
              <table:table-cell office:value-type="float" office:value="0">
                <text:p>0</text:p>
                <draw:g>
                  <svg:desc>'1000'.J2:'1000'.J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1812">
                <text:p>1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3021">
                <text:p>3021</text:p>
              </table:table-cell>
              <table:table-cell office:value-type="float" office:value="3021">
                <text:p>3021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1095">
                <text:p>1095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312">
                <text:p>312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351">
                <text:p>351</text:p>
              </table:table-cell>
              <table:table-cell office:value-type="float" office:value="4416">
                <text:p>4416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15736">
                <text:p>15736</text:p>
              </table:table-cell>
              <table:table-cell office:value-type="float" office:value="13076">
                <text:p>13076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853">
                <text:p>853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580">
                <text:p>5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170">
                <text:p>1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80">
                <text:p>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12152">
                <text:p>12152</text:p>
              </table:table-cell>
              <table:table-cell office:value-type="float" office:value="12002">
                <text:p>12002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639">
                <text:p>639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1000'.A2:'1000'.A18 '1000'.H1:'1000'.H18" chart:data-source-has-labels="both" svg:x="1.331cm" svg:y="0.18cm" svg:width="14.349cm" svg:height="8.64cm">
          <chartooo:coordinate-region svg:x="2.721cm" svg:y="0.18cm" svg:width="12.881cm" svg:height="5.217cm"/>
          <chart:axis chart:dimension="x" chart:name="primary-x" chart:style-name="ch3" chartooo:axis-type="auto">
            <chartooo:date-scale/>
            <chart:categories table:cell-range-address="'1000'.A2:'1000'.A18"/>
          </chart:axis>
          <chart:axis chart:dimension="y" chart:name="primary-y" chart:style-name="ch4">
            <chart:title svg:x="0.451cm" svg:y="6.145cm" chart:style-name="ch5">
              <text:p>Number of derivations</text:p>
            </chart:title>
            <chart:grid chart:style-name="ch6" chart:class="major"/>
          </chart:axis>
          <chart:series chart:style-name="ch7" chart:values-cell-range-address="'1000'.H2:'1000'.H18" chart:label-cell-address="'1000'.H1:'1000'.H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rivations</text:p>
                <draw:g>
                  <svg:desc>'1000'.H1:'1000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'.A2:'1000'.A18</svg:desc>
                </draw:g>
              </table:table-cell>
              <table:table-cell office:value-type="float" office:value="85">
                <text:p>85</text:p>
                <draw:g>
                  <svg:desc>'1000'.H2:'1000'.H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7524">
                <text:p>7524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5112">
                <text:p>5112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21327">
                <text:p>21327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6972">
                <text:p>6972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6972">
                <text:p>6972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8117">
                <text:p>8117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5550">
                <text:p>555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100000'.A2:'100000'.A18 '100000'.H1:'100000'.H18" chart:data-source-has-labels="both" svg:x="1.331cm" svg:y="0.18cm" svg:width="14.349cm" svg:height="8.64cm">
          <chartooo:coordinate-region svg:x="3.197cm" svg:y="0.18cm" svg:width="12.405cm" svg:height="5.217cm"/>
          <chart:axis chart:dimension="x" chart:name="primary-x" chart:style-name="ch3" chartooo:axis-type="auto">
            <chartooo:date-scale/>
            <chart:categories table:cell-range-address="'100000'.A2:'100000'.A18"/>
          </chart:axis>
          <chart:axis chart:dimension="y" chart:name="primary-y" chart:style-name="ch4">
            <chart:title svg:x="0.451cm" svg:y="6.145cm" chart:style-name="ch5">
              <text:p>Number of derivations</text:p>
            </chart:title>
            <chart:grid chart:style-name="ch6" chart:class="major"/>
          </chart:axis>
          <chart:series chart:style-name="ch7" chart:values-cell-range-address="'100000'.H2:'100000'.H18" chart:label-cell-address="'100000'.H1:'100000'.H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rivations</text:p>
                <draw:g>
                  <svg:desc>'100000'.H1:'100000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00'.A2:'100000'.A18</svg:desc>
                </draw:g>
              </table:table-cell>
              <table:table-cell office:value-type="float" office:value="7567">
                <text:p>7567</text:p>
                <draw:g>
                  <svg:desc>'100000'.H2:'100000'.H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166111">
                <text:p>166111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17969">
                <text:p>17969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13405">
                <text:p>13405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28262">
                <text:p>28262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1271744">
                <text:p>1271744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11443">
                <text:p>11443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9262">
                <text:p>9262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235396">
                <text:p>235396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8372">
                <text:p>83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10000'.A2:'10000'.A18 '10000'.H1:'10000'.H18" chart:data-source-has-labels="both" svg:x="1.331cm" svg:y="0.18cm" svg:width="14.349cm" svg:height="8.64cm">
          <chartooo:coordinate-region svg:x="3.012cm" svg:y="0.18cm" svg:width="12.59cm" svg:height="5.217cm"/>
          <chart:axis chart:dimension="x" chart:name="primary-x" chart:style-name="ch3" chartooo:axis-type="auto">
            <chartooo:date-scale/>
            <chart:categories table:cell-range-address="'10000'.A2:'10000'.A18"/>
          </chart:axis>
          <chart:axis chart:dimension="y" chart:name="primary-y" chart:style-name="ch4">
            <chart:title svg:x="0.451cm" svg:y="6.145cm" chart:style-name="ch5">
              <text:p>Number of derivations</text:p>
            </chart:title>
            <chart:grid chart:style-name="ch6" chart:class="major"/>
          </chart:axis>
          <chart:series chart:style-name="ch7" chart:values-cell-range-address="'10000'.H2:'10000'.H18" chart:label-cell-address="'10000'.H1:'10000'.H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rivations</text:p>
                <draw:g>
                  <svg:desc>'10000'.H1:'10000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'10000'.A2:'10000'.A18</svg:desc>
                </draw:g>
              </table:table-cell>
              <table:table-cell office:value-type="float" office:value="642">
                <text:p>642</text:p>
                <draw:g>
                  <svg:desc>'10000'.H2:'10000'.H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17417">
                <text:p>17417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15004">
                <text:p>15004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7140">
                <text:p>7140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147359">
                <text:p>147359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8752">
                <text:p>8752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8742">
                <text:p>8742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30639">
                <text:p>30639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7310">
                <text:p>731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